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79.31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548.56pt"/>
    </style:style>
    <style:style style:name="co3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87.14pt"/>
    </style:style>
    <style:style style:name="co10" style:family="table-column">
      <style:table-column-properties fo:break-before="auto" style:column-width="78.35pt"/>
    </style:style>
    <style:style style:name="co11" style:family="table-column">
      <style:table-column-properties fo:break-before="auto" style:column-width="96.55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76pt"/>
    </style:style>
    <style:style style:name="co14" style:family="table-column">
      <style:table-column-properties fo:break-before="auto" style:column-width="76.96pt"/>
    </style:style>
    <style:style style:name="co15" style:family="table-column">
      <style:table-column-properties fo:break-before="auto" style:column-width="112.2pt"/>
    </style:style>
    <style:style style:name="co16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74.61pt"/>
    </style:style>
    <style:style style:name="co17" style:family="table-column">
      <style:table-column-properties fo:break-before="auto" style:column-width="122.4pt"/>
    </style:style>
    <style:style style:name="co5" style:family="table-column">
      <style:table-column-properties fo:break-before="auto" style:column-width="73.81pt"/>
    </style:style>
    <style:style style:name="co18" style:family="table-column">
      <style:table-column-properties fo:break-before="auto" style:column-width="96.35pt"/>
    </style:style>
    <style:style style:name="co19" style:family="table-column">
      <style:table-column-properties fo:break-before="auto" style:column-width="72.85pt"/>
    </style:style>
    <style:style style:name="co20" style:family="table-column">
      <style:table-column-properties fo:break-before="auto" style:column-width="85.55pt"/>
    </style:style>
    <style:style style:name="co24" style:family="table-column">
      <style:table-column-properties fo:break-before="auto" style:column-width="7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1" style:family="table-cell" style:parent-style-name="Default" style:data-style-name="N2"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2">
      <style:text-properties style:text-position="" style:font-name="Liberation Sans" style:font-name-asian="Droid Sans Fallback" style:font-name-complex="Droid Sans Devanagari"/>
    </style:style>
    <style:style style:name="ce11" style:family="table-cell" style:parent-style-name="Default" style:data-style-name="N1">
      <style:text-properties style:text-position="" style:font-name="Liberation Sans" style:font-name-asian="Droid Sans Fallback" style:font-name-complex="Droid Sans Devanagari"/>
    </style:style>
    <style:style style:name="ce12" style:family="table-cell" style:parent-style-name="Default">
      <style:text-properties style:text-position="" style:font-name="Liberation Sans" style:font-name-asian="Droid Sans Fallback" style:font-name-complex="Droid Sans Devanagari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128"/>
    <style:style style:name="ce17" style:family="table-cell" style:parent-style-name="Default" style:data-style-name="N60"/>
    <style:style style:name="ce18" style:family="table-cell" style:parent-style-name="Default" style:data-style-name="N122"/>
    <style:style style:name="ce19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61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2">
      <style:text-properties style:font-name="Liberation Sans" style:font-name-asian="Droid Sans Fallback" style:font-name-complex="Droid Sans Devanagari"/>
    </style:style>
    <style:style style:name="ce24" style:family="table-cell" style:parent-style-name="Default" style:data-style-name="N1">
      <style:text-properties style:font-name="Liberation Sans" style:font-name-asian="Droid Sans Fallback" style:font-name-complex="Droid Sans Devanagari"/>
    </style:style>
    <style:style style:name="ce25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/>
      <table:table table:name="Planilha3" table:style-name="ta1">
        <table:table-column table:style-name="co24" table:default-cell-style-name="Default"/>
        <table:table-column table:style-name="co2" table:default-cell-style-name="Default"/>
        <table:table-column table:style-name="co3" table:number-columns-repeated="4" table:default-cell-style-name="ce14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ce15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.</text:p>
          </table:table-cell>
          <table:table-cell office:value-type="string" calcext:value-type="string">
            <text:p>Estratégia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édia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Pr.</text:p>
          </table:table-cell>
          <table:table-cell office:value-type="string" calcext:value-type="string">
            <text:p>Estratégia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édia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224.996" calcext:value-type="float">
            <text:p>225.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MDquad1[10]</text:p>
          </table:table-cell>
          <table:table-cell office:value-type="string" calcext:value-type="string">
            <text:p>DE+LEMKE</text:p>
          </table:table-cell>
          <table:table-cell office:value-type="float" office:value="1.46532E-038" calcext:value-type="float">
            <text:p>0.00</text:p>
          </table:table-cell>
          <table:table-cell office:value-type="float" office:value="3.096351382E-036" calcext:value-type="float">
            <text:p>0.00</text:p>
          </table:table-cell>
          <table:table-cell office:value-type="float" office:value="1.21116E-036" calcext:value-type="float">
            <text:p>0.00</text:p>
          </table:table-cell>
          <table:table-cell office:value-type="float" office:value="1.94495E-03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224.997" calcext:value-type="float">
            <text:p>225.00</text:p>
          </table:table-cell>
          <table:table-cell office:value-type="float" office:value="225.00124" calcext:value-type="float">
            <text:p>225.00</text:p>
          </table:table-cell>
          <table:table-cell office:value-type="float" office:value="225.001" calcext:value-type="float">
            <text:p>225.00</text:p>
          </table:table-cell>
          <table:table-cell office:value-type="float" office:value="225.009" calcext:value-type="float">
            <text:p>225.01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0484457" calcext:value-type="float">
            <text:p>0.00</text:p>
          </table:table-cell>
          <table:table-cell office:value-type="float" office:value="0.00000163938452" calcext:value-type="float">
            <text:p>0.00</text:p>
          </table:table-cell>
          <table:table-cell office:value-type="float" office:value="0.000001491845" calcext:value-type="float">
            <text:p>0.00</text:p>
          </table:table-cell>
          <table:table-cell office:value-type="float" office:value="0.0000046448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224.934" calcext:value-type="float">
            <text:p>224.93</text:p>
          </table:table-cell>
          <table:table-cell table:style-name="ce15" office:value-type="float" office:value="224.96094" calcext:value-type="float">
            <text:p>224.96</text:p>
          </table:table-cell>
          <table:table-cell table:style-name="ce15" office:value-type="float" office:value="224.9635" calcext:value-type="float">
            <text:p>224.96</text:p>
          </table:table-cell>
          <table:table-cell table:style-name="ce15" office:value-type="float" office:value="224.976" calcext:value-type="float">
            <text:p>224.98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01488" calcext:value-type="float">
            <text:p>0.00</text:p>
          </table:table-cell>
          <table:table-cell office:value-type="float" office:value="0.0000033778956" calcext:value-type="float">
            <text:p>0.00</text:p>
          </table:table-cell>
          <table:table-cell office:value-type="float" office:value="0.000003166455" calcext:value-type="float">
            <text:p>0.00</text:p>
          </table:table-cell>
          <table:table-cell office:value-type="float" office:value="0.0000060896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3.25001" calcext:value-type="float">
            <text:p>3.25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SMDquad1[20]</text:p>
          </table:table-cell>
          <table:table-cell office:value-type="string" calcext:value-type="string">
            <text:p>DE+LEMKE</text:p>
          </table:table-cell>
          <table:table-cell office:value-type="float" office:value="1.83647E-022" calcext:value-type="float">
            <text:p>0.00</text:p>
          </table:table-cell>
          <table:table-cell office:value-type="float" office:value="3.08152048E-020" calcext:value-type="float">
            <text:p>0.00</text:p>
          </table:table-cell>
          <table:table-cell office:value-type="float" office:value="1.227485E-020" calcext:value-type="float">
            <text:p>0.00</text:p>
          </table:table-cell>
          <table:table-cell office:value-type="float" office:value="3.26017E-01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3.24999" calcext:value-type="float">
            <text:p>3.25</text:p>
          </table:table-cell>
          <table:table-cell office:value-type="float" office:value="3.2499192" calcext:value-type="float">
            <text:p>3.25</text:p>
          </table:table-cell>
          <table:table-cell office:value-type="float" office:value="3.24992" calcext:value-type="float">
            <text:p>3.25</text:p>
          </table:table-cell>
          <table:table-cell office:value-type="float" office:value="3.24983" calcext:value-type="float">
            <text:p>3.25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205229" calcext:value-type="float">
            <text:p>0.00</text:p>
          </table:table-cell>
          <table:table-cell office:value-type="float" office:value="0.0000060646798" calcext:value-type="float">
            <text:p>0.00</text:p>
          </table:table-cell>
          <table:table-cell office:value-type="float" office:value="0.00000595121" calcext:value-type="float">
            <text:p>0.00</text:p>
          </table:table-cell>
          <table:table-cell office:value-type="float" office:value="0.000010892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4.00003" calcext:value-type="float">
            <text:p>4.00</text:p>
          </table:table-cell>
          <table:table-cell table:style-name="ce15" office:value-type="float" office:value="3.296711" calcext:value-type="float">
            <text:p>3.30</text:p>
          </table:table-cell>
          <table:table-cell table:style-name="ce15" office:value-type="float" office:value="3.251595" calcext:value-type="float">
            <text:p>3.25</text:p>
          </table:table-cell>
          <table:table-cell table:style-name="ce15" office:value-type="float" office:value="3.25127" calcext:value-type="float">
            <text:p>3.25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144702" calcext:value-type="float">
            <text:p>0.00</text:p>
          </table:table-cell>
          <table:table-cell office:value-type="float" office:value="0.000023604232" calcext:value-type="float">
            <text:p>0.00</text:p>
          </table:table-cell>
          <table:table-cell office:value-type="float" office:value="0.00002246005" calcext:value-type="float">
            <text:p>0.00</text:p>
          </table:table-cell>
          <table:table-cell office:value-type="float" office:value="0.000036132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DE+LEMKE</text:p>
          </table:table-cell>
          <table:table-cell office:value-type="float" office:value="-0.000205" calcext:value-type="float">
            <text:p>0.00</text:p>
          </table:table-cell>
          <table:table-cell office:value-type="float" office:value="0.399803599999999" calcext:value-type="float">
            <text:p>0.40</text:p>
          </table:table-cell>
          <table:table-cell office:value-type="float" office:value="-0.000205" calcext:value-type="float">
            <text:p>0.00</text:p>
          </table:table-cell>
          <table:table-cell office:value-type="float" office:value="4.99991" calcext:value-type="float">
            <text:p>5.00</text:p>
          </table:table-cell>
          <table:table-cell table:number-columns-repeated="5"/>
          <table:table-cell office:value-type="string" calcext:value-type="string">
            <text:p>SMDquad1[30]</text:p>
          </table:table-cell>
          <table:table-cell office:value-type="string" calcext:value-type="string">
            <text:p>DE+LEMKE</text:p>
          </table:table-cell>
          <table:table-cell office:value-type="float" office:value="9.26612E-016" calcext:value-type="float">
            <text:p>0.00</text:p>
          </table:table-cell>
          <table:table-cell office:value-type="float" office:value="0.00000000015006787509324" calcext:value-type="float">
            <text:p>0.00</text:p>
          </table:table-cell>
          <table:table-cell office:value-type="float" office:value="0.00000000000001957575" calcext:value-type="float">
            <text:p>0.00</text:p>
          </table:table-cell>
          <table:table-cell office:value-type="float" office:value="0.0000000025002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0.0000687004" calcext:value-type="float">
            <text:p>0.00</text:p>
          </table:table-cell>
          <table:table-cell office:value-type="float" office:value="0.002943176074" calcext:value-type="float">
            <text:p>0.00</text:p>
          </table:table-cell>
          <table:table-cell office:value-type="float" office:value="0.002429535" calcext:value-type="float">
            <text:p>0.00</text:p>
          </table:table-cell>
          <table:table-cell office:value-type="float" office:value="0.00864264" calcext:value-type="float">
            <text:p>0.01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331501" calcext:value-type="float">
            <text:p>0.00</text:p>
          </table:table-cell>
          <table:table-cell office:value-type="float" office:value="0.0000097037346" calcext:value-type="float">
            <text:p>0.00</text:p>
          </table:table-cell>
          <table:table-cell office:value-type="float" office:value="0.000009463775" calcext:value-type="float">
            <text:p>0.00</text:p>
          </table:table-cell>
          <table:table-cell office:value-type="float" office:value="0.000017048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0.00553722" calcext:value-type="float">
            <text:p>-0.01</text:p>
          </table:table-cell>
          <table:table-cell table:style-name="ce15" office:value-type="float" office:value="0.7916491464" calcext:value-type="float">
            <text:p>0.79</text:p>
          </table:table-cell>
          <table:table-cell table:style-name="ce15" office:value-type="float" office:value="-0.00283737" calcext:value-type="float">
            <text:p>0.00</text:p>
          </table:table-cell>
          <table:table-cell table:style-name="ce15" office:value-type="float" office:value="4.97223" calcext:value-type="float">
            <text:p>4.97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364439" calcext:value-type="float">
            <text:p>0.00</text:p>
          </table:table-cell>
          <table:table-cell office:value-type="float" office:value="0.000050162834" calcext:value-type="float">
            <text:p>0.00</text:p>
          </table:table-cell>
          <table:table-cell office:value-type="float" office:value="0.00004953265" calcext:value-type="float">
            <text:p>0.00</text:p>
          </table:table-cell>
          <table:table-cell office:value-type="float" office:value="0.0000751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DE+LEMKE</text:p>
          </table:table-cell>
          <table:table-cell office:value-type="float" office:value="17" calcext:value-type="float">
            <text:p>17.00</text:p>
          </table:table-cell>
          <table:table-cell office:value-type="float" office:value="17.959988" calcext:value-type="float">
            <text:p>17.96</text:p>
          </table:table-cell>
          <table:table-cell office:value-type="float" office:value="17" calcext:value-type="float">
            <text:p>17.00</text:p>
          </table:table-cell>
          <table:table-cell office:value-type="float" office:value="24.9999" calcext:value-type="float">
            <text:p>25.00</text:p>
          </table:table-cell>
          <table:table-cell table:number-columns-repeated="5"/>
          <table:table-cell office:value-type="string" calcext:value-type="string">
            <text:p>SMDquad2[10]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-0.00000000000024999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17" calcext:value-type="float">
            <text:p>17.00</text:p>
          </table:table-cell>
          <table:table-cell office:value-type="float" office:value="17.000018" calcext:value-type="float">
            <text:p>17.00</text:p>
          </table:table-cell>
          <table:table-cell office:value-type="float" office:value="17" calcext:value-type="float">
            <text:p>17.00</text:p>
          </table:table-cell>
          <table:table-cell office:value-type="float" office:value="17.0002" calcext:value-type="float">
            <text:p>17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0157842" calcext:value-type="float">
            <text:p>0.00</text:p>
          </table:table-cell>
          <table:table-cell office:value-type="float" office:value="0.00000101398644" calcext:value-type="float">
            <text:p>0.00</text:p>
          </table:table-cell>
          <table:table-cell office:value-type="float" office:value="0.000000890732" calcext:value-type="float">
            <text:p>0.00</text:p>
          </table:table-cell>
          <table:table-cell office:value-type="float" office:value="0.0000024885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16.4968" calcext:value-type="float">
            <text:p>16.50</text:p>
          </table:table-cell>
          <table:table-cell table:style-name="ce15" office:value-type="float" office:value="17.263566" calcext:value-type="float">
            <text:p>17.26</text:p>
          </table:table-cell>
          <table:table-cell table:style-name="ce15" office:value-type="float" office:value="16.59965" calcext:value-type="float">
            <text:p>16.60</text:p>
          </table:table-cell>
          <table:table-cell table:style-name="ce15" office:value-type="float" office:value="24.983" calcext:value-type="float">
            <text:p>24.98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06627" calcext:value-type="float">
            <text:p>-1.07</text:p>
          </table:table-cell>
          <table:table-cell office:value-type="float" office:value="-0.061416078476" calcext:value-type="float">
            <text:p>-0.06</text:p>
          </table:table-cell>
          <table:table-cell office:value-type="float" office:value="-0.00003891465" calcext:value-type="float">
            <text:p>0.00</text:p>
          </table:table-cell>
          <table:table-cell office:value-type="float" office:value="-0.000031429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DE+LEMKE</text:p>
          </table:table-cell>
          <table:table-cell office:value-type="float" office:value="-12.6788" calcext:value-type="float">
            <text:p>-12.68</text:p>
          </table:table-cell>
          <table:table-cell office:value-type="float" office:value="-12.678222" calcext:value-type="float">
            <text:p>-12.68</text:p>
          </table:table-cell>
          <table:table-cell office:value-type="float" office:value="-12.6788" calcext:value-type="float">
            <text:p>-12.68</text:p>
          </table:table-cell>
          <table:table-cell office:value-type="float" office:value="-12.6516" calcext:value-type="float">
            <text:p>-12.65</text:p>
          </table:table-cell>
          <table:table-cell table:number-columns-repeated="5"/>
          <table:table-cell office:value-type="string" calcext:value-type="string">
            <text:p>SMDquad2[20]</text:p>
          </table:table-cell>
          <table:table-cell office:value-type="string" calcext:value-type="string">
            <text:p>DE+LEMKE</text:p>
          </table:table-cell>
          <table:table-cell office:value-type="float" office:value="-0.000000000000499962" calcext:value-type="float">
            <text:p>0.00</text:p>
          </table:table-cell>
          <table:table-cell office:value-type="float" office:value="-0.00000000000047683582" calcext:value-type="float">
            <text:p>0.00</text:p>
          </table:table-cell>
          <table:table-cell office:value-type="float" office:value="-0.00000000000049968" calcext:value-type="float">
            <text:p>0.00</text:p>
          </table:table-cell>
          <table:table-cell office:value-type="float" office:value="-0.00000000000037162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table:number-columns-repeated="4" office:value-type="float" office:value="-12.6788" calcext:value-type="float">
            <text:p>-12.68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0778942" calcext:value-type="float">
            <text:p>0.00</text:p>
          </table:table-cell>
          <table:table-cell office:value-type="float" office:value="0.00000320472024" calcext:value-type="float">
            <text:p>0.00</text:p>
          </table:table-cell>
          <table:table-cell office:value-type="float" office:value="0.000003378645" calcext:value-type="float">
            <text:p>0.00</text:p>
          </table:table-cell>
          <table:table-cell office:value-type="float" office:value="0.0000058530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12.7067" calcext:value-type="float">
            <text:p>-12.71</text:p>
          </table:table-cell>
          <table:table-cell table:style-name="ce15" office:value-type="float" office:value="-12.690246" calcext:value-type="float">
            <text:p>-12.69</text:p>
          </table:table-cell>
          <table:table-cell table:style-name="ce15" office:value-type="float" office:value="-12.6901" calcext:value-type="float">
            <text:p>-12.69</text:p>
          </table:table-cell>
          <table:table-cell table:style-name="ce15" office:value-type="float" office:value="-12.6731" calcext:value-type="float">
            <text:p>-12.67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01188" calcext:value-type="float">
            <text:p>-1.01</text:p>
          </table:table-cell>
          <table:table-cell office:value-type="float" office:value="-0.357773396648" calcext:value-type="float">
            <text:p>-0.36</text:p>
          </table:table-cell>
          <table:table-cell office:value-type="float" office:value="-0.0000623107" calcext:value-type="float">
            <text:p>0.00</text:p>
          </table:table-cell>
          <table:table-cell office:value-type="float" office:value="-0.000050311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-1.20988" calcext:value-type="float">
            <text:p>-1.21</text:p>
          </table:table-cell>
          <table:table-cell table:number-columns-repeated="5"/>
          <table:table-cell office:value-type="string" calcext:value-type="string">
            <text:p>SMDquad2[30]</text:p>
          </table:table-cell>
          <table:table-cell office:value-type="string" calcext:value-type="string">
            <text:p>DE+LEMKE</text:p>
          </table:table-cell>
          <table:table-cell office:value-type="float" office:value="-0.000000000000587" calcext:value-type="float">
            <text:p>0.00</text:p>
          </table:table-cell>
          <table:table-cell office:value-type="float" office:value="-0.000000000000435241518" calcext:value-type="float">
            <text:p>0.00</text:p>
          </table:table-cell>
          <table:table-cell office:value-type="float" office:value="-0.000000000000462572" calcext:value-type="float">
            <text:p>0.00</text:p>
          </table:table-cell>
          <table:table-cell office:value-type="float" office:value="-0.000000000000039696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-1.20988" calcext:value-type="float">
            <text:p>-1.21</text:p>
          </table:table-cell>
          <table:table-cell office:value-type="float" office:value="-1.2098774" calcext:value-type="float">
            <text:p>-1.21</text:p>
          </table:table-cell>
          <table:table-cell office:value-type="float" office:value="-1.20988" calcext:value-type="float">
            <text:p>-1.21</text:p>
          </table:table-cell>
          <table:table-cell office:value-type="float" office:value="-1.20986" calcext:value-type="float">
            <text:p>-1.21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24937" calcext:value-type="float">
            <text:p>0.00</text:p>
          </table:table-cell>
          <table:table-cell office:value-type="float" office:value="0.0000058852562" calcext:value-type="float">
            <text:p>0.00</text:p>
          </table:table-cell>
          <table:table-cell office:value-type="float" office:value="0.00000582243" calcext:value-type="float">
            <text:p>0.00</text:p>
          </table:table-cell>
          <table:table-cell office:value-type="float" office:value="0.000010764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1.21079" calcext:value-type="float">
            <text:p>-1.21</text:p>
          </table:table-cell>
          <table:table-cell table:style-name="ce15" office:value-type="float" office:value="-1.2105146" calcext:value-type="float">
            <text:p>-1.21</text:p>
          </table:table-cell>
          <table:table-cell table:style-name="ce15" office:value-type="float" office:value="-1.21051" calcext:value-type="float">
            <text:p>-1.21</text:p>
          </table:table-cell>
          <table:table-cell table:style-name="ce15" office:value-type="float" office:value="-1.21031" calcext:value-type="float">
            <text:p>-1.21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27944" calcext:value-type="float">
            <text:p>-1.28</text:p>
          </table:table-cell>
          <table:table-cell office:value-type="float" office:value="-0.346590282324" calcext:value-type="float">
            <text:p>-0.35</text:p>
          </table:table-cell>
          <table:table-cell office:value-type="float" office:value="-0.000113794" calcext:value-type="float">
            <text:p>0.00</text:p>
          </table:table-cell>
          <table:table-cell office:value-type="float" office:value="-0.000062749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5"/>
          <table:table-cell office:value-type="string" calcext:value-type="string">
            <text:p>SMDquad3[10]</text:p>
          </table:table-cell>
          <table:table-cell office:value-type="string" calcext:value-type="string">
            <text:p>DE+LEMKE</text:p>
          </table:table-cell>
          <table:table-cell office:value-type="float" office:value="1.20022E-017" calcext:value-type="float">
            <text:p>0.00</text:p>
          </table:table-cell>
          <table:table-cell office:value-type="float" office:value="0.00000000000026507992277" calcext:value-type="float">
            <text:p>0.00</text:p>
          </table:table-cell>
          <table:table-cell office:value-type="float" office:value="8.481495E-015" calcext:value-type="float">
            <text:p>0.00</text:p>
          </table:table-cell>
          <table:table-cell office:value-type="float" office:value="0.0000000000042805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0141306" calcext:value-type="float">
            <text:p>0.00</text:p>
          </table:table-cell>
          <table:table-cell office:value-type="float" office:value="0.00000124701722" calcext:value-type="float">
            <text:p>0.00</text:p>
          </table:table-cell>
          <table:table-cell office:value-type="float" office:value="0.00000116109" calcext:value-type="float">
            <text:p>0.00</text:p>
          </table:table-cell>
          <table:table-cell office:value-type="float" office:value="0.0000031575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number-columns-repeated="4" table:style-name="ce15" office:value-type="float" office:value="1" calcext:value-type="float">
            <text:p>1.00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0124769" calcext:value-type="float">
            <text:p>0.00</text:p>
          </table:table-cell>
          <table:table-cell office:value-type="float" office:value="0.0000033904132" calcext:value-type="float">
            <text:p>0.00</text:p>
          </table:table-cell>
          <table:table-cell office:value-type="float" office:value="0.00000340392" calcext:value-type="float">
            <text:p>0.00</text:p>
          </table:table-cell>
          <table:table-cell office:value-type="float" office:value="0.0000068935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5" calcext:value-type="float">
            <text:p>5.00</text:p>
          </table:table-cell>
          <table:table-cell table:number-columns-repeated="5"/>
          <table:table-cell office:value-type="string" calcext:value-type="string">
            <text:p>SMDquad3[20]</text:p>
          </table:table-cell>
          <table:table-cell office:value-type="string" calcext:value-type="string">
            <text:p>DE+LEMKE</text:p>
          </table:table-cell>
          <table:table-cell office:value-type="float" office:value="0.0000000000255978" calcext:value-type="float">
            <text:p>0.00</text:p>
          </table:table-cell>
          <table:table-cell office:value-type="float" office:value="0.000000001212364218" calcext:value-type="float">
            <text:p>0.00</text:p>
          </table:table-cell>
          <table:table-cell office:value-type="float" office:value="0.000000000472422" calcext:value-type="float">
            <text:p>0.00</text:p>
          </table:table-cell>
          <table:table-cell office:value-type="float" office:value="0.0000000091426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table:number-columns-repeated="4" office:value-type="float" office:value="5" calcext:value-type="float">
            <text:p>5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239145" calcext:value-type="float">
            <text:p>0.00</text:p>
          </table:table-cell>
          <table:table-cell office:value-type="float" office:value="0.00000560879" calcext:value-type="float">
            <text:p>0.00</text:p>
          </table:table-cell>
          <table:table-cell office:value-type="float" office:value="0.000005273195" calcext:value-type="float">
            <text:p>0.00</text:p>
          </table:table-cell>
          <table:table-cell office:value-type="float" office:value="0.0000095923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4.98814" calcext:value-type="float">
            <text:p>4.99</text:p>
          </table:table-cell>
          <table:table-cell table:style-name="ce15" office:value-type="float" office:value="4.9923738" calcext:value-type="float">
            <text:p>4.99</text:p>
          </table:table-cell>
          <table:table-cell table:style-name="ce15" office:value-type="float" office:value="4.99266" calcext:value-type="float">
            <text:p>4.99</text:p>
          </table:table-cell>
          <table:table-cell table:style-name="ce15" office:value-type="float" office:value="4.99447" calcext:value-type="float">
            <text:p>4.99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125239" calcext:value-type="float">
            <text:p>0.00</text:p>
          </table:table-cell>
          <table:table-cell office:value-type="float" office:value="0.000025756288" calcext:value-type="float">
            <text:p>0.00</text:p>
          </table:table-cell>
          <table:table-cell office:value-type="float" office:value="0.0000253719" calcext:value-type="float">
            <text:p>0.00</text:p>
          </table:table-cell>
          <table:table-cell office:value-type="float" office:value="0.000041432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9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-29.2022" calcext:value-type="float">
            <text:p>-29.20</text:p>
          </table:table-cell>
          <table:table-cell table:number-columns-repeated="5"/>
          <table:table-cell office:value-type="string" calcext:value-type="string">
            <text:p>SMDquad3[30]</text:p>
          </table:table-cell>
          <table:table-cell office:value-type="string" calcext:value-type="string">
            <text:p>DE+LEMKE</text:p>
          </table:table-cell>
          <table:table-cell office:value-type="float" office:value="0.00000000518045" calcext:value-type="float">
            <text:p>0.00</text:p>
          </table:table-cell>
          <table:table-cell office:value-type="float" office:value="0.000000024686917" calcext:value-type="float">
            <text:p>0.00</text:p>
          </table:table-cell>
          <table:table-cell office:value-type="float" office:value="0.0000000167228" calcext:value-type="float">
            <text:p>0.00</text:p>
          </table:table-cell>
          <table:table-cell office:value-type="float" office:value="0.00000010972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-29.202" calcext:value-type="float">
            <text:p>-29.20</text:p>
          </table:table-cell>
          <table:table-cell office:value-type="float" office:value="-29.200802" calcext:value-type="float">
            <text:p>-29.20</text:p>
          </table:table-cell>
          <table:table-cell office:value-type="float" office:value="-29.2009" calcext:value-type="float">
            <text:p>-29.20</text:p>
          </table:table-cell>
          <table:table-cell office:value-type="float" office:value="-29.1974" calcext:value-type="float">
            <text:p>-29.2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456672" calcext:value-type="float">
            <text:p>0.00</text:p>
          </table:table-cell>
          <table:table-cell office:value-type="float" office:value="0.0000102720046" calcext:value-type="float">
            <text:p>0.00</text:p>
          </table:table-cell>
          <table:table-cell office:value-type="float" office:value="0.00000986493" calcext:value-type="float">
            <text:p>0.00</text:p>
          </table:table-cell>
          <table:table-cell office:value-type="float" office:value="0.000016766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29.2072" calcext:value-type="float">
            <text:p>-29.21</text:p>
          </table:table-cell>
          <table:table-cell table:style-name="ce15" office:value-type="float" office:value="-29.204852" calcext:value-type="float">
            <text:p>-29.20</text:p>
          </table:table-cell>
          <table:table-cell table:style-name="ce15" office:value-type="float" office:value="-29.2048" calcext:value-type="float">
            <text:p>-29.20</text:p>
          </table:table-cell>
          <table:table-cell table:style-name="ce15" office:value-type="float" office:value="-29.2032" calcext:value-type="float">
            <text:p>-29.20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00037086" calcext:value-type="float">
            <text:p>0.00</text:p>
          </table:table-cell>
          <table:table-cell office:value-type="float" office:value="0.000058564008" calcext:value-type="float">
            <text:p>0.00</text:p>
          </table:table-cell>
          <table:table-cell office:value-type="float" office:value="0.00005678805" calcext:value-type="float">
            <text:p>0.00</text:p>
          </table:table-cell>
          <table:table-cell office:value-type="float" office:value="0.000090828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0</text:p>
          </table:table-cell>
          <table:table-cell office:value-type="string" calcext:value-type="string">
            <text:p>DE+LEMKE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-16.289648" calcext:value-type="float">
            <text:p>-16.29</text:p>
          </table:table-cell>
          <table:table-cell table:number-columns-repeated="2" office:value-type="float" office:value="-16.0004" calcext:value-type="float">
            <text:p>-16.00</text:p>
          </table:table-cell>
          <table:table-cell table:number-columns-repeated="5"/>
          <table:table-cell office:value-type="string" calcext:value-type="string">
            <text:p>SMDquad4[10]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-0.00000000000024999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-18.4104" calcext:value-type="float">
            <text:p>-18.41</text:p>
          </table:table-cell>
          <table:table-cell office:value-type="float" office:value="-16.866196" calcext:value-type="float">
            <text:p>-16.87</text:p>
          </table:table-cell>
          <table:table-cell office:value-type="float" office:value="-16.0003" calcext:value-type="float">
            <text:p>-16.00</text:p>
          </table:table-cell>
          <table:table-cell office:value-type="float" office:value="-15.9998" calcext:value-type="float">
            <text:p>-16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052225" calcext:value-type="float">
            <text:p>0.00</text:p>
          </table:table-cell>
          <table:table-cell office:value-type="float" office:value="0.00000317488768" calcext:value-type="float">
            <text:p>0.00</text:p>
          </table:table-cell>
          <table:table-cell office:value-type="float" office:value="0.00000277273" calcext:value-type="float">
            <text:p>0.00</text:p>
          </table:table-cell>
          <table:table-cell office:value-type="float" office:value="0.0000073470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18.7344" calcext:value-type="float">
            <text:p>-18.73</text:p>
          </table:table-cell>
          <table:table-cell table:style-name="ce15" office:value-type="float" office:value="-16.349988" calcext:value-type="float">
            <text:p>-16.35</text:p>
          </table:table-cell>
          <table:table-cell table:style-name="ce15" office:value-type="float" office:value="-16.0307" calcext:value-type="float">
            <text:p>-16.03</text:p>
          </table:table-cell>
          <table:table-cell table:style-name="ce15" office:value-type="float" office:value="-16.0084" calcext:value-type="float">
            <text:p>-16.01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0000095352" calcext:value-type="float">
            <text:p>0.00</text:p>
          </table:table-cell>
          <table:table-cell office:value-type="float" office:value="-0.000006126706" calcext:value-type="float">
            <text:p>0.00</text:p>
          </table:table-cell>
          <table:table-cell office:value-type="float" office:value="-0.000006118055" calcext:value-type="float">
            <text:p>0.00</text:p>
          </table:table-cell>
          <table:table-cell office:value-type="float" office:value="-0.0000039994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1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14.9887" calcext:value-type="float">
            <text:p>14.99</text:p>
          </table:table-cell>
          <table:table-cell table:number-columns-repeated="5"/>
          <table:table-cell office:value-type="string" calcext:value-type="string">
            <text:p>SMDquad4[20]</text:p>
          </table:table-cell>
          <table:table-cell office:value-type="string" calcext:value-type="string">
            <text:p>DE+LEMKE</text:p>
          </table:table-cell>
          <table:table-cell office:value-type="float" office:value="-0.000000000000499971" calcext:value-type="float">
            <text:p>0.00</text:p>
          </table:table-cell>
          <table:table-cell office:value-type="float" office:value="-0.00000000000046715246" calcext:value-type="float">
            <text:p>0.00</text:p>
          </table:table-cell>
          <table:table-cell office:value-type="float" office:value="-0.000000000000499733" calcext:value-type="float">
            <text:p>0.00</text:p>
          </table:table-cell>
          <table:table-cell office:value-type="float" office:value="-0.00000000000036618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14.9916" calcext:value-type="float">
            <text:p>14.99</text:p>
          </table:table-cell>
          <table:table-cell office:value-type="float" office:value="14.995438" calcext:value-type="float">
            <text:p>15.00</text:p>
          </table:table-cell>
          <table:table-cell office:value-type="float" office:value="14.9955" calcext:value-type="float">
            <text:p>15.00</text:p>
          </table:table-cell>
          <table:table-cell office:value-type="float" office:value="15.0007" calcext:value-type="float">
            <text:p>15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554833" calcext:value-type="float">
            <text:p>0.00</text:p>
          </table:table-cell>
          <table:table-cell office:value-type="float" office:value="0.000013815004" calcext:value-type="float">
            <text:p>0.00</text:p>
          </table:table-cell>
          <table:table-cell office:value-type="float" office:value="0.00001341075" calcext:value-type="float">
            <text:p>0.00</text:p>
          </table:table-cell>
          <table:table-cell office:value-type="float" office:value="0.000025614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14.9815" calcext:value-type="float">
            <text:p>14.98</text:p>
          </table:table-cell>
          <table:table-cell table:style-name="ce15" office:value-type="float" office:value="14.9865" calcext:value-type="float">
            <text:p>14.99</text:p>
          </table:table-cell>
          <table:table-cell table:style-name="ce15" office:value-type="float" office:value="14.9866" calcext:value-type="float">
            <text:p>14.99</text:p>
          </table:table-cell>
          <table:table-cell table:style-name="ce15" office:value-type="float" office:value="14.9948" calcext:value-type="float">
            <text:p>14.99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00262" calcext:value-type="float">
            <text:p>-1.00</text:p>
          </table:table-cell>
          <table:table-cell office:value-type="float" office:value="-0.060080393853" calcext:value-type="float">
            <text:p>-0.06</text:p>
          </table:table-cell>
          <table:table-cell office:value-type="float" office:value="-0.000008410275" calcext:value-type="float">
            <text:p>0.00</text:p>
          </table:table-cell>
          <table:table-cell office:value-type="float" office:value="-0.0000063598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2</text:p>
          </table:table-cell>
          <table:table-cell office:value-type="string" calcext:value-type="string">
            <text:p>DE+LEMKE</text:p>
          </table:table-cell>
          <table:table-cell office:value-type="float" office:value="-466.827" calcext:value-type="float">
            <text:p>-466.83</text:p>
          </table:table-cell>
          <table:table-cell office:value-type="float" office:value="-454.37656" calcext:value-type="float">
            <text:p>-454.38</text:p>
          </table:table-cell>
          <table:table-cell office:value-type="float" office:value="-453.614" calcext:value-type="float">
            <text:p>-453.61</text:p>
          </table:table-cell>
          <table:table-cell office:value-type="float" office:value="-453.406" calcext:value-type="float">
            <text:p>-453.41</text:p>
          </table:table-cell>
          <table:table-cell table:number-columns-repeated="5"/>
          <table:table-cell office:value-type="string" calcext:value-type="string">
            <text:p>SMDquad4[30]</text:p>
          </table:table-cell>
          <table:table-cell office:value-type="string" calcext:value-type="string">
            <text:p>DE+LEMKE</text:p>
          </table:table-cell>
          <table:table-cell office:value-type="float" office:value="-0.000000000000645738" calcext:value-type="float">
            <text:p>0.00</text:p>
          </table:table-cell>
          <table:table-cell office:value-type="float" office:value="-0.00000000000042481878" calcext:value-type="float">
            <text:p>0.00</text:p>
          </table:table-cell>
          <table:table-cell office:value-type="float" office:value="-0.000000000000447015" calcext:value-type="float">
            <text:p>0.00</text:p>
          </table:table-cell>
          <table:table-cell office:value-type="float" office:value="-0.00000000000014460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-466.827" calcext:value-type="float">
            <text:p>-466.83</text:p>
          </table:table-cell>
          <table:table-cell office:value-type="float" office:value="-454.34782" calcext:value-type="float">
            <text:p>-454.35</text:p>
          </table:table-cell>
          <table:table-cell office:value-type="float" office:value="-453.58" calcext:value-type="float">
            <text:p>-453.58</text:p>
          </table:table-cell>
          <table:table-cell office:value-type="float" office:value="-453.555" calcext:value-type="float">
            <text:p>-453.56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126886" calcext:value-type="float">
            <text:p>0.00</text:p>
          </table:table-cell>
          <table:table-cell office:value-type="float" office:value="0.00002274316" calcext:value-type="float">
            <text:p>0.00</text:p>
          </table:table-cell>
          <table:table-cell office:value-type="float" office:value="0.0000213345" calcext:value-type="float">
            <text:p>0.00</text:p>
          </table:table-cell>
          <table:table-cell office:value-type="float" office:value="0.000040768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467.569" calcext:value-type="float">
            <text:p>-467.57</text:p>
          </table:table-cell>
          <table:table-cell table:style-name="ce15" office:value-type="float" office:value="-453.90652" calcext:value-type="float">
            <text:p>-453.91</text:p>
          </table:table-cell>
          <table:table-cell table:style-name="ce15" office:value-type="float" office:value="-453.561" calcext:value-type="float">
            <text:p>-453.56</text:p>
          </table:table-cell>
          <table:table-cell table:style-name="ce15" office:value-type="float" office:value="-448.056" calcext:value-type="float">
            <text:p>-448.06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00078" calcext:value-type="float">
            <text:p>-1.00</text:p>
          </table:table-cell>
          <table:table-cell office:value-type="float" office:value="-0.0799567209224" calcext:value-type="float">
            <text:p>-0.08</text:p>
          </table:table-cell>
          <table:table-cell office:value-type="float" office:value="-0.0000121024" calcext:value-type="float">
            <text:p>0.00</text:p>
          </table:table-cell>
          <table:table-cell office:value-type="float" office:value="-0.0000031958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3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6600.01" calcext:value-type="float">
            <text:p>6600.01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SMDquad5[10]</text:p>
          </table:table-cell>
          <table:table-cell office:value-type="string" calcext:value-type="string">
            <text:p>DE+LEMKE</text:p>
          </table:table-cell>
          <table:table-cell office:value-type="float" office:value="-0.0000000000968989" calcext:value-type="float">
            <text:p>0.00</text:p>
          </table:table-cell>
          <table:table-cell office:value-type="float" office:value="-0.00000000001133626903676" calcext:value-type="float">
            <text:p>0.00</text:p>
          </table:table-cell>
          <table:table-cell office:value-type="float" office:value="7.22401E-015" calcext:value-type="float">
            <text:p>0.00</text:p>
          </table:table-cell>
          <table:table-cell office:value-type="float" office:value="0.0000000000065888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table:number-columns-repeated="4" office:value-type="float" office:value="6600.01" calcext:value-type="float">
            <text:p>6600.01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331434" calcext:value-type="float">
            <text:p>0.00</text:p>
          </table:table-cell>
          <table:table-cell office:value-type="float" office:value="0.000016752994" calcext:value-type="float">
            <text:p>0.00</text:p>
          </table:table-cell>
          <table:table-cell office:value-type="float" office:value="0.0000170678" calcext:value-type="float">
            <text:p>0.00</text:p>
          </table:table-cell>
          <table:table-cell office:value-type="float" office:value="0.000034802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6600.02" calcext:value-type="float">
            <text:p>6600.02</text:p>
          </table:table-cell>
          <table:table-cell table:style-name="ce15" office:value-type="float" office:value="6599.7336" calcext:value-type="float">
            <text:p>6599.73</text:p>
          </table:table-cell>
          <table:table-cell table:style-name="ce15" office:value-type="float" office:value="6599.87" calcext:value-type="float">
            <text:p>6599.87</text:p>
          </table:table-cell>
          <table:table-cell table:style-name="ce15" office:value-type="float" office:value="6595.86" calcext:value-type="float">
            <text:p>6595.86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00015825" calcext:value-type="float">
            <text:p>0.00</text:p>
          </table:table-cell>
          <table:table-cell office:value-type="float" office:value="-0.000117013782" calcext:value-type="float">
            <text:p>0.00</text:p>
          </table:table-cell>
          <table:table-cell office:value-type="float" office:value="-0.0001165585" calcext:value-type="float">
            <text:p>0.00</text:p>
          </table:table-cell>
          <table:table-cell office:value-type="float" office:value="-0.000097874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4</text:p>
          </table:table-cell>
          <table:table-cell office:value-type="string" calcext:value-type="string">
            <text:p>DE+LEMKE</text:p>
          </table:table-cell>
          <table:table-cell office:value-type="float" office:value="0" calcext:value-type="float">
            <text:p>0.00</text:p>
          </table:table-cell>
          <table:table-cell office:value-type="float" office:value="0.5999868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4.99989" calcext:value-type="float">
            <text:p>5.00</text:p>
          </table:table-cell>
          <table:table-cell table:number-columns-repeated="5"/>
          <table:table-cell office:value-type="string" calcext:value-type="string">
            <text:p>SMDquad5[20]</text:p>
          </table:table-cell>
          <table:table-cell office:value-type="string" calcext:value-type="string">
            <text:p>DE+LEMKE</text:p>
          </table:table-cell>
          <table:table-cell office:value-type="float" office:value="0.000000000017166" calcext:value-type="float">
            <text:p>0.00</text:p>
          </table:table-cell>
          <table:table-cell office:value-type="float" office:value="0.0000000010235153" calcext:value-type="float">
            <text:p>0.00</text:p>
          </table:table-cell>
          <table:table-cell office:value-type="float" office:value="0.000000000499722" calcext:value-type="float">
            <text:p>0.00</text:p>
          </table:table-cell>
          <table:table-cell office:value-type="float" office:value="0.0000000081571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0.000142816" calcext:value-type="float">
            <text:p>0.00</text:p>
          </table:table-cell>
          <table:table-cell office:value-type="float" office:value="0.00146816696" calcext:value-type="float">
            <text:p>0.00</text:p>
          </table:table-cell>
          <table:table-cell office:value-type="float" office:value="0.001545985" calcext:value-type="float">
            <text:p>0.00</text:p>
          </table:table-cell>
          <table:table-cell office:value-type="float" office:value="0.00408363" calcext:value-type="float">
            <text:p>0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203544" calcext:value-type="float">
            <text:p>0.00</text:p>
          </table:table-cell>
          <table:table-cell office:value-type="float" office:value="0.000060780198" calcext:value-type="float">
            <text:p>0.00</text:p>
          </table:table-cell>
          <table:table-cell office:value-type="float" office:value="0.0000614721" calcext:value-type="float">
            <text:p>0.00</text:p>
          </table:table-cell>
          <table:table-cell office:value-type="float" office:value="0.00010237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0.00000000272377" calcext:value-type="float">
            <text:p>0.00</text:p>
          </table:table-cell>
          <table:table-cell table:style-name="ce15" office:value-type="float" office:value="0.695327951777874" calcext:value-type="float">
            <text:p>0.70</text:p>
          </table:table-cell>
          <table:table-cell table:style-name="ce15" office:value-type="float" office:value="0.0000008572745" calcext:value-type="float">
            <text:p>0.00</text:p>
          </table:table-cell>
          <table:table-cell table:style-name="ce15" office:value-type="float" office:value="4.97246" calcext:value-type="float">
            <text:p>4.97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000311017" calcext:value-type="float">
            <text:p>0.00</text:p>
          </table:table-cell>
          <table:table-cell office:value-type="float" office:value="-0.00022849778" calcext:value-type="float">
            <text:p>0.00</text:p>
          </table:table-cell>
          <table:table-cell office:value-type="float" office:value="-0.000218127" calcext:value-type="float">
            <text:p>0.00</text:p>
          </table:table-cell>
          <table:table-cell office:value-type="float" office:value="-0.00016520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5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0.000175393" calcext:value-type="float">
            <text:p>0.00</text:p>
          </table:table-cell>
          <table:table-cell table:number-columns-repeated="5"/>
          <table:table-cell office:value-type="string" calcext:value-type="string">
            <text:p>SMDquad5[30]</text:p>
          </table:table-cell>
          <table:table-cell office:value-type="string" calcext:value-type="string">
            <text:p>DE+LEMKE</text:p>
          </table:table-cell>
          <table:table-cell office:value-type="float" office:value="0.00000000284585" calcext:value-type="float">
            <text:p>0.00</text:p>
          </table:table-cell>
          <table:table-cell office:value-type="float" office:value="0.0000000307453314" calcext:value-type="float">
            <text:p>0.00</text:p>
          </table:table-cell>
          <table:table-cell office:value-type="float" office:value="0.0000000182757" calcext:value-type="float">
            <text:p>0.00</text:p>
          </table:table-cell>
          <table:table-cell office:value-type="float" office:value="0.000000167296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0.000175477" calcext:value-type="float">
            <text:p>0.00</text:p>
          </table:table-cell>
          <table:table-cell office:value-type="float" office:value="0.00017877798" calcext:value-type="float">
            <text:p>0.00</text:p>
          </table:table-cell>
          <table:table-cell office:value-type="float" office:value="0.000178101" calcext:value-type="float">
            <text:p>0.00</text:p>
          </table:table-cell>
          <table:table-cell office:value-type="float" office:value="0.000191413" calcext:value-type="float">
            <text:p>0.00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439027" calcext:value-type="float">
            <text:p>0.00</text:p>
          </table:table-cell>
          <table:table-cell office:value-type="float" office:value="0.000106285502" calcext:value-type="float">
            <text:p>0.00</text:p>
          </table:table-cell>
          <table:table-cell office:value-type="float" office:value="0.000107196" calcext:value-type="float">
            <text:p>0.00</text:p>
          </table:table-cell>
          <table:table-cell office:value-type="float" office:value="0.00015627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0.000000000586358" calcext:value-type="float">
            <text:p>0.00</text:p>
          </table:table-cell>
          <table:table-cell table:style-name="ce15" office:value-type="float" office:value="0.0000000435432927" calcext:value-type="float">
            <text:p>0.00</text:p>
          </table:table-cell>
          <table:table-cell table:style-name="ce15" office:value-type="float" office:value="0.0000000291275" calcext:value-type="float">
            <text:p>0.00</text:p>
          </table:table-cell>
          <table:table-cell table:style-name="ce15" office:value-type="float" office:value="0.000000205488" calcext:value-type="float">
            <text:p>0.00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000815107" calcext:value-type="float">
            <text:p>0.00</text:p>
          </table:table-cell>
          <table:table-cell office:value-type="float" office:value="-0.00045026606" calcext:value-type="float">
            <text:p>0.00</text:p>
          </table:table-cell>
          <table:table-cell office:value-type="float" office:value="-0.000443478" calcext:value-type="float">
            <text:p>0.00</text:p>
          </table:table-cell>
          <table:table-cell office:value-type="float" office:value="-0.00019740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6</text:p>
          </table:table-cell>
          <table:table-cell office:value-type="string" calcext:value-type="string">
            <text:p>DE+LEMKE</text:p>
          </table:table-cell>
          <table:table-cell office:value-type="float" office:value="-3.92002" calcext:value-type="float">
            <text:p>-3.92</text:p>
          </table:table-cell>
          <table:table-cell office:value-type="float" office:value="-3.888688" calcext:value-type="float">
            <text:p>-3.89</text:p>
          </table:table-cell>
          <table:table-cell office:value-type="float" office:value="-3.92002" calcext:value-type="float">
            <text:p>-3.92</text:p>
          </table:table-cell>
          <table:table-cell office:value-type="float" office:value="-3.78947" calcext:value-type="float">
            <text:p>-3.79</text:p>
          </table:table-cell>
          <table:table-cell table:number-columns-repeated="5"/>
          <table:table-cell office:value-type="string" calcext:value-type="string">
            <text:p>SMD6[10]</text:p>
          </table:table-cell>
          <table:table-cell office:value-type="string" calcext:value-type="string">
            <text:p>DE+LEMKE</text:p>
          </table:table-cell>
          <table:table-cell office:value-type="float" office:value="3.15166E-049" calcext:value-type="float">
            <text:p>0.00</text:p>
          </table:table-cell>
          <table:table-cell office:value-type="float" office:value="2.19434294418E-045" calcext:value-type="float">
            <text:p>0.00</text:p>
          </table:table-cell>
          <table:table-cell office:value-type="float" office:value="8.08653E-047" calcext:value-type="float">
            <text:p>0.00</text:p>
          </table:table-cell>
          <table:table-cell office:value-type="float" office:value="4.2255E-04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-3.92" calcext:value-type="float">
            <text:p>-3.92</text:p>
          </table:table-cell>
          <table:table-cell office:value-type="float" office:value="-3.9199324" calcext:value-type="float">
            <text:p>-3.92</text:p>
          </table:table-cell>
          <table:table-cell office:value-type="float" office:value="-3.91994" calcext:value-type="float">
            <text:p>-3.92</text:p>
          </table:table-cell>
          <table:table-cell office:value-type="float" office:value="-3.9197" calcext:value-type="float">
            <text:p>-3.92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0313993" calcext:value-type="float">
            <text:p>0.00</text:p>
          </table:table-cell>
          <table:table-cell office:value-type="float" office:value="0.0000153829892" calcext:value-type="float">
            <text:p>0.00</text:p>
          </table:table-cell>
          <table:table-cell office:value-type="float" office:value="0.00001424935" calcext:value-type="float">
            <text:p>0.00</text:p>
          </table:table-cell>
          <table:table-cell office:value-type="float" office:value="0.0000355687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-3.92012" calcext:value-type="float">
            <text:p>-3.92</text:p>
          </table:table-cell>
          <table:table-cell table:style-name="ce15" office:value-type="float" office:value="-3.8916348" calcext:value-type="float">
            <text:p>-3.89</text:p>
          </table:table-cell>
          <table:table-cell table:style-name="ce15" office:value-type="float" office:value="-3.9201" calcext:value-type="float">
            <text:p>-3.92</text:p>
          </table:table-cell>
          <table:table-cell table:style-name="ce15" office:value-type="float" office:value="-3.79031" calcext:value-type="float">
            <text:p>-3.79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0.0376482" calcext:value-type="float">
            <text:p>0.04</text:p>
          </table:table-cell>
          <table:table-cell office:value-type="float" office:value="0.239426116" calcext:value-type="float">
            <text:p>0.24</text:p>
          </table:table-cell>
          <table:table-cell office:value-type="float" office:value="0.2129715" calcext:value-type="float">
            <text:p>0.21</text:p>
          </table:table-cell>
          <table:table-cell office:value-type="float" office:value="0.51564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17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0.848505" calcext:value-type="float">
            <text:p>0.85</text:p>
          </table:table-cell>
          <table:table-cell table:number-columns-repeated="5"/>
          <table:table-cell office:value-type="string" calcext:value-type="string">
            <text:p>SMD6[20]</text:p>
          </table:table-cell>
          <table:table-cell office:value-type="string" calcext:value-type="string">
            <text:p>DE+LEMKE</text:p>
          </table:table-cell>
          <table:table-cell office:value-type="float" office:value="7.04822E-027" calcext:value-type="float">
            <text:p>0.00</text:p>
          </table:table-cell>
          <table:table-cell office:value-type="float" office:value="1.68465599944E-023" calcext:value-type="float">
            <text:p>0.00</text:p>
          </table:table-cell>
          <table:table-cell office:value-type="float" office:value="1.154455E-024" calcext:value-type="float">
            <text:p>0.00</text:p>
          </table:table-cell>
          <table:table-cell office:value-type="float" office:value="2.26585E-02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0.848505" calcext:value-type="float">
            <text:p>0.85</text:p>
          </table:table-cell>
          <table:table-cell office:value-type="float" office:value="0.84850508" calcext:value-type="float">
            <text:p>0.85</text:p>
          </table:table-cell>
          <table:table-cell office:value-type="float" office:value="0.848505" calcext:value-type="float">
            <text:p>0.85</text:p>
          </table:table-cell>
          <table:table-cell office:value-type="float" office:value="0.848506" calcext:value-type="float">
            <text:p>0.85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221236" calcext:value-type="float">
            <text:p>0.00</text:p>
          </table:table-cell>
          <table:table-cell office:value-type="float" office:value="0.00005255608" calcext:value-type="float">
            <text:p>0.00</text:p>
          </table:table-cell>
          <table:table-cell office:value-type="float" office:value="0.00005118475" calcext:value-type="float">
            <text:p>0.00</text:p>
          </table:table-cell>
          <table:table-cell office:value-type="float" office:value="0.0000886806" calcext:value-type="float">
            <text:p>0.00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0.591586" calcext:value-type="float">
            <text:p>0.59</text:p>
          </table:table-cell>
          <table:table-cell table:style-name="ce15" office:value-type="float" office:value="0.7417593" calcext:value-type="float">
            <text:p>0.74</text:p>
          </table:table-cell>
          <table:table-cell table:style-name="ce15" office:value-type="float" office:value="0.751349" calcext:value-type="float">
            <text:p>0.75</text:p>
          </table:table-cell>
          <table:table-cell table:style-name="ce15" office:value-type="float" office:value="0.769914" calcext:value-type="float">
            <text:p>0.77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2.06439" calcext:value-type="float">
            <text:p>2.06</text:p>
          </table:table-cell>
          <table:table-cell office:value-type="float" office:value="10.997861" calcext:value-type="float">
            <text:p>11.00</text:p>
          </table:table-cell>
          <table:table-cell office:value-type="float" office:value="10.7304" calcext:value-type="float">
            <text:p>10.73</text:p>
          </table:table-cell>
          <table:table-cell office:value-type="float" office:value="24.3921" calcext:value-type="float">
            <text:p>24.39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Pr18</text:p>
          </table:table-cell>
          <table:table-cell office:value-type="string" calcext:value-type="string">
            <text:p>DE+LEMKE</text:p>
          </table:table-cell>
          <table:table-cell table:number-columns-repeated="4" office:value-type="float" office:value="1.56285" calcext:value-type="float">
            <text:p>1.56</text:p>
          </table:table-cell>
          <table:table-cell table:number-columns-repeated="5"/>
          <table:table-cell office:value-type="string" calcext:value-type="string">
            <text:p>SMD6[30]</text:p>
          </table:table-cell>
          <table:table-cell office:value-type="string" calcext:value-type="string">
            <text:p>DE+LEMKE</text:p>
          </table:table-cell>
          <table:table-cell office:value-type="float" office:value="7.46789E-018" calcext:value-type="float">
            <text:p>0.00</text:p>
          </table:table-cell>
          <table:table-cell office:value-type="float" office:value="5.818631838E-016" calcext:value-type="float">
            <text:p>0.00</text:p>
          </table:table-cell>
          <table:table-cell office:value-type="float" office:value="1.971685E-016" calcext:value-type="float">
            <text:p>0.00</text:p>
          </table:table-cell>
          <table:table-cell office:value-type="float" office:value="7.80854E-01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float" office:value="1.56285" calcext:value-type="float">
            <text:p>1.56</text:p>
          </table:table-cell>
          <table:table-cell office:value-type="float" office:value="1.5628846" calcext:value-type="float">
            <text:p>1.56</text:p>
          </table:table-cell>
          <table:table-cell office:value-type="float" office:value="1.56289" calcext:value-type="float">
            <text:p>1.56</text:p>
          </table:table-cell>
          <table:table-cell office:value-type="float" office:value="1.56294" calcext:value-type="float">
            <text:p>1.56</text:p>
          </table:table-cell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0.0000427525" calcext:value-type="float">
            <text:p>0.00</text:p>
          </table:table-cell>
          <table:table-cell office:value-type="float" office:value="0.000081808302" calcext:value-type="float">
            <text:p>0.00</text:p>
          </table:table-cell>
          <table:table-cell office:value-type="float" office:value="0.000083716" calcext:value-type="float">
            <text:p>0.00</text:p>
          </table:table-cell>
          <table:table-cell office:value-type="float" office:value="0.00011771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table:style-name="ce15" office:value-type="float" office:value="1.55993" calcext:value-type="float">
            <text:p>1.56</text:p>
          </table:table-cell>
          <table:table-cell table:style-name="ce15" office:value-type="float" office:value="1.5606132" calcext:value-type="float">
            <text:p>1.56</text:p>
          </table:table-cell>
          <table:table-cell table:style-name="ce15" office:value-type="float" office:value="1.56064" calcext:value-type="float">
            <text:p>1.56</text:p>
          </table:table-cell>
          <table:table-cell table:style-name="ce15" office:value-type="float" office:value="1.56108" calcext:value-type="float">
            <text:p>1.56</text:p>
          </table:table-cell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2.50886" calcext:value-type="float">
            <text:p>2.51</text:p>
          </table:table-cell>
          <table:table-cell office:value-type="float" office:value="11.549541" calcext:value-type="float">
            <text:p>11.55</text:p>
          </table:table-cell>
          <table:table-cell office:value-type="float" office:value="10.76335" calcext:value-type="float">
            <text:p>10.76</text:p>
          </table:table-cell>
          <table:table-cell office:value-type="float" office:value="24.1406" calcext:value-type="float">
            <text:p>24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1[10]</text:p>
          </table:table-cell>
          <table:table-cell office:value-type="string" calcext:value-type="string">
            <text:p>DE+LEMKE</text:p>
          </table:table-cell>
          <table:table-cell office:value-type="float" office:value="-1.0006" calcext:value-type="float">
            <text:p>-1.00</text:p>
          </table:table-cell>
          <table:table-cell office:value-type="float" office:value="-0.6243744" calcext:value-type="float">
            <text:p>-0.62</text:p>
          </table:table-cell>
          <table:table-cell office:value-type="float" office:value="-0.60036" calcext:value-type="float">
            <text:p>-0.60</text:p>
          </table:table-cell>
          <table:table-cell office:value-type="float" office:value="-0.20012" calcext:value-type="float">
            <text:p>-0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.00012" calcext:value-type="float">
            <text:p>-1.00</text:p>
          </table:table-cell>
          <table:table-cell office:value-type="float" office:value="-0.94137714" calcext:value-type="float">
            <text:p>-0.94</text:p>
          </table:table-cell>
          <table:table-cell office:value-type="float" office:value="-0.9990265" calcext:value-type="float">
            <text:p>-1.00</text:p>
          </table:table-cell>
          <table:table-cell office:value-type="float" office:value="-0.600359" calcext:value-type="float">
            <text:p>-0.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00196" calcext:value-type="float">
            <text:p>-1.00</text:p>
          </table:table-cell>
          <table:table-cell office:value-type="float" office:value="-0.64515362" calcext:value-type="float">
            <text:p>-0.65</text:p>
          </table:table-cell>
          <table:table-cell office:value-type="float" office:value="-0.601204" calcext:value-type="float">
            <text:p>-0.60</text:p>
          </table:table-cell>
          <table:table-cell office:value-type="float" office:value="-0.200454" calcext:value-type="float">
            <text:p>-0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1[20]</text:p>
          </table:table-cell>
          <table:table-cell office:value-type="string" calcext:value-type="string">
            <text:p>DE+LEMKE</text:p>
          </table:table-cell>
          <table:table-cell office:value-type="float" office:value="-0.70042" calcext:value-type="float">
            <text:p>-0.70</text:p>
          </table:table-cell>
          <table:table-cell office:value-type="float" office:value="-0.3470836" calcext:value-type="float">
            <text:p>-0.35</text:p>
          </table:table-cell>
          <table:table-cell office:value-type="float" office:value="-0.30018" calcext:value-type="float">
            <text:p>-0.30</text:p>
          </table:table-cell>
          <table:table-cell office:value-type="float" office:value="-0.10006" calcext:value-type="float">
            <text:p>-0.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0.800476" calcext:value-type="float">
            <text:p>-0.80</text:p>
          </table:table-cell>
          <table:table-cell office:value-type="float" office:value="-0.59243342" calcext:value-type="float">
            <text:p>-0.59</text:p>
          </table:table-cell>
          <table:table-cell office:value-type="float" office:value="-0.600358" calcext:value-type="float">
            <text:p>-0.60</text:p>
          </table:table-cell>
          <table:table-cell office:value-type="float" office:value="-0.400239" calcext:value-type="float">
            <text:p>-0.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701141" calcext:value-type="float">
            <text:p>-0.70</text:p>
          </table:table-cell>
          <table:table-cell office:value-type="float" office:value="-0.39715072" calcext:value-type="float">
            <text:p>-0.40</text:p>
          </table:table-cell>
          <table:table-cell office:value-type="float" office:value="-0.400729" calcext:value-type="float">
            <text:p>-0.40</text:p>
          </table:table-cell>
          <table:table-cell office:value-type="float" office:value="0.138823" calcext:value-type="float">
            <text:p>0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1[30]</text:p>
          </table:table-cell>
          <table:table-cell office:value-type="string" calcext:value-type="string">
            <text:p>DE+LEMKE</text:p>
          </table:table-cell>
          <table:table-cell office:value-type="float" office:value="-0.40024" calcext:value-type="float">
            <text:p>-0.40</text:p>
          </table:table-cell>
          <table:table-cell office:value-type="float" office:value="-0.239393842" calcext:value-type="float">
            <text:p>-0.24</text:p>
          </table:table-cell>
          <table:table-cell office:value-type="float" office:value="-0.266827" calcext:value-type="float">
            <text:p>-0.27</text:p>
          </table:table-cell>
          <table:table-cell office:value-type="float" office:value="-0.0406531" calcext:value-type="float">
            <text:p>-0.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0.587816" calcext:value-type="float">
            <text:p>-0.59</text:p>
          </table:table-cell>
          <table:table-cell office:value-type="float" office:value="-0.40998398" calcext:value-type="float">
            <text:p>-0.41</text:p>
          </table:table-cell>
          <table:table-cell office:value-type="float" office:value="-0.4000905" calcext:value-type="float">
            <text:p>-0.40</text:p>
          </table:table-cell>
          <table:table-cell office:value-type="float" office:value="-0.200118" calcext:value-type="float">
            <text:p>-0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0.534138" calcext:value-type="float">
            <text:p>-0.53</text:p>
          </table:table-cell>
          <table:table-cell office:value-type="float" office:value="-0.235026628" calcext:value-type="float">
            <text:p>-0.24</text:p>
          </table:table-cell>
          <table:table-cell office:value-type="float" office:value="-0.254124" calcext:value-type="float">
            <text:p>-0.25</text:p>
          </table:table-cell>
          <table:table-cell office:value-type="float" office:value="0.0777133" calcext:value-type="float">
            <text:p>0.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2[10]</text:p>
          </table:table-cell>
          <table:table-cell office:value-type="string" calcext:value-type="string">
            <text:p>DE+LEMKE</text:p>
          </table:table-cell>
          <table:table-cell office:value-type="float" office:value="-2.00001" calcext:value-type="float">
            <text:p>-2.00</text:p>
          </table:table-cell>
          <table:table-cell office:value-type="float" office:value="-2.0000042" calcext:value-type="float">
            <text:p>-2.00</text:p>
          </table:table-cell>
          <table:table-cell office:value-type="float" office:value="-2.00001" calcext:value-type="float">
            <text:p>-2.00</text:p>
          </table:table-cell>
          <table:table-cell office:value-type="float" office:value="-1.99989" calcext:value-type="float">
            <text:p>-2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2.00001" calcext:value-type="float">
            <text:p>-2.00</text:p>
          </table:table-cell>
          <table:table-cell office:value-type="float" office:value="-1.9999952" calcext:value-type="float">
            <text:p>-2.00</text:p>
          </table:table-cell>
          <table:table-cell office:value-type="float" office:value="-2" calcext:value-type="float">
            <text:p>-2.00</text:p>
          </table:table-cell>
          <table:table-cell office:value-type="float" office:value="-1.99992" calcext:value-type="float">
            <text:p>-2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99997" calcext:value-type="float">
            <text:p>-2.00</text:p>
          </table:table-cell>
          <table:table-cell office:value-type="float" office:value="-1.9999352" calcext:value-type="float">
            <text:p>-2.00</text:p>
          </table:table-cell>
          <table:table-cell office:value-type="float" office:value="-1.99994" calcext:value-type="float">
            <text:p>-2.00</text:p>
          </table:table-cell>
          <table:table-cell office:value-type="float" office:value="-1.99986" calcext:value-type="float">
            <text:p>-2.00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2[20]</text:p>
          </table:table-cell>
          <table:table-cell office:value-type="string" calcext:value-type="string">
            <text:p>DE+LEMKE</text:p>
          </table:table-cell>
          <table:table-cell office:value-type="float" office:value="-1.99972" calcext:value-type="float">
            <text:p>-2.00</text:p>
          </table:table-cell>
          <table:table-cell office:value-type="float" office:value="-1.9984828" calcext:value-type="float">
            <text:p>-2.00</text:p>
          </table:table-cell>
          <table:table-cell office:value-type="float" office:value="-1.99903" calcext:value-type="float">
            <text:p>-2.00</text:p>
          </table:table-cell>
          <table:table-cell office:value-type="float" office:value="-1.98815" calcext:value-type="float">
            <text:p>-1.99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.99972" calcext:value-type="float">
            <text:p>-2.00</text:p>
          </table:table-cell>
          <table:table-cell office:value-type="float" office:value="-1.9984828" calcext:value-type="float">
            <text:p>-2.00</text:p>
          </table:table-cell>
          <table:table-cell office:value-type="float" office:value="-1.99903" calcext:value-type="float">
            <text:p>-2.00</text:p>
          </table:table-cell>
          <table:table-cell office:value-type="float" office:value="-1.98815" calcext:value-type="float">
            <text:p>-1.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2.00097" calcext:value-type="float">
            <text:p>-2.00</text:p>
          </table:table-cell>
          <table:table-cell office:value-type="float" office:value="-1.9986566" calcext:value-type="float">
            <text:p>-2.00</text:p>
          </table:table-cell>
          <table:table-cell office:value-type="float" office:value="-1.99938" calcext:value-type="float">
            <text:p>-2.00</text:p>
          </table:table-cell>
          <table:table-cell office:value-type="float" office:value="-1.97934" calcext:value-type="float">
            <text:p>-1.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2[30]</text:p>
          </table:table-cell>
          <table:table-cell office:value-type="string" calcext:value-type="string">
            <text:p>DE+LEMKE</text:p>
          </table:table-cell>
          <table:table-cell office:value-type="float" office:value="-1.99936" calcext:value-type="float">
            <text:p>-2.00</text:p>
          </table:table-cell>
          <table:table-cell office:value-type="float" office:value="-1.9946418" calcext:value-type="float">
            <text:p>-1.99</text:p>
          </table:table-cell>
          <table:table-cell office:value-type="float" office:value="-1.996805" calcext:value-type="float">
            <text:p>-2.00</text:p>
          </table:table-cell>
          <table:table-cell office:value-type="float" office:value="-1.93863" calcext:value-type="float">
            <text:p>-1.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.99936" calcext:value-type="float">
            <text:p>-2.00</text:p>
          </table:table-cell>
          <table:table-cell office:value-type="float" office:value="-1.9946418" calcext:value-type="float">
            <text:p>-1.99</text:p>
          </table:table-cell>
          <table:table-cell office:value-type="float" office:value="-1.996805" calcext:value-type="float">
            <text:p>-2.00</text:p>
          </table:table-cell>
          <table:table-cell office:value-type="float" office:value="-1.93863" calcext:value-type="float">
            <text:p>-1.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.99921" calcext:value-type="float">
            <text:p>-2.00</text:p>
          </table:table-cell>
          <table:table-cell office:value-type="float" office:value="-1.996238" calcext:value-type="float">
            <text:p>-2.00</text:p>
          </table:table-cell>
          <table:table-cell office:value-type="float" office:value="-1.99707" calcext:value-type="float">
            <text:p>-2.00</text:p>
          </table:table-cell>
          <table:table-cell office:value-type="float" office:value="-1.98355" calcext:value-type="float">
            <text:p>-1.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5"/>
          <table:table-cell office:value-type="string" calcext:value-type="string">
            <text:p>RESTRquad3[10]</text:p>
          </table:table-cell>
          <table:table-cell office:value-type="string" calcext:value-type="string">
            <text:p>DE+LEMKE</text:p>
          </table:table-cell>
          <table:table-cell office:value-type="float" office:value="-14.0005" calcext:value-type="float">
            <text:p>-14.00</text:p>
          </table:table-cell>
          <table:table-cell table:number-columns-repeated="2" office:value-type="float" office:value="-6.500502" calcext:value-type="float">
            <text:p>-6.50</text:p>
          </table:table-cell>
          <table:table-cell office:value-type="float" office:value="0.999496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4.0004" calcext:value-type="float">
            <text:p>-14.00</text:p>
          </table:table-cell>
          <table:table-cell office:value-type="float" office:value="-6.78486436" calcext:value-type="float">
            <text:p>-6.78</text:p>
          </table:table-cell>
          <table:table-cell office:value-type="float" office:value="-13.72385" calcext:value-type="float">
            <text:p>-13.72</text:p>
          </table:table-cell>
          <table:table-cell office:value-type="float" office:value="1.00386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4.233" calcext:value-type="float">
            <text:p>-14.23</text:p>
          </table:table-cell>
          <table:table-cell office:value-type="float" office:value="-9.6429474" calcext:value-type="float">
            <text:p>-9.64</text:p>
          </table:table-cell>
          <table:table-cell office:value-type="float" office:value="-14.19535" calcext:value-type="float">
            <text:p>-14.20</text:p>
          </table:table-cell>
          <table:table-cell office:value-type="float" office:value="0.995829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RESTRquad3[20]</text:p>
          </table:table-cell>
          <table:table-cell office:value-type="string" calcext:value-type="string">
            <text:p>DE+LEMKE</text:p>
          </table:table-cell>
          <table:table-cell office:value-type="float" office:value="-14.0005" calcext:value-type="float">
            <text:p>-14.00</text:p>
          </table:table-cell>
          <table:table-cell office:value-type="float" office:value="-2.30050312" calcext:value-type="float">
            <text:p>-2.30</text:p>
          </table:table-cell>
          <table:table-cell table:number-columns-repeated="2" office:value-type="float" office:value="0.999496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3.9978" calcext:value-type="float">
            <text:p>-14.00</text:p>
          </table:table-cell>
          <table:table-cell office:value-type="float" office:value="-2.2924976" calcext:value-type="float">
            <text:p>-2.29</text:p>
          </table:table-cell>
          <table:table-cell office:value-type="float" office:value="1.00396" calcext:value-type="float">
            <text:p>1.00</text:p>
          </table:table-cell>
          <table:table-cell office:value-type="float" office:value="1.00604" calcext:value-type="float">
            <text:p>1.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20.5585" calcext:value-type="float">
            <text:p>-20.56</text:p>
          </table:table-cell>
          <table:table-cell office:value-type="float" office:value="-0.988520408163265" calcext:value-type="float">
            <text:p>-0.99</text:p>
          </table:table-cell>
          <table:table-cell office:value-type="float" office:value="0.996414" calcext:value-type="float">
            <text:p>1.00</text:p>
          </table:table-cell>
          <table:table-cell office:value-type="float" office:value="0.997651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RESTRquad3[30]</text:p>
          </table:table-cell>
          <table:table-cell office:value-type="string" calcext:value-type="string">
            <text:p>DE+LEMKE</text:p>
          </table:table-cell>
          <table:table-cell office:value-type="float" office:value="-14.0005" calcext:value-type="float">
            <text:p>-14.00</text:p>
          </table:table-cell>
          <table:table-cell office:value-type="float" office:value="-0.20050368" calcext:value-type="float">
            <text:p>-0.20</text:p>
          </table:table-cell>
          <table:table-cell table:number-columns-repeated="2" office:value-type="float" office:value="0.999496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-13.9771" calcext:value-type="float">
            <text:p>-13.98</text:p>
          </table:table-cell>
          <table:table-cell office:value-type="float" office:value="-0.1927228" calcext:value-type="float">
            <text:p>-0.19</text:p>
          </table:table-cell>
          <table:table-cell office:value-type="float" office:value="1.005195" calcext:value-type="float">
            <text:p>1.01</text:p>
          </table:table-cell>
          <table:table-cell office:value-type="float" office:value="1.0065" calcext:value-type="float">
            <text:p>1.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-14.1501" calcext:value-type="float">
            <text:p>-14.15</text:p>
          </table:table-cell>
          <table:table-cell office:value-type="float" office:value="-0.18698586" calcext:value-type="float">
            <text:p>-0.19</text:p>
          </table:table-cell>
          <table:table-cell office:value-type="float" office:value="0.9970495" calcext:value-type="float">
            <text:p>1.00</text:p>
          </table:table-cell>
          <table:table-cell office:value-type="float" office:value="0.998815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RESTRquad4[10]</text:p>
          </table:table-cell>
          <table:table-cell office:value-type="string" calcext:value-type="string">
            <text:p>DE+LEMKE</text:p>
          </table:table-cell>
          <table:table-cell office:value-type="float" office:value="1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1.00188" calcext:value-type="float">
            <text:p>1.00</text:p>
          </table:table-cell>
          <table:table-cell office:value-type="float" office:value="1.0121016" calcext:value-type="float">
            <text:p>1.01</text:p>
          </table:table-cell>
          <table:table-cell office:value-type="float" office:value="1.0111" calcext:value-type="float">
            <text:p>1.01</text:p>
          </table:table-cell>
          <table:table-cell office:value-type="float" office:value="1.10805" calcext:value-type="float">
            <text:p>1.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1.00065" calcext:value-type="float">
            <text:p>1.00</text:p>
          </table:table-cell>
          <table:table-cell office:value-type="float" office:value="1.0033708" calcext:value-type="float">
            <text:p>1.00</text:p>
          </table:table-cell>
          <table:table-cell office:value-type="float" office:value="1.001325" calcext:value-type="float">
            <text:p>1.00</text:p>
          </table:table-cell>
          <table:table-cell office:value-type="float" office:value="1.10136" calcext:value-type="float">
            <text:p>1.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RESTRquad4[20]</text:p>
          </table:table-cell>
          <table:table-cell office:value-type="string" calcext:value-type="string">
            <text:p>DE+LEMKE</text:p>
          </table:table-cell>
          <table:table-cell office:value-type="float" office:value="1" calcext:value-type="float">
            <text:p>1.00</text:p>
          </table:table-cell>
          <table:table-cell office:value-type="float" office:value="1.0100052" calcext:value-type="float">
            <text:p>1.01</text:p>
          </table:table-cell>
          <table:table-cell office:value-type="float" office:value="1" calcext:value-type="float">
            <text:p>1.00</text:p>
          </table:table-cell>
          <table:table-cell office:value-type="float" office:value="1.05001" calcext:value-type="float">
            <text:p>1.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1.00944" calcext:value-type="float">
            <text:p>1.01</text:p>
          </table:table-cell>
          <table:table-cell office:value-type="float" office:value="1.0213828" calcext:value-type="float">
            <text:p>1.02</text:p>
          </table:table-cell>
          <table:table-cell office:value-type="float" office:value="1.013855" calcext:value-type="float">
            <text:p>1.01</text:p>
          </table:table-cell>
          <table:table-cell office:value-type="float" office:value="1.06919" calcext:value-type="float">
            <text:p>1.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1.00212" calcext:value-type="float">
            <text:p>1.00</text:p>
          </table:table-cell>
          <table:table-cell office:value-type="float" office:value="1.010253" calcext:value-type="float">
            <text:p>1.01</text:p>
          </table:table-cell>
          <table:table-cell office:value-type="float" office:value="1.0035" calcext:value-type="float">
            <text:p>1.00</text:p>
          </table:table-cell>
          <table:table-cell office:value-type="float" office:value="1.097" calcext:value-type="float">
            <text:p>1.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RESTRquad4[30]</text:p>
          </table:table-cell>
          <table:table-cell office:value-type="string" calcext:value-type="string">
            <text:p>DE+LEMKE</text:p>
          </table:table-cell>
          <table:table-cell office:value-type="float" office:value="1.00001" calcext:value-type="float">
            <text:p>1.00</text:p>
          </table:table-cell>
          <table:table-cell office:value-type="float" office:value="1.0113504" calcext:value-type="float">
            <text:p>1.01</text:p>
          </table:table-cell>
          <table:table-cell office:value-type="float" office:value="1.0008" calcext:value-type="float">
            <text:p>1.00</text:p>
          </table:table-cell>
          <table:table-cell office:value-type="float" office:value="1.10124" calcext:value-type="float">
            <text:p>1.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R-DE+LEMKE</text:p>
          </table:table-cell>
          <table:table-cell office:value-type="float" office:value="1.00942" calcext:value-type="float">
            <text:p>1.01</text:p>
          </table:table-cell>
          <table:table-cell office:value-type="float" office:value="1.0247406" calcext:value-type="float">
            <text:p>1.02</text:p>
          </table:table-cell>
          <table:table-cell office:value-type="float" office:value="1.01585" calcext:value-type="float">
            <text:p>1.02</text:p>
          </table:table-cell>
          <table:table-cell office:value-type="float" office:value="1.11948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office:value-type="string" calcext:value-type="string">
            <text:p>DE+DE</text:p>
          </table:table-cell>
          <table:table-cell office:value-type="float" office:value="1.00359" calcext:value-type="float">
            <text:p>1.00</text:p>
          </table:table-cell>
          <table:table-cell office:value-type="float" office:value="1.0217824" calcext:value-type="float">
            <text:p>1.02</text:p>
          </table:table-cell>
          <table:table-cell office:value-type="float" office:value="1.005795" calcext:value-type="float">
            <text:p>1.01</text:p>
          </table:table-cell>
          <table:table-cell office:value-type="float" office:value="1.1231" calcext:value-type="float">
            <text:p>1.12</text:p>
          </table:table-cell>
          <table:table-cell table:number-columns-repeated="4"/>
        </table:table-row>
      </table:table>
      <table:table table:name="Sheet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5"/>
        <table:table-column table:style-name="co9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stratégia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Pr.</text:p>
          </table:table-cell>
          <table:table-cell office:value-type="string" calcext:value-type="string">
            <text:p>Estratégia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0.0003, 4.9998, 10, 4.9998)</text:p>
          </table:table-cell>
          <table:table-cell office:value-type="float" office:value="224.996" calcext:value-type="float">
            <text:p>224.996</text:p>
          </table:table-cell>
          <table:table-cell office:value-type="float" office:value="100.006" calcext:value-type="float">
            <text:p>100.006</text:p>
          </table:table-cell>
          <table:table-cell table:number-columns-repeated="2"/>
          <table:table-cell office:value-type="string" calcext:value-type="string">
            <text:p>SMDquad1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20.0002, 4.9999, 10, 4.9999)</text:p>
          </table:table-cell>
          <table:table-cell office:value-type="float" office:value="224.997" calcext:value-type="float">
            <text:p>224.997</text:p>
          </table:table-cell>
          <table:table-cell office:value-type="float" office:value="100.004" calcext:value-type="float">
            <text:p>100.004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20.0001, 5, 10, 4.99678)</text:p>
          </table:table-cell>
          <table:table-cell table:style-name="ce6" office:value-type="float" office:value="224.934" calcext:value-type="float">
            <text:p>224.934</text:p>
          </table:table-cell>
          <table:table-cell office:value-type="float" office:value="100.001" calcext:value-type="float">
            <text:p>100.001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0, <text:s/>5, <text:s/>10, <text:s/>5)</text:p>
          </table:table-cell>
          <table:table-cell office:value-type="float" office:value="225" calcext:value-type="float">
            <text:p>225.000</text:p>
          </table:table-cell>
          <table:table-cell office:value-type="float" office:value="100" calcext:value-type="float">
            <text:p>100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, 2.38896e-17, 1.5, -5e-06)</text:p>
          </table:table-cell>
          <table:table-cell office:value-type="float" office:value="3.25001" calcext:value-type="float">
            <text:p>3.250</text:p>
          </table:table-cell>
          <table:table-cell office:value-type="float" office:value="4.00002" calcext:value-type="float">
            <text:p>4.000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MDquad1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99999, -1.52848e-06, 1.49998, 7.75904e-06)</text:p>
          </table:table-cell>
          <table:table-cell office:value-type="float" office:value="3.24999" calcext:value-type="float">
            <text:p>3.250</text:p>
          </table:table-cell>
          <table:table-cell office:value-type="float" office:value="3.99994" calcext:value-type="float">
            <text:p>4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2.00002, 7.9501e-06, 0, 0)</text:p>
          </table:table-cell>
          <table:table-cell table:style-name="ce6" office:value-type="float" office:value="4.00003" calcext:value-type="float">
            <text:p>4.000</text:p>
          </table:table-cell>
          <table:table-cell office:value-type="float" office:value="-2.00003" calcext:value-type="float">
            <text:p>-2.000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, <text:s/>0, <text:s/>1.5, <text:s/>0)</text:p>
          </table:table-cell>
          <table:table-cell office:value-type="float" office:value="3.25" calcext:value-type="float">
            <text:p>3.250</text:p>
          </table:table-cell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30, -10, 10)</text:p>
          </table:table-cell>
          <table:table-cell office:value-type="float" office:value="-0.000205" calcext:value-type="float">
            <text:p>0.000</text:p>
          </table:table-cell>
          <table:table-cell office:value-type="float" office:value="100.002" calcext:value-type="float">
            <text:p>100.002</text:p>
          </table:table-cell>
          <table:table-cell table:number-columns-repeated="2"/>
          <table:table-cell office:value-type="string" calcext:value-type="string">
            <text:p>SMDquad1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-2.04562e-05, 30.0001, -10, 10)</text:p>
          </table:table-cell>
          <table:table-cell office:value-type="float" office:value="0.0000687004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7.66638e-05, 29.9887, -10, 9.99433)</text:p>
          </table:table-cell>
          <table:table-cell table:style-name="ce6" office:value-type="float" office:value="-0.00553722" calcext:value-type="float">
            <text:p>-0.006</text:p>
          </table:table-cell>
          <table:table-cell office:value-type="float" office:value="99.9985" calcext:value-type="float">
            <text:p>99.999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<text:s/>0, <text:s/>-10, <text:s/>-10)</text:p>
          </table:table-cell>
          <table:table-cell office:value-type="float" office:value="0" calcext:value-type="float">
            <text:p>0.000</text:p>
          </table:table-cell>
          <table:table-cell office:value-type="float" office:value="200" calcext:value-type="float">
            <text:p>200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999999, -3.33333e-06)</text:p>
          </table:table-cell>
          <table:table-cell office:value-type="float" office:value="17" calcext:value-type="float">
            <text:p>17.000</text:p>
          </table:table-cell>
          <table:table-cell office:value-type="float" office:value="1.00001" calcext:value-type="float">
            <text:p>1.000</text:p>
          </table:table-cell>
          <table:table-cell table:number-columns-repeated="2"/>
          <table:table-cell office:value-type="string" calcext:value-type="string">
            <text:p>SMDquad2[10]</text:p>
          </table:table-cell>
          <table:table-cell office:value-type="string" calcext:value-type="string">
            <text:p>DE+LEMKE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, 1.4656e-05)</text:p>
          </table:table-cell>
          <table:table-cell office:value-type="float" office:value="17" calcext:value-type="float">
            <text:p>17.000</text:p>
          </table:table-cell>
          <table:table-cell office:value-type="float" office:value="0.999949" calcext:value-type="float">
            <text:p>1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.0634, 0)</text:p>
          </table:table-cell>
          <table:table-cell table:style-name="ce6" office:value-type="float" office:value="16.4968" calcext:value-type="float">
            <text:p>16.497</text:p>
          </table:table-cell>
          <table:table-cell office:value-type="float" office:value="1" calcext:value-type="float">
            <text:p>1.000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<text:s/>0)</text:p>
          </table:table-cell>
          <table:table-cell office:value-type="float" office:value="17" calcext:value-type="float">
            <text:p>17.000</text:p>
          </table:table-cell>
          <table:table-cell office:value-type="float" office:value="1" calcext:value-type="float">
            <text:p>1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00522166, 2.00004, 1.875, 0.906259)</text:p>
          </table:table-cell>
          <table:table-cell office:value-type="float" office:value="-12.6788" calcext:value-type="float">
            <text:p>-12.679</text:p>
          </table:table-cell>
          <table:table-cell office:value-type="float" office:value="-1.01562" calcext:value-type="float">
            <text:p>-1.016</text:p>
          </table:table-cell>
          <table:table-cell table:number-columns-repeated="2"/>
          <table:table-cell office:value-type="string" calcext:value-type="string">
            <text:p>SMDquad2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0.0004509, 2.00005, 1.875, 0.906262)</text:p>
          </table:table-cell>
          <table:table-cell office:value-type="float" office:value="-12.6788" calcext:value-type="float">
            <text:p>-12.679</text:p>
          </table:table-cell>
          <table:table-cell office:value-type="float" office:value="-1.01569" calcext:value-type="float">
            <text:p>-1.016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0.0311547, 1.99914, 1.88609, 0.914373)</text:p>
          </table:table-cell>
          <table:table-cell table:style-name="ce6" office:value-type="float" office:value="-12.7067" calcext:value-type="float">
            <text:p>-12.707</text:p>
          </table:table-cell>
          <table:table-cell office:value-type="float" office:value="-1.01258" calcext:value-type="float">
            <text:p>-1.013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<text:s/>1.99996, <text:s/>1.87549, <text:s/>0.906606)</text:p>
          </table:table-cell>
          <table:table-cell office:value-type="float" office:value="-12.6787" calcext:value-type="float">
            <text:p>-12.679</text:p>
          </table:table-cell>
          <table:table-cell office:value-type="float" office:value="-1.0156" calcext:value-type="float">
            <text:p>-1.016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7, 0)</text:p>
          </table:table-cell>
          <table:table-cell office:value-type="float" office:value="-1.20988" calcext:value-type="float">
            <text:p>-1.210</text:p>
          </table:table-cell>
          <table:table-cell office:value-type="float" office:value="7.6173" calcext:value-type="float">
            <text:p>7.617</text:p>
          </table:table-cell>
          <table:table-cell table:number-columns-repeated="2"/>
          <table:table-cell office:value-type="string" calcext:value-type="string">
            <text:p>SMDquad2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88889, 0.888889, 0)</text:p>
          </table:table-cell>
          <table:table-cell office:value-type="float" office:value="-1.20988" calcext:value-type="float">
            <text:p>-1.210</text:p>
          </table:table-cell>
          <table:table-cell office:value-type="float" office:value="7.61729" calcext:value-type="float">
            <text:p>7.617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.88826, 0.888364, 0)</text:p>
          </table:table-cell>
          <table:table-cell table:style-name="ce6" office:value-type="float" office:value="-1.21079" calcext:value-type="float">
            <text:p>-1.211</text:p>
          </table:table-cell>
          <table:table-cell office:value-type="float" office:value="7.6204" calcext:value-type="float">
            <text:p>7.620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8889, <text:s text:c="2"/>0.888889, <text:s text:c="2"/>0)</text:p>
          </table:table-cell>
          <table:table-cell office:value-type="float" office:value="-1.21" calcext:value-type="float">
            <text:p>-1.210</text:p>
          </table:table-cell>
          <table:table-cell office:value-type="float" office:value="7.61" calcext:value-type="float">
            <text:p>7.61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MDquad3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0.999904, 0)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, 0)</text:p>
          </table:table-cell>
          <table:table-cell table:style-name="ce6"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<text:s/>0)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3)</text:p>
          </table:table-cell>
          <table:table-cell office:value-type="float" office:value="5" calcext:value-type="float">
            <text:p>5.000</text:p>
          </table:table-cell>
          <table:table-cell office:value-type="float" office:value="4" calcext:value-type="float">
            <text:p>4.000</text:p>
          </table:table-cell>
          <table:table-cell table:number-columns-repeated="2"/>
          <table:table-cell office:value-type="string" calcext:value-type="string">
            <text:p>SMDquad3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00004, 3.00009)</text:p>
          </table:table-cell>
          <table:table-cell office:value-type="float" office:value="5" calcext:value-type="float">
            <text:p>5.000</text:p>
          </table:table-cell>
          <table:table-cell office:value-type="float" office:value="3.99966" calcext:value-type="float">
            <text:p>4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0.990909, 2.97555)</text:p>
          </table:table-cell>
          <table:table-cell table:style-name="ce6" office:value-type="float" office:value="4.98814" calcext:value-type="float">
            <text:p>4.988</text:p>
          </table:table-cell>
          <table:table-cell office:value-type="float" office:value="4.09841" calcext:value-type="float">
            <text:p>4.098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<text:s/>3)</text:p>
          </table:table-cell>
          <table:table-cell office:value-type="float" office:value="5" calcext:value-type="float">
            <text:p>5.000</text:p>
          </table:table-cell>
          <table:table-cell office:value-type="float" office:value="4" calcext:value-type="float">
            <text:p>4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0.90002, 0, 0.60008, 0.39992)</text:p>
          </table:table-cell>
          <table:table-cell office:value-type="float" office:value="-29.2022" calcext:value-type="float">
            <text:p>-29.202</text:p>
          </table:table-cell>
          <table:table-cell office:value-type="float" office:value="3.19986" calcext:value-type="float">
            <text:p>3.200</text:p>
          </table:table-cell>
          <table:table-cell table:number-columns-repeated="2"/>
          <table:table-cell office:value-type="string" calcext:value-type="string">
            <text:p>SMDquad3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-9.98793e-05, 0.900015, 0, 0.600077, 0.399907)</text:p>
          </table:table-cell>
          <table:table-cell office:value-type="float" office:value="-29.202" calcext:value-type="float">
            <text:p>-29.202</text:p>
          </table:table-cell>
          <table:table-cell office:value-type="float" office:value="3.19982" calcext:value-type="float">
            <text:p>3.2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-9.00814e-05, 0.899886, 0.000259301, 0.600242, 0.399924)</text:p>
          </table:table-cell>
          <table:table-cell table:style-name="ce6" office:value-type="float" office:value="-29.2072" calcext:value-type="float">
            <text:p>-29.207</text:p>
          </table:table-cell>
          <table:table-cell office:value-type="float" office:value="3.20003" calcext:value-type="float">
            <text:p>3.200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<text:s/>0.9, <text:s/>0, <text:s/>0.6, <text:s/>0.4)</text:p>
          </table:table-cell>
          <table:table-cell office:value-type="float" office:value="-29.2" calcext:value-type="float">
            <text:p>-29.200</text:p>
          </table:table-cell>
          <table:table-cell office:value-type="float" office:value="3.2" calcext:value-type="float">
            <text:p>3.2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0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4995, 0.8001, 0, 0.2004, 0.7996)</text:p>
          </table:table-cell>
          <table:table-cell office:value-type="float" office:value="-18.4108" calcext:value-type="float">
            <text:p>-18.411</text:p>
          </table:table-cell>
          <table:table-cell office:value-type="float" office:value="1.7996" calcext:value-type="float">
            <text:p>1.800</text:p>
          </table:table-cell>
          <table:table-cell table:number-columns-repeated="2"/>
          <table:table-cell office:value-type="string" calcext:value-type="string">
            <text:p>SMDquad4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0.499515, 0.800095, 0, 0.200387, 0.799608)</text:p>
          </table:table-cell>
          <table:table-cell office:value-type="float" office:value="-18.4104" calcext:value-type="float">
            <text:p>-18.410</text:p>
          </table:table-cell>
          <table:table-cell office:value-type="float" office:value="1.7996" calcext:value-type="float">
            <text:p>1.8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0.479759, 0.803189, 0, 0.213485, 0.786049)</text:p>
          </table:table-cell>
          <table:table-cell table:style-name="ce6" office:value-type="float" office:value="-18.7344" calcext:value-type="float">
            <text:p>-18.734</text:p>
          </table:table-cell>
          <table:table-cell office:value-type="float" office:value="1.78558" calcext:value-type="float">
            <text:p>1.786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5, <text:s/>0.8, <text:s/>0, <text:s/>0.2, <text:s/>0.8)</text:p>
          </table:table-cell>
          <table:table-cell office:value-type="float" office:value="-18.4" calcext:value-type="float">
            <text:p>-18.400</text:p>
          </table:table-cell>
          <table:table-cell office:value-type="float" office:value="1.8" calcext:value-type="float">
            <text:p>1.8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5456, 0.77989, 0.156385, 2.20985, 1.88727, 0)</text:p>
          </table:table-cell>
          <table:table-cell office:value-type="float" office:value="14.9887" calcext:value-type="float">
            <text:p>14.989</text:p>
          </table:table-cell>
          <table:table-cell office:value-type="float" office:value="-16.9855" calcext:value-type="float">
            <text:p>-16.986</text:p>
          </table:table-cell>
          <table:table-cell table:number-columns-repeated="2"/>
          <table:table-cell office:value-type="string" calcext:value-type="string">
            <text:p>SMDquad4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54551, 0.780074, 0.156246, 2.20984, 1.8874, 0)</text:p>
          </table:table-cell>
          <table:table-cell office:value-type="float" office:value="14.9916" calcext:value-type="float">
            <text:p>14.992</text:p>
          </table:table-cell>
          <table:table-cell office:value-type="float" office:value="-16.9866" calcext:value-type="float">
            <text:p>-16.987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.54498, 0.779319, 0.156163, 2.21007, 1.88675, 0)</text:p>
          </table:table-cell>
          <table:table-cell table:style-name="ce6" office:value-type="float" office:value="14.9815" calcext:value-type="float">
            <text:p>14.982</text:p>
          </table:table-cell>
          <table:table-cell office:value-type="float" office:value="-16.9808" calcext:value-type="float">
            <text:p>-16.981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55, <text:s/>0.78, <text:s/>0.16, <text:s/>2.21, <text:s/>1.89, <text:s/>0)</text:p>
          </table:table-cell>
          <table:table-cell office:value-type="float" office:value="14.99" calcext:value-type="float">
            <text:p>14.990</text:p>
          </table:table-cell>
          <table:table-cell office:value-type="float" office:value="-16.99" calcext:value-type="float">
            <text:p>-16.99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2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0004, 9.8757, 9.9999, 0.0024, 7.0326, 4.2442, 0.0001, 9.9998, 0.0005, 9.9990, 3.098, 10, 10, 10, 0, 9.9986)</text:p>
          </table:table-cell>
          <table:table-cell office:value-type="float" office:value="-466.827" calcext:value-type="float">
            <text:p>-466.827</text:p>
          </table:table-cell>
          <table:table-cell office:value-type="float" office:value="-10.7135" calcext:value-type="float">
            <text:p>-10.714</text:p>
          </table:table-cell>
          <table:table-cell table:number-columns-repeated="2"/>
          <table:table-cell office:value-type="string" calcext:value-type="string">
            <text:p>SMDquad4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0.0004, 9.8757, 9.9999, 0.0024, 7.0326, 4.2442, 0.0001, 9.9998, 0.0005, 9.9990, 3.098, 10, 10, 10, 0, 9.9986)</text:p>
          </table:table-cell>
          <table:table-cell office:value-type="float" office:value="-466.827" calcext:value-type="float">
            <text:p>-466.827</text:p>
          </table:table-cell>
          <table:table-cell office:value-type="float" office:value="-10.7135" calcext:value-type="float">
            <text:p>-10.714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4.87e-05, 7.2510, 9.9999, 9.05e-05, 8.4700, 2.7748, -2.20e-05, 9.9999, 0.0060, 9.9995, 3.1823, 10, 10, 10, 0, 9.9977)</text:p>
          </table:table-cell>
          <table:table-cell table:style-name="ce6" office:value-type="float" office:value="-467.569" calcext:value-type="float">
            <text:p>-467.569</text:p>
          </table:table-cell>
          <table:table-cell office:value-type="float" office:value="-10.4667" calcext:value-type="float">
            <text:p>-10.467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<text:s/>2.44, <text:s/>10, <text:s/>0, <text:s/>10, <text:s/>8.74, <text:s/>5.25, <text:s/>10, <text:s/>0, <text:s/>10, <text:s/>3.73, <text:s/>10, <text:s/>10, <text:s/>10, <text:s/>0, <text:s/>0)</text:p>
          </table:table-cell>
          <table:table-cell office:value-type="float" office:value="-453.61" calcext:value-type="float">
            <text:p>-453.610</text:p>
          </table:table-cell>
          <table:table-cell office:value-type="float" office:value="-68.81" calcext:value-type="float">
            <text:p>-68.81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3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7.35587, 3.53376, 11.6442, 17.4663, 0.889575, 10.0001, 29.1105, 0)</text:p>
          </table:table-cell>
          <table:table-cell office:value-type="float" office:value="6600.01" calcext:value-type="float">
            <text:p>6600.010</text:p>
          </table:table-cell>
          <table:table-cell office:value-type="string" calcext:value-type="string">
            <text:p>18.674, 38.686</text:p>
          </table:table-cell>
          <table:table-cell office:value-type="float" office:value="57.3609" calcext:value-type="float">
            <text:p>57.3609</text:p>
          </table:table-cell>
          <table:table-cell/>
          <table:table-cell office:value-type="string" calcext:value-type="string">
            <text:p>SMDquad5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7.37148, 3.55758, 11.6284, 17.4426, 0.929533, 9.99952, 29.071, 0)</text:p>
          </table:table-cell>
          <table:table-cell office:value-type="float" office:value="6600.01" calcext:value-type="float">
            <text:p>6600.010</text:p>
          </table:table-cell>
          <table:table-cell office:value-type="string" calcext:value-type="string">
            <text:p>18.431, 39.153</text:p>
          </table:table-cell>
          <table:table-cell office:value-type="float" office:value="57.5832" calcext:value-type="float">
            <text:p>57.5832</text:p>
          </table:table-cell>
          <table:table-cell table:number-columns-repeated="2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7.92998, 4.39059, 11.0718, 16.6076, 2.3147, 10.0059, 27.6795, 0)</text:p>
          </table:table-cell>
          <table:table-cell table:style-name="ce6" office:value-type="float" office:value="6600.02" calcext:value-type="float">
            <text:p>6600.020</text:p>
          </table:table-cell>
          <table:table-cell office:value-type="string" calcext:value-type="string">
            <text:p>11.805, 57.590</text:p>
          </table:table-cell>
          <table:table-cell office:value-type="float" office:value="69.3941" calcext:value-type="float">
            <text:p>69.3941</text:p>
          </table:table-cell>
          <table:table-cell table:number-columns-repeated="2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7.02, <text:s text:c="2"/>3.03, <text:s text:c="2"/>11.98, <text:s text:c="2"/>17.97, <text:s text:c="2"/>0.05, <text:s text:c="2"/>10.00, <text:s text:c="2"/>29.95, <text:s text:c="2"/>0)</text:p>
          </table:table-cell>
          <table:table-cell office:value-type="float" office:value="6600" calcext:value-type="float">
            <text:p>6600.000</text:p>
          </table:table-cell>
          <table:table-cell table:style-name="ce6" office:value-type="string" calcext:value-type="string">
            <text:p>24.58, <text:s text:c="2"/>29.54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6.35905e-05, 30.0003, -10, 10.0001)</text:p>
          </table:table-cell>
          <table:table-cell office:value-type="float" office:value="0" calcext:value-type="float">
            <text:p>0.000</text:p>
          </table:table-cell>
          <table:table-cell office:value-type="float" office:value="100.001" calcext:value-type="float">
            <text:p>100.001</text:p>
          </table:table-cell>
          <table:table-cell table:number-columns-repeated="2"/>
          <table:table-cell office:value-type="string" calcext:value-type="string">
            <text:p>SMDquad5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3.26149e-05, 29.9999, -10, 9.99992)</text:p>
          </table:table-cell>
          <table:table-cell office:value-type="float" office:value="0.000142816" calcext:value-type="float">
            <text:p>0.000</text:p>
          </table:table-cell>
          <table:table-cell office:value-type="float" office:value="99.9993" calcext:value-type="float">
            <text:p>99.999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-6.15332e-05, 30.0005, -10, 10.0003)</text:p>
          </table:table-cell>
          <table:table-cell table:style-name="ce6" office:value-type="float" office:value="0.00000000272377" calcext:value-type="float">
            <text:p>0.000</text:p>
          </table:table-cell>
          <table:table-cell office:value-type="float" office:value="100.001" calcext:value-type="float">
            <text:p>100.001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00, <text:s text:c="2"/>30.00, <text:s text:c="2"/>-10.00, <text:s text:c="2"/>10.00)</text:p>
          </table:table-cell>
          <table:table-cell office:value-type="float" office:value="0" calcext:value-type="float">
            <text:p>0.000</text:p>
          </table:table-cell>
          <table:table-cell office:value-type="float" office:value="100" calcext:value-type="float">
            <text:p>100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9, 0)</text:p>
          </table:table-cell>
          <table:table-cell office:value-type="float" office:value="0.000175393" calcext:value-type="float">
            <text:p>0.000</text:p>
          </table:table-cell>
          <table:table-cell office:value-type="float" office:value="7.61728" calcext:value-type="float">
            <text:p>7.617</text:p>
          </table:table-cell>
          <table:table-cell table:number-columns-repeated="2"/>
          <table:table-cell office:value-type="string" calcext:value-type="string">
            <text:p>SMDquad5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88889, 0.888889, 0)</text:p>
          </table:table-cell>
          <table:table-cell office:value-type="float" office:value="0.000175477" calcext:value-type="float">
            <text:p>0.000</text:p>
          </table:table-cell>
          <table:table-cell office:value-type="float" office:value="7.61728" calcext:value-type="float">
            <text:p>7.617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.88879, 0.888966, 0)</text:p>
          </table:table-cell>
          <table:table-cell table:style-name="ce6" office:value-type="float" office:value="0.000000000586358" calcext:value-type="float">
            <text:p>0.000</text:p>
          </table:table-cell>
          <table:table-cell office:value-type="float" office:value="7.61665" calcext:value-type="float">
            <text:p>7.617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9, <text:s text:c="2"/>0.89, <text:s text:c="2"/>0.00)</text:p>
          </table:table-cell>
          <table:table-cell office:value-type="float" office:value="0" calcext:value-type="float">
            <text:p>0.000</text:p>
          </table:table-cell>
          <table:table-cell office:value-type="float" office:value="7.61" calcext:value-type="float">
            <text:p>7.61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400004, 0.800008, 2.00002, 0)</text:p>
          </table:table-cell>
          <table:table-cell office:value-type="float" office:value="-3.92002" calcext:value-type="float">
            <text:p>-3.920</text:p>
          </table:table-cell>
          <table:table-cell office:value-type="float" office:value="-2.00004" calcext:value-type="float">
            <text:p>-2.000</text:p>
          </table:table-cell>
          <table:table-cell table:number-columns-repeated="2"/>
          <table:table-cell office:value-type="string" calcext:value-type="string">
            <text:p>SMD6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-0.397873, 0.801089, 2, 0)</text:p>
          </table:table-cell>
          <table:table-cell office:value-type="float" office:value="-3.92" calcext:value-type="float">
            <text:p>-3.920</text:p>
          </table:table-cell>
          <table:table-cell office:value-type="float" office:value="-2.0001" calcext:value-type="float">
            <text:p>-2.000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-0.397715, 0.801005, 2.00009, 0)</text:p>
          </table:table-cell>
          <table:table-cell table:style-name="ce6" office:value-type="float" office:value="-3.92012" calcext:value-type="float">
            <text:p>-3.920</text:p>
          </table:table-cell>
          <table:table-cell office:value-type="float" office:value="-1.99945" calcext:value-type="float">
            <text:p>-1.999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-0.4050, <text:s/>0.7975, <text:s/>2, <text:s/>0)</text:p>
          </table:table-cell>
          <table:table-cell office:value-type="float" office:value="-3.92" calcext:value-type="float">
            <text:p>-3.920</text:p>
          </table:table-cell>
          <table:table-cell office:value-type="float" office:value="-2" calcext:value-type="float">
            <text:p>-2.000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.85634, 3.88075, 3.04016)</text:p>
          </table:table-cell>
          <table:table-cell office:value-type="float" office:value="0.848505" calcext:value-type="float">
            <text:p>0.849</text:p>
          </table:table-cell>
          <table:table-cell office:value-type="float" office:value="-22.9506" calcext:value-type="float">
            <text:p>-22.951</text:p>
          </table:table-cell>
          <table:table-cell table:number-columns-repeated="2"/>
          <table:table-cell office:value-type="string" calcext:value-type="string">
            <text:p>SMD6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2.8562, 3.88065, 3.04007)</text:p>
          </table:table-cell>
          <table:table-cell office:value-type="float" office:value="0.848505" calcext:value-type="float">
            <text:p>0.849</text:p>
          </table:table-cell>
          <table:table-cell office:value-type="float" office:value="-22.9491" calcext:value-type="float">
            <text:p>-22.949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2.92826, 2.81754, 2.92768)</text:p>
          </table:table-cell>
          <table:table-cell table:style-name="ce6" office:value-type="float" office:value="0.591586" calcext:value-type="float">
            <text:p>0.592</text:p>
          </table:table-cell>
          <table:table-cell office:value-type="float" office:value="-19.7686" calcext:value-type="float">
            <text:p>-19.769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.8563, <text:s/>3.8807, <text:s/>3.0402)</text:p>
          </table:table-cell>
          <table:table-cell office:value-type="float" office:value="0.8485" calcext:value-type="float">
            <text:p>0.849</text:p>
          </table:table-cell>
          <table:table-cell office:value-type="float" office:value="-22.9505" calcext:value-type="float">
            <text:p>-22.951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8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90953, 2.9786, 2.23216)</text:p>
          </table:table-cell>
          <table:table-cell office:value-type="float" office:value="1.56285" calcext:value-type="float">
            <text:p>1.563</text:p>
          </table:table-cell>
          <table:table-cell office:value-type="float" office:value="-11.6828" calcext:value-type="float">
            <text:p>-11.683</text:p>
          </table:table-cell>
          <table:table-cell table:number-columns-repeated="2"/>
          <table:table-cell office:value-type="string" calcext:value-type="string">
            <text:p>SMD6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-DE+LEMKE</text:p>
          </table:table-cell>
          <table:table-cell office:value-type="string" calcext:value-type="string">
            <text:p>(1.90953, 2.9786, 2.23216)</text:p>
          </table:table-cell>
          <table:table-cell office:value-type="float" office:value="1.56285" calcext:value-type="float">
            <text:p>1.563</text:p>
          </table:table-cell>
          <table:table-cell office:value-type="float" office:value="-11.6828" calcext:value-type="float">
            <text:p>-11.683</text:p>
          </table:table-cell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+DE</text:p>
          </table:table-cell>
          <table:table-cell office:value-type="string" calcext:value-type="string">
            <text:p>(1.90575, 2.97909, 2.23381)</text:p>
          </table:table-cell>
          <table:table-cell table:style-name="ce6" office:value-type="float" office:value="1.55993" calcext:value-type="float">
            <text:p>1.560</text:p>
          </table:table-cell>
          <table:table-cell office:value-type="float" office:value="-11.6631" calcext:value-type="float">
            <text:p>-11.663</text:p>
          </table:table-cell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9095, <text:s/>2.9786, <text:s/>2.2321)</text:p>
          </table:table-cell>
          <table:table-cell office:value-type="float" office:value="1.5629" calcext:value-type="float">
            <text:p>1.563</text:p>
          </table:table-cell>
          <table:table-cell office:value-type="float" office:value="-11.6826" calcext:value-type="float">
            <text:p>-11.683</text:p>
          </table:table-cell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1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1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1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2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2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2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3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3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3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4[1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4[2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Cquad4[30]</text:p>
          </table:table-cell>
          <table:table-cell office:value-type="string" calcext:value-type="string">
            <text:p>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R-DE+LEMK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E+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Literatura</text:p>
          </table:table-cell>
          <table:table-cell table:number-columns-repeated="3"/>
        </table:table-row>
      </table:table>
      <table:table table:name="Sheet4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2" table:default-cell-style-name="Default"/>
        <table:table-column table:style-name="co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table:style-name="Default"/>
          <table:table-cell table:style-name="Default" office:value-type="string" calcext:value-type="string">
            <text:p>LEMKE</text:p>
          </table:table-cell>
          <table:table-cell table:style-name="ce8" office:value-type="string" calcext:value-type="string" table:number-columns-spanned="4" table:number-rows-spanned="1">
            <text:p>DE</text:p>
          </table:table-cell>
          <table:covered-table-cell table:number-columns-repeated="3" table:style-name="Default"/>
          <table:table-cell table:style-name="Default"/>
          <table:table-cell table:number-columns-repeated="4"/>
          <table:table-cell table:style-name="ce8" office:value-type="string" calcext:value-type="string" table:number-columns-spanned="3" table:number-rows-spanned="1">
            <text:p>DE+LEMKE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DE+DE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Pr.</text:p>
          </table:table-cell>
          <table:table-cell table:style-name="Default" office:value-type="string" calcext:value-type="string">
            <text:p>Operações de Pivoteamento</text:p>
          </table:table-cell>
          <table:table-cell table:style-name="Default" office:value-type="string" calcext:value-type="string">
            <text:p>Soluções</text:p>
          </table:table-cell>
          <table:table-cell table:style-name="Default" office:value-type="string" calcext:value-type="string">
            <text:p>Chamadas DE</text:p>
          </table:table-cell>
          <table:table-cell table:style-name="Default" office:value-type="string" calcext:value-type="string">
            <text:p>Chamadas Falhas (%)</text:p>
          </table:table-cell>
          <table:table-cell office:value-type="string" calcext:value-type="string">
            <text:p>Iterações/Chamada</text:p>
          </table:table-cell>
          <table:table-cell table:style-name="Default" office:value-type="string" calcext:value-type="string">
            <text:p>Soluções/OP Pivo</text:p>
          </table:table-cell>
          <table:table-cell table:number-columns-repeated="3"/>
          <table:table-cell office:value-type="string" calcext:value-type="string">
            <text:p>Pr.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Op Pivo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Soluções</text:p>
          </table:table-cell>
        </table:table-row>
        <table:table-row table:style-name="ro1">
          <table:table-cell table:style-name="Default" office:value-type="string" calcext:value-type="string">
            <text:p>Pr1</text:p>
          </table:table-cell>
          <table:table-cell office:value-type="float" office:value="461.12" calcext:value-type="float">
            <text:p>461.12</text:p>
          </table:table-cell>
          <table:table-cell office:value-type="float" office:value="15458.4" calcext:value-type="float">
            <text:p>15458.40</text:p>
          </table:table-cell>
          <table:table-cell office:value-type="float" office:value="148.62" calcext:value-type="float">
            <text:p>148.62</text:p>
          </table:table-cell>
          <table:table-cell office:value-type="float" office:value="0" calcext:value-type="float">
            <text:p>0.00</text:p>
          </table:table-cell>
          <table:table-cell office:value-type="float" office:value="3.46709729511506" calcext:value-type="float">
            <text:p>3.47</text:p>
          </table:table-cell>
          <table:table-cell office:value-type="float" office:value="33.5235947258848" calcext:value-type="float">
            <text:p>33.52</text:p>
          </table:table-cell>
          <table:table-cell/>
          <table:table-cell office:value-type="string" calcext:value-type="string">
            <text:p>Pr1</text:p>
          </table:table-cell>
          <table:table-cell/>
          <table:table-cell office:value-type="string" calcext:value-type="string">
            <text:p>Pr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4.58" calcext:value-type="float">
            <text:p>164.58</text:p>
          </table:table-cell>
          <table:table-cell office:value-type="float" office:value="1324.3" calcext:value-type="float">
            <text:p>1324.3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0.96" calcext:value-type="float">
            <text:p>160.96</text:p>
          </table:table-cell>
          <table:table-cell office:value-type="float" office:value="271727.4" calcext:value-type="float">
            <text:p>271727.40</text:p>
          </table:table-cell>
        </table:table-row>
        <table:table-row table:style-name="ro1">
          <table:table-cell table:style-name="Default" office:value-type="string" calcext:value-type="string">
            <text:p>Pr2</text:p>
          </table:table-cell>
          <table:table-cell office:value-type="float" office:value="769.8" calcext:value-type="float">
            <text:p>769.80</text:p>
          </table:table-cell>
          <table:table-cell office:value-type="float" office:value="3510664.2" calcext:value-type="float">
            <text:p>3510664.20</text:p>
          </table:table-cell>
          <table:table-cell office:value-type="float" office:value="187.86" calcext:value-type="float">
            <text:p>187.86</text:p>
          </table:table-cell>
          <table:table-cell office:value-type="float" office:value="5.92994783349303" calcext:value-type="float">
            <text:p>5.93</text:p>
          </table:table-cell>
          <table:table-cell office:value-type="float" office:value="563.563291813052" calcext:value-type="float">
            <text:p>563.56</text:p>
          </table:table-cell>
          <table:table-cell office:value-type="float" office:value="4560.48869836321" calcext:value-type="float">
            <text:p>4560.49</text:p>
          </table:table-cell>
          <table:table-cell/>
          <table:table-cell office:value-type="string" calcext:value-type="string">
            <text:p>Pr2</text:p>
          </table:table-cell>
          <table:table-cell/>
          <table:table-cell office:value-type="string" calcext:value-type="string">
            <text:p>Pr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77.54" calcext:value-type="float">
            <text:p>177.54</text:p>
          </table:table-cell>
          <table:table-cell office:value-type="float" office:value="1501" calcext:value-type="float">
            <text:p>1501.0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66.08" calcext:value-type="float">
            <text:p>166.08</text:p>
          </table:table-cell>
          <table:table-cell office:value-type="float" office:value="42616828.8" calcext:value-type="float">
            <text:p>42616828.80</text:p>
          </table:table-cell>
        </table:table-row>
        <table:table-row table:style-name="ro1">
          <table:table-cell table:style-name="Default" office:value-type="string" calcext:value-type="string">
            <text:p>Pr3</text:p>
          </table:table-cell>
          <table:table-cell office:value-type="float" office:value="3686.04" calcext:value-type="float">
            <text:p>3686.04</text:p>
          </table:table-cell>
          <table:table-cell office:value-type="float" office:value="858306" calcext:value-type="float">
            <text:p>858306.00</text:p>
          </table:table-cell>
          <table:table-cell office:value-type="float" office:value="1576.72" calcext:value-type="float">
            <text:p>1576.72</text:p>
          </table:table-cell>
          <table:table-cell office:value-type="float" office:value="0.00126845603531382" calcext:value-type="float">
            <text:p>0.00</text:p>
          </table:table-cell>
          <table:table-cell office:value-type="float" office:value="18.1326931858542" calcext:value-type="float">
            <text:p>18.13</text:p>
          </table:table-cell>
          <table:table-cell office:value-type="float" office:value="232.8531432106" calcext:value-type="float">
            <text:p>232.85</text:p>
          </table:table-cell>
          <table:table-cell/>
          <table:table-cell office:value-type="string" calcext:value-type="string">
            <text:p>Pr3</text:p>
          </table:table-cell>
          <table:table-cell/>
          <table:table-cell office:value-type="string" calcext:value-type="string">
            <text:p>Pr3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551.92" calcext:value-type="float">
            <text:p>551.92</text:p>
          </table:table-cell>
          <table:table-cell office:value-type="float" office:value="3732.98" calcext:value-type="float">
            <text:p>3732.9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38267186.4" calcext:value-type="float">
            <text:p>38267186.40</text:p>
          </table:table-cell>
        </table:table-row>
        <table:table-row table:style-name="ro1">
          <table:table-cell table:style-name="Default" office:value-type="string" calcext:value-type="string">
            <text:p>Pr4</text:p>
          </table:table-cell>
          <table:table-cell office:value-type="float" office:value="2101.14" calcext:value-type="float">
            <text:p>2101.14</text:p>
          </table:table-cell>
          <table:table-cell office:value-type="float" office:value="481281.6" calcext:value-type="float">
            <text:p>481281.60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0.0169128424850603" calcext:value-type="float">
            <text:p>0.02</text:p>
          </table:table-cell>
          <table:table-cell office:value-type="float" office:value="14.9044800240538" calcext:value-type="float">
            <text:p>14.90</text:p>
          </table:table-cell>
          <table:table-cell office:value-type="float" office:value="229.057368856906" calcext:value-type="float">
            <text:p>229.06</text:p>
          </table:table-cell>
          <table:table-cell/>
          <table:table-cell office:value-type="string" calcext:value-type="string">
            <text:p>Pr4</text:p>
          </table:table-cell>
          <table:table-cell/>
          <table:table-cell office:value-type="string" calcext:value-type="string">
            <text:p>Pr4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65.28" calcext:value-type="float">
            <text:p>165.28</text:p>
          </table:table-cell>
          <table:table-cell office:value-type="float" office:value="2709.48" calcext:value-type="float">
            <text:p>2709.48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853.04" calcext:value-type="float">
            <text:p>853.04</text:p>
          </table:table-cell>
          <table:table-cell office:value-type="float" office:value="635142" calcext:value-type="float">
            <text:p>635142.00</text:p>
          </table:table-cell>
        </table:table-row>
        <table:table-row table:style-name="ro1">
          <table:table-cell table:style-name="Default" office:value-type="string" calcext:value-type="string">
            <text:p>Pr5</text:p>
          </table:table-cell>
          <table:table-cell office:value-type="float" office:value="220.06" calcext:value-type="float">
            <text:p>220.06</text:p>
          </table:table-cell>
          <table:table-cell office:value-type="float" office:value="39693" calcext:value-type="float">
            <text:p>39693.00</text:p>
          </table:table-cell>
          <table:table-cell office:value-type="float" office:value="42.62" calcext:value-type="float">
            <text:p>42.62</text:p>
          </table:table-cell>
          <table:table-cell office:value-type="float" office:value="0.0938526513374003" calcext:value-type="float">
            <text:p>0.09</text:p>
          </table:table-cell>
          <table:table-cell office:value-type="float" office:value="30.1046457062412" calcext:value-type="float">
            <text:p>30.10</text:p>
          </table:table-cell>
          <table:table-cell office:value-type="float" office:value="180.373534490593" calcext:value-type="float">
            <text:p>180.37</text:p>
          </table:table-cell>
          <table:table-cell/>
          <table:table-cell office:value-type="string" calcext:value-type="string">
            <text:p>Pr5</text:p>
          </table:table-cell>
          <table:table-cell/>
          <table:table-cell office:value-type="string" calcext:value-type="string">
            <text:p>Pr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1.82" calcext:value-type="float">
            <text:p>51.82</text:p>
          </table:table-cell>
          <table:table-cell office:value-type="float" office:value="508.18" calcext:value-type="float">
            <text:p>508.1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1.32" calcext:value-type="float">
            <text:p>51.32</text:p>
          </table:table-cell>
          <table:table-cell office:value-type="float" office:value="2765655" calcext:value-type="float">
            <text:p>2765655.00</text:p>
          </table:table-cell>
        </table:table-row>
        <table:table-row table:style-name="ro1">
          <table:table-cell table:style-name="Default" office:value-type="string" calcext:value-type="string">
            <text:p>Pr6</text:p>
          </table:table-cell>
          <table:table-cell office:value-type="float" office:value="232.18" calcext:value-type="float">
            <text:p>232.18</text:p>
          </table:table-cell>
          <table:table-cell office:value-type="float" office:value="18468" calcext:value-type="float">
            <text:p>18468.00</text:p>
          </table:table-cell>
          <table:table-cell office:value-type="float" office:value="64.54" calcext:value-type="float">
            <text:p>64.54</text:p>
          </table:table-cell>
          <table:table-cell office:value-type="float" office:value="0" calcext:value-type="float">
            <text:p>0.00</text:p>
          </table:table-cell>
          <table:table-cell office:value-type="float" office:value="9.53827083978928" calcext:value-type="float">
            <text:p>9.54</text:p>
          </table:table-cell>
          <table:table-cell office:value-type="float" office:value="79.5417348608838" calcext:value-type="float">
            <text:p>79.54</text:p>
          </table:table-cell>
          <table:table-cell/>
          <table:table-cell office:value-type="string" calcext:value-type="string">
            <text:p>Pr6</text:p>
          </table:table-cell>
          <table:table-cell/>
          <table:table-cell office:value-type="string" calcext:value-type="string">
            <text:p>Pr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8.08" calcext:value-type="float">
            <text:p>58.08</text:p>
          </table:table-cell>
          <table:table-cell office:value-type="float" office:value="318.08" calcext:value-type="float">
            <text:p>318.0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7.12" calcext:value-type="float">
            <text:p>57.12</text:p>
          </table:table-cell>
          <table:table-cell office:value-type="float" office:value="107487" calcext:value-type="float">
            <text:p>107487.00</text:p>
          </table:table-cell>
        </table:table-row>
        <table:table-row table:style-name="ro1">
          <table:table-cell table:style-name="Default" office:value-type="string" calcext:value-type="string">
            <text:p>Pr7</text:p>
          </table:table-cell>
          <table:table-cell office:value-type="float" office:value="54.98" calcext:value-type="float">
            <text:p>54.98</text:p>
          </table:table-cell>
          <table:table-cell office:value-type="float" office:value="15088213.8" calcext:value-type="float">
            <text:p>15088213.80</text:p>
          </table:table-cell>
          <table:table-cell office:value-type="float" office:value="95.7" calcext:value-type="float">
            <text:p>95.70</text:p>
          </table:table-cell>
          <table:table-cell office:value-type="float" office:value="52.5391849529781" calcext:value-type="float">
            <text:p>52.54</text:p>
          </table:table-cell>
          <table:table-cell office:value-type="float" office:value="4729.46896551724" calcext:value-type="float">
            <text:p>4729.47</text:p>
          </table:table-cell>
          <table:table-cell office:value-type="float" office:value="274430.953073845" calcext:value-type="float">
            <text:p>274430.95</text:p>
          </table:table-cell>
          <table:table-cell/>
          <table:table-cell office:value-type="string" calcext:value-type="string">
            <text:p>Pr7</text:p>
          </table:table-cell>
          <table:table-cell/>
          <table:table-cell office:value-type="string" calcext:value-type="string">
            <text:p>Pr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89.8" calcext:value-type="float">
            <text:p>89.80</text:p>
          </table:table-cell>
          <table:table-cell office:value-type="float" office:value="56.7" calcext:value-type="float">
            <text:p>56.7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77.7" calcext:value-type="float">
            <text:p>77.70</text:p>
          </table:table-cell>
          <table:table-cell office:value-type="float" office:value="8229136.2" calcext:value-type="float">
            <text:p>8229136.20</text:p>
          </table:table-cell>
        </table:table-row>
        <table:table-row table:style-name="ro1">
          <table:table-cell table:style-name="Default" office:value-type="string" calcext:value-type="string">
            <text:p>Pr8</text:p>
          </table:table-cell>
          <table:table-cell office:value-type="float" office:value="45.84" calcext:value-type="float">
            <text:p>45.84</text:p>
          </table:table-cell>
          <table:table-cell office:value-type="float" office:value="3841.2" calcext:value-type="float">
            <text:p>3841.2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.00</text:p>
          </table:table-cell>
          <table:table-cell office:value-type="float" office:value="4.55334281650071" calcext:value-type="float">
            <text:p>4.55</text:p>
          </table:table-cell>
          <table:table-cell office:value-type="float" office:value="83.7958115183246" calcext:value-type="float">
            <text:p>83.80</text:p>
          </table:table-cell>
          <table:table-cell/>
          <table:table-cell office:value-type="string" calcext:value-type="string">
            <text:p>Pr8</text:p>
          </table:table-cell>
          <table:table-cell/>
          <table:table-cell office:value-type="string" calcext:value-type="string">
            <text:p>Pr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4.26" calcext:value-type="float">
            <text:p>24.26</text:p>
          </table:table-cell>
          <table:table-cell office:value-type="float" office:value="75.24" calcext:value-type="float">
            <text:p>75.24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6.38" calcext:value-type="float">
            <text:p>26.38</text:p>
          </table:table-cell>
          <table:table-cell office:value-type="float" office:value="1689614.4" calcext:value-type="float">
            <text:p>1689614.40</text:p>
          </table:table-cell>
        </table:table-row>
        <table:table-row table:style-name="ro1">
          <table:table-cell table:style-name="Default" office:value-type="string" calcext:value-type="string">
            <text:p>Pr9</text:p>
          </table:table-cell>
          <table:table-cell office:value-type="float" office:value="668.2" calcext:value-type="float">
            <text:p>668.20</text:p>
          </table:table-cell>
          <table:table-cell office:value-type="float" office:value="2307522" calcext:value-type="float">
            <text:p>2307522.00</text:p>
          </table:table-cell>
          <table:table-cell office:value-type="float" office:value="198.68" calcext:value-type="float">
            <text:p>198.68</text:p>
          </table:table-cell>
          <table:table-cell office:value-type="float" office:value="3.66418361183813" calcext:value-type="float">
            <text:p>3.66</text:p>
          </table:table-cell>
          <table:table-cell office:value-type="float" office:value="350.463660157036" calcext:value-type="float">
            <text:p>350.46</text:p>
          </table:table-cell>
          <table:table-cell office:value-type="float" office:value="3453.34031727028" calcext:value-type="float">
            <text:p>3453.34</text:p>
          </table:table-cell>
          <table:table-cell/>
          <table:table-cell office:value-type="string" calcext:value-type="string">
            <text:p>Pr9</text:p>
          </table:table-cell>
          <table:table-cell/>
          <table:table-cell office:value-type="string" calcext:value-type="string">
            <text:p>Pr9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98.48" calcext:value-type="float">
            <text:p>198.48</text:p>
          </table:table-cell>
          <table:table-cell office:value-type="float" office:value="1354.22" calcext:value-type="float">
            <text:p>1354.2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99.42" calcext:value-type="float">
            <text:p>199.42</text:p>
          </table:table-cell>
          <table:table-cell office:value-type="float" office:value="587421" calcext:value-type="float">
            <text:p>587421.00</text:p>
          </table:table-cell>
        </table:table-row>
        <table:table-row table:style-name="ro1">
          <table:table-cell table:style-name="Default" office:value-type="string" calcext:value-type="string">
            <text:p>Pr10</text:p>
          </table:table-cell>
          <table:table-cell office:value-type="float" office:value="36882.28" calcext:value-type="float">
            <text:p>36882.28</text:p>
          </table:table-cell>
          <table:table-cell office:value-type="float" office:value="2584965332.4" calcext:value-type="float">
            <text:p>2584965332.40</text:p>
          </table:table-cell>
          <table:table-cell office:value-type="float" office:value="9231.48" calcext:value-type="float">
            <text:p>9231.48</text:p>
          </table:table-cell>
          <table:table-cell office:value-type="float" office:value="93.3104984249546" calcext:value-type="float">
            <text:p>93.31</text:p>
          </table:table-cell>
          <table:table-cell office:value-type="float" office:value="8399.84023580185" calcext:value-type="float">
            <text:p>8399.84</text:p>
          </table:table-cell>
          <table:table-cell office:value-type="float" office:value="70086.9179562652" calcext:value-type="float">
            <text:p>70086.92</text:p>
          </table:table-cell>
          <table:table-cell/>
          <table:table-cell office:value-type="string" calcext:value-type="string">
            <text:p>Pr10</text:p>
          </table:table-cell>
          <table:table-cell/>
          <table:table-cell office:value-type="string" calcext:value-type="string">
            <text:p>Pr1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978.7" calcext:value-type="float">
            <text:p>1978.70</text:p>
          </table:table-cell>
          <table:table-cell office:value-type="float" office:value="45574.6" calcext:value-type="float">
            <text:p>45574.6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1.02" calcext:value-type="float">
            <text:p>5411.02</text:p>
          </table:table-cell>
          <table:table-cell office:value-type="float" office:value="13851265.2" calcext:value-type="float">
            <text:p>13851265.20</text:p>
          </table:table-cell>
        </table:table-row>
        <table:table-row table:style-name="ro1">
          <table:table-cell table:style-name="Default" office:value-type="string" calcext:value-type="string">
            <text:p>Pr11</text:p>
          </table:table-cell>
          <table:table-cell office:value-type="float" office:value="1345.28" calcext:value-type="float">
            <text:p>1345.28</text:p>
          </table:table-cell>
          <table:table-cell office:value-type="float" office:value="215337" calcext:value-type="float">
            <text:p>215337.00</text:p>
          </table:table-cell>
          <table:table-cell office:value-type="float" office:value="611.12" calcext:value-type="float">
            <text:p>611.12</text:p>
          </table:table-cell>
          <table:table-cell office:value-type="float" office:value="0" calcext:value-type="float">
            <text:p>0.00</text:p>
          </table:table-cell>
          <table:table-cell office:value-type="float" office:value="11.7454837020552" calcext:value-type="float">
            <text:p>11.75</text:p>
          </table:table-cell>
          <table:table-cell office:value-type="float" office:value="160.068535918173" calcext:value-type="float">
            <text:p>160.07</text:p>
          </table:table-cell>
          <table:table-cell/>
          <table:table-cell office:value-type="string" calcext:value-type="string">
            <text:p>Pr11</text:p>
          </table:table-cell>
          <table:table-cell/>
          <table:table-cell office:value-type="string" calcext:value-type="string">
            <text:p>Pr1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82.58" calcext:value-type="float">
            <text:p>582.58</text:p>
          </table:table-cell>
          <table:table-cell office:value-type="float" office:value="7928.14" calcext:value-type="float">
            <text:p>7928.14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606.02" calcext:value-type="float">
            <text:p>606.02</text:p>
          </table:table-cell>
          <table:table-cell office:value-type="float" office:value="132721881.6" calcext:value-type="float">
            <text:p>132721881.60</text:p>
          </table:table-cell>
        </table:table-row>
        <table:table-row table:style-name="ro1">
          <table:table-cell table:style-name="Default" office:value-type="string" calcext:value-type="string">
            <text:p>Pr12</text:p>
          </table:table-cell>
          <table:table-cell office:value-type="float" office:value="20864.36" calcext:value-type="float">
            <text:p>20864.36</text:p>
          </table:table-cell>
          <table:table-cell office:value-type="float" office:value="6240091.2" calcext:value-type="float">
            <text:p>6240091.20</text:p>
          </table:table-cell>
          <table:table-cell office:value-type="float" office:value="1095.64" calcext:value-type="float">
            <text:p>1095.64</text:p>
          </table:table-cell>
          <table:table-cell office:value-type="float" office:value="1.30699864919134" calcext:value-type="float">
            <text:p>1.31</text:p>
          </table:table-cell>
          <table:table-cell office:value-type="float" office:value="176.763097367749" calcext:value-type="float">
            <text:p>176.76</text:p>
          </table:table-cell>
          <table:table-cell office:value-type="float" office:value="299.07896527859" calcext:value-type="float">
            <text:p>299.08</text:p>
          </table:table-cell>
          <table:table-cell/>
          <table:table-cell office:value-type="string" calcext:value-type="string">
            <text:p>Pr12</text:p>
          </table:table-cell>
          <table:table-cell/>
          <table:table-cell office:value-type="string" calcext:value-type="string">
            <text:p>Pr1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987.42" calcext:value-type="float">
            <text:p>987.42</text:p>
          </table:table-cell>
          <table:table-cell office:value-type="float" office:value="51484.16" calcext:value-type="float">
            <text:p>51484.1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158.06" calcext:value-type="float">
            <text:p>1158.06</text:p>
          </table:table-cell>
          <table:table-cell office:value-type="float" office:value="35485797" calcext:value-type="float">
            <text:p>35485797.00</text:p>
          </table:table-cell>
        </table:table-row>
        <table:table-row table:style-name="ro1">
          <table:table-cell table:style-name="Default" office:value-type="string" calcext:value-type="string">
            <text:p>Pr13</text:p>
          </table:table-cell>
          <table:table-cell office:value-type="float" office:value="1757.14" calcext:value-type="float">
            <text:p>1757.14</text:p>
          </table:table-cell>
          <table:table-cell office:value-type="float" office:value="796181.4" calcext:value-type="float">
            <text:p>796181.40</text:p>
          </table:table-cell>
          <table:table-cell office:value-type="float" office:value="249.74" calcext:value-type="float">
            <text:p>249.74</text:p>
          </table:table-cell>
          <table:table-cell office:value-type="float" office:value="0.608632978297429" calcext:value-type="float">
            <text:p>0.61</text:p>
          </table:table-cell>
          <table:table-cell office:value-type="float" office:value="100.175622647553" calcext:value-type="float">
            <text:p>100.18</text:p>
          </table:table-cell>
          <table:table-cell office:value-type="float" office:value="453.112102621305" calcext:value-type="float">
            <text:p>453.11</text:p>
          </table:table-cell>
          <table:table-cell/>
          <table:table-cell office:value-type="string" calcext:value-type="string">
            <text:p>Pr13</text:p>
          </table:table-cell>
          <table:table-cell/>
          <table:table-cell office:value-type="string" calcext:value-type="string">
            <text:p>Pr13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45.56" calcext:value-type="float">
            <text:p>245.56</text:p>
          </table:table-cell>
          <table:table-cell office:value-type="float" office:value="2692.68" calcext:value-type="float">
            <text:p>2692.6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37.32" calcext:value-type="float">
            <text:p>237.32</text:p>
          </table:table-cell>
          <table:table-cell office:value-type="float" office:value="2643667.8" calcext:value-type="float">
            <text:p>2643667.80</text:p>
          </table:table-cell>
        </table:table-row>
        <table:table-row table:style-name="ro1">
          <table:table-cell table:style-name="Default" office:value-type="string" calcext:value-type="string">
            <text:p>Pr14</text:p>
          </table:table-cell>
          <table:table-cell office:value-type="float" office:value="5326.42" calcext:value-type="float">
            <text:p>5326.42</text:p>
          </table:table-cell>
          <table:table-cell office:value-type="float" office:value="1401424.2" calcext:value-type="float">
            <text:p>1401424.20</text:p>
          </table:table-cell>
          <table:table-cell office:value-type="float" office:value="2350.56" calcext:value-type="float">
            <text:p>2350.56</text:p>
          </table:table-cell>
          <table:table-cell office:value-type="float" office:value="0" calcext:value-type="float">
            <text:p>0.00</text:p>
          </table:table-cell>
          <table:table-cell office:value-type="float" office:value="19.8736216050643" calcext:value-type="float">
            <text:p>19.87</text:p>
          </table:table-cell>
          <table:table-cell office:value-type="float" office:value="263.10809136343" calcext:value-type="float">
            <text:p>263.11</text:p>
          </table:table-cell>
          <table:table-cell/>
          <table:table-cell office:value-type="string" calcext:value-type="string">
            <text:p>Pr14</text:p>
          </table:table-cell>
          <table:table-cell/>
          <table:table-cell office:value-type="string" calcext:value-type="string">
            <text:p>Pr14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612.3" calcext:value-type="float">
            <text:p>612.30</text:p>
          </table:table-cell>
          <table:table-cell office:value-type="float" office:value="4758.1" calcext:value-type="float">
            <text:p>4758.10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941.9" calcext:value-type="float">
            <text:p>941.90</text:p>
          </table:table-cell>
          <table:table-cell office:value-type="float" office:value="5907429.6" calcext:value-type="float">
            <text:p>5907429.60</text:p>
          </table:table-cell>
        </table:table-row>
        <table:table-row table:style-name="ro1">
          <table:table-cell table:style-name="Default" office:value-type="string" calcext:value-type="string">
            <text:p>Pr15</text:p>
          </table:table-cell>
          <table:table-cell office:value-type="float" office:value="233.6" calcext:value-type="float">
            <text:p>233.60</text:p>
          </table:table-cell>
          <table:table-cell office:value-type="float" office:value="5856.6" calcext:value-type="float">
            <text:p>5856.60</text:p>
          </table:table-cell>
          <table:table-cell office:value-type="float" office:value="68.92" calcext:value-type="float">
            <text:p>68.92</text:p>
          </table:table-cell>
          <table:table-cell office:value-type="float" office:value="0" calcext:value-type="float">
            <text:p>0.00</text:p>
          </table:table-cell>
          <table:table-cell office:value-type="float" office:value="2.83255948926291" calcext:value-type="float">
            <text:p>2.83</text:p>
          </table:table-cell>
          <table:table-cell office:value-type="float" office:value="25.0710616438356" calcext:value-type="float">
            <text:p>25.07</text:p>
          </table:table-cell>
          <table:table-cell/>
          <table:table-cell office:value-type="string" calcext:value-type="string">
            <text:p>Pr15</text:p>
          </table:table-cell>
          <table:table-cell/>
          <table:table-cell office:value-type="string" calcext:value-type="string">
            <text:p>Pr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.86" calcext:value-type="float">
            <text:p>56.86</text:p>
          </table:table-cell>
          <table:table-cell office:value-type="float" office:value="389.66" calcext:value-type="float">
            <text:p>389.6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72.7" calcext:value-type="float">
            <text:p>72.70</text:p>
          </table:table-cell>
          <table:table-cell office:value-type="float" office:value="126911.4" calcext:value-type="float">
            <text:p>126911.40</text:p>
          </table:table-cell>
        </table:table-row>
        <table:table-row table:style-name="ro1">
          <table:table-cell table:style-name="Default" office:value-type="string" calcext:value-type="string">
            <text:p>Pr16</text:p>
          </table:table-cell>
          <table:table-cell office:value-type="float" office:value="2514.08" calcext:value-type="float">
            <text:p>2514.08</text:p>
          </table:table-cell>
          <table:table-cell office:value-type="float" office:value="323083.8" calcext:value-type="float">
            <text:p>323083.80</text:p>
          </table:table-cell>
          <table:table-cell office:value-type="float" office:value="2250.4" calcext:value-type="float">
            <text:p>2250.40</text:p>
          </table:table-cell>
          <table:table-cell office:value-type="float" office:value="0" calcext:value-type="float">
            <text:p>0.00</text:p>
          </table:table-cell>
          <table:table-cell office:value-type="float" office:value="4.7855758976182" calcext:value-type="float">
            <text:p>4.79</text:p>
          </table:table-cell>
          <table:table-cell office:value-type="float" office:value="128.509753070706" calcext:value-type="float">
            <text:p>128.51</text:p>
          </table:table-cell>
          <table:table-cell/>
          <table:table-cell office:value-type="string" calcext:value-type="string">
            <text:p>Pr16</text:p>
          </table:table-cell>
          <table:table-cell/>
          <table:table-cell office:value-type="string" calcext:value-type="string">
            <text:p>Pr16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620.34" calcext:value-type="float">
            <text:p>620.34</text:p>
          </table:table-cell>
          <table:table-cell office:value-type="float" office:value="2913.62" calcext:value-type="float">
            <text:p>2913.62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1420.58" calcext:value-type="float">
            <text:p>1420.58</text:p>
          </table:table-cell>
          <table:table-cell office:value-type="float" office:value="1790388.6" calcext:value-type="float">
            <text:p>1790388.60</text:p>
          </table:table-cell>
        </table:table-row>
        <table:table-row table:style-name="ro1">
          <table:table-cell table:style-name="Default" office:value-type="string" calcext:value-type="string">
            <text:p>Pr17</text:p>
          </table:table-cell>
          <table:table-cell office:value-type="float" office:value="295.18" calcext:value-type="float">
            <text:p>295.18</text:p>
          </table:table-cell>
          <table:table-cell office:value-type="float" office:value="727641" calcext:value-type="float">
            <text:p>727641.00</text:p>
          </table:table-cell>
          <table:table-cell office:value-type="float" office:value="85.6" calcext:value-type="float">
            <text:p>85.60</text:p>
          </table:table-cell>
          <table:table-cell office:value-type="float" office:value="2.61682242990654" calcext:value-type="float">
            <text:p>2.62</text:p>
          </table:table-cell>
          <table:table-cell office:value-type="float" office:value="257.154906542056" calcext:value-type="float">
            <text:p>257.15</text:p>
          </table:table-cell>
          <table:table-cell office:value-type="float" office:value="2465.07554712379" calcext:value-type="float">
            <text:p>2465.08</text:p>
          </table:table-cell>
          <table:table-cell/>
          <table:table-cell office:value-type="string" calcext:value-type="string">
            <text:p>Pr17</text:p>
          </table:table-cell>
          <table:table-cell/>
          <table:table-cell office:value-type="string" calcext:value-type="string">
            <text:p>Pr1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317.08" calcext:value-type="float">
            <text:p>317.0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3.72" calcext:value-type="float">
            <text:p>563.72</text:p>
          </table:table-cell>
          <table:table-cell office:value-type="float" office:value="1832467.2" calcext:value-type="float">
            <text:p>1832467.20</text:p>
          </table:table-cell>
        </table:table-row>
        <table:table-row table:style-name="ro1">
          <table:table-cell table:style-name="Default" office:value-type="string" calcext:value-type="string">
            <text:p>Pr18</text:p>
          </table:table-cell>
          <table:table-cell office:value-type="float" office:value="373.98" calcext:value-type="float">
            <text:p>373.98</text:p>
          </table:table-cell>
          <table:table-cell office:value-type="float" office:value="115752.6" calcext:value-type="float">
            <text:p>115752.60</text:p>
          </table:table-cell>
          <table:table-cell office:value-type="float" office:value="99.84" calcext:value-type="float">
            <text:p>99.84</text:p>
          </table:table-cell>
          <table:table-cell office:value-type="float" office:value="0.220352564102564" calcext:value-type="float">
            <text:p>0.22</text:p>
          </table:table-cell>
          <table:table-cell office:value-type="float" office:value="36.4403044871795" calcext:value-type="float">
            <text:p>36.44</text:p>
          </table:table-cell>
          <table:table-cell office:value-type="float" office:value="309.515482111343" calcext:value-type="float">
            <text:p>309.52</text:p>
          </table:table-cell>
          <table:table-cell/>
          <table:table-cell office:value-type="string" calcext:value-type="string">
            <text:p>Pr18</text:p>
          </table:table-cell>
          <table:table-cell/>
          <table:table-cell office:value-type="string" calcext:value-type="string">
            <text:p>Pr1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87.74" calcext:value-type="float">
            <text:p>87.74</text:p>
          </table:table-cell>
          <table:table-cell office:value-type="float" office:value="371.6" calcext:value-type="float">
            <text:p>371.6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99.66" calcext:value-type="float">
            <text:p>99.66</text:p>
          </table:table-cell>
          <table:table-cell office:value-type="float" office:value="4494514.8" calcext:value-type="float">
            <text:p>4494514.80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4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LEMKE</text:p>
          </table:table-cell>
          <table:table-cell table:style-name="ce8" office:value-type="string" calcext:value-type="string" table:number-columns-spanned="4" table:number-rows-spanned="1">
            <text:p>DE</text:p>
          </table:table-cell>
          <table:covered-table-cell table:number-columns-repeated="3" table:style-name="Default"/>
          <table:table-cell table:style-name="Default"/>
          <table:table-cell table:number-columns-repeated="4"/>
          <table:table-cell table:style-name="ce8" office:value-type="string" calcext:value-type="string" table:number-columns-spanned="3" table:number-rows-spanned="1">
            <text:p>DE+LEMKE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DE+DE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Pr.</text:p>
          </table:table-cell>
          <table:table-cell table:style-name="Default" office:value-type="string" calcext:value-type="string">
            <text:p>Operações de Pivoteamento</text:p>
          </table:table-cell>
          <table:table-cell table:style-name="Default" office:value-type="string" calcext:value-type="string">
            <text:p>Soluções</text:p>
          </table:table-cell>
          <table:table-cell table:style-name="Default" office:value-type="string" calcext:value-type="string">
            <text:p>Chamadas DE</text:p>
          </table:table-cell>
          <table:table-cell table:style-name="Default" office:value-type="string" calcext:value-type="string">
            <text:p>Chamadas Falhas (%)</text:p>
          </table:table-cell>
          <table:table-cell office:value-type="string" calcext:value-type="string">
            <text:p>Iterações/Chamada</text:p>
          </table:table-cell>
          <table:table-cell table:style-name="Default" office:value-type="string" calcext:value-type="string">
            <text:p>Soluções/OP Pivo</text:p>
          </table:table-cell>
          <table:table-cell table:number-columns-repeated="3"/>
          <table:table-cell office:value-type="string" calcext:value-type="string">
            <text:p>Pr.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Op Pivo</text:p>
          </table:table-cell>
          <table:table-cell table:style-name="Default" office:value-type="string" calcext:value-type="string">
            <text:p>% Acerto</text:p>
          </table:table-cell>
          <table:table-cell table:style-name="Default" office:value-type="string" calcext:value-type="string">
            <text:p>Avaliações UP</text:p>
          </table:table-cell>
          <table:table-cell table:style-name="Default" office:value-type="string" calcext:value-type="string">
            <text:p>Soluções</text:p>
          </table:table-cell>
        </table:table-row>
        <table:table-row table:style-name="ro1">
          <table:table-cell office:value-type="string" calcext:value-type="string">
            <text:p>SMDquad1[10]</text:p>
          </table:table-cell>
          <table:table-cell office:value-type="float" office:value="976.2" calcext:value-type="float">
            <text:p>976.20</text:p>
          </table:table-cell>
          <table:table-cell office:value-type="float" office:value="631330.8" calcext:value-type="float">
            <text:p>631330.80</text:p>
          </table:table-cell>
          <table:table-cell office:value-type="float" office:value="480.16" calcext:value-type="float">
            <text:p>480.16</text:p>
          </table:table-cell>
          <table:table-cell office:value-type="float" office:value="0" calcext:value-type="float">
            <text:p>0.00</text:p>
          </table:table-cell>
          <table:table-cell office:value-type="float" office:value="43.8278073975342" calcext:value-type="float">
            <text:p>43.83</text:p>
          </table:table-cell>
          <table:table-cell office:value-type="float" office:value="646.722802704364" calcext:value-type="float">
            <text:p>646.72</text:p>
          </table:table-cell>
          <table:table-cell/>
          <table:table-cell office:value-type="string" calcext:value-type="string">
            <text:p>SMDquad1 (p=3,q=3,r=2)</text:p>
          </table:table-cell>
          <table:table-cell/>
          <table:table-cell office:value-type="string" calcext:value-type="string">
            <text:p>SMDquad1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87.98" calcext:value-type="float">
            <text:p>487.98</text:p>
          </table:table-cell>
          <table:table-cell office:value-type="float" office:value="1100.4" calcext:value-type="float">
            <text:p>1100.40</text:p>
          </table:table-cell>
          <table:table-cell office:value-type="float" office:value="100" calcext:value-type="float">
            <text:p>100.00</text:p>
          </table:table-cell>
          <table:table-cell office:value-type="float" office:value="478.56" calcext:value-type="float">
            <text:p>478.56</text:p>
          </table:table-cell>
          <table:table-cell office:value-type="float" office:value="1429271.4" calcext:value-type="float">
            <text:p>1429271.40</text:p>
          </table:table-cell>
        </table:table-row>
        <table:table-row table:style-name="ro1">
          <table:table-cell office:value-type="string" calcext:value-type="string">
            <text:p>SMDquad1[20]</text:p>
          </table:table-cell>
          <table:table-cell office:value-type="float" office:value="3922.6" calcext:value-type="float">
            <text:p>3922.60</text:p>
          </table:table-cell>
          <table:table-cell office:value-type="float" office:value="3300225.6" calcext:value-type="float">
            <text:p>3300225.60</text:p>
          </table:table-cell>
          <table:table-cell office:value-type="float" office:value="971.04" calcext:value-type="float">
            <text:p>971.04</text:p>
          </table:table-cell>
          <table:table-cell office:value-type="float" office:value="0" calcext:value-type="float">
            <text:p>0.00</text:p>
          </table:table-cell>
          <table:table-cell office:value-type="float" office:value="113.288350634371" calcext:value-type="float">
            <text:p>113.29</text:p>
          </table:table-cell>
          <table:table-cell office:value-type="float" office:value="841.336256564524" calcext:value-type="float">
            <text:p>841.34</text:p>
          </table:table-cell>
          <table:table-cell/>
          <table:table-cell office:value-type="string" calcext:value-type="string">
            <text:p>SMDquad1 (p=6,q=6,r=4)</text:p>
          </table:table-cell>
          <table:table-cell/>
          <table:table-cell office:value-type="string" calcext:value-type="string">
            <text:p>SMDquad1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51.66" calcext:value-type="float">
            <text:p>951.66</text:p>
          </table:table-cell>
          <table:table-cell office:value-type="float" office:value="4376.32" calcext:value-type="float">
            <text:p>4376.32</text:p>
          </table:table-cell>
          <table:table-cell office:value-type="float" office:value="100" calcext:value-type="float">
            <text:p>100.00</text:p>
          </table:table-cell>
          <table:table-cell office:value-type="float" office:value="945.46" calcext:value-type="float">
            <text:p>945.46</text:p>
          </table:table-cell>
          <table:table-cell office:value-type="float" office:value="6562418.4" calcext:value-type="float">
            <text:p>6562418.40</text:p>
          </table:table-cell>
        </table:table-row>
        <table:table-row table:style-name="ro1">
          <table:table-cell office:value-type="string" calcext:value-type="string">
            <text:p>SMDquad1[30]</text:p>
          </table:table-cell>
          <table:table-cell office:value-type="float" office:value="8631.78" calcext:value-type="float">
            <text:p>8631.78</text:p>
          </table:table-cell>
          <table:table-cell office:value-type="float" office:value="7603849.2" calcext:value-type="float">
            <text:p>7603849.20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0" calcext:value-type="float">
            <text:p>0.00</text:p>
          </table:table-cell>
          <table:table-cell office:value-type="float" office:value="177.650896449248" calcext:value-type="float">
            <text:p>177.65</text:p>
          </table:table-cell>
          <table:table-cell office:value-type="float" office:value="880.913229947937" calcext:value-type="float">
            <text:p>880.91</text:p>
          </table:table-cell>
          <table:table-cell/>
          <table:table-cell office:value-type="string" calcext:value-type="string">
            <text:p>SMDquad1 (p=9,q=9,r=6)</text:p>
          </table:table-cell>
          <table:table-cell/>
          <table:table-cell office:value-type="string" calcext:value-type="string">
            <text:p>SMDquad1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13.06" calcext:value-type="float">
            <text:p>1413.06</text:p>
          </table:table-cell>
          <table:table-cell office:value-type="float" office:value="9985.38" calcext:value-type="float">
            <text:p>9985.38</text:p>
          </table:table-cell>
          <table:table-cell office:value-type="float" office:value="100" calcext:value-type="float">
            <text:p>100.00</text:p>
          </table:table-cell>
          <table:table-cell office:value-type="float" office:value="1407.1" calcext:value-type="float">
            <text:p>1407.10</text:p>
          </table:table-cell>
          <table:table-cell office:value-type="float" office:value="15079900.2" calcext:value-type="float">
            <text:p>15079900.20</text:p>
          </table:table-cell>
        </table:table-row>
        <table:table-row table:style-name="ro1">
          <table:table-cell office:value-type="string" calcext:value-type="string">
            <text:p>SMDquad2[10]</text:p>
          </table:table-cell>
          <table:table-cell office:value-type="float" office:value="931.24" calcext:value-type="float">
            <text:p>931.24</text:p>
          </table:table-cell>
          <table:table-cell office:value-type="float" office:value="534151.2" calcext:value-type="float">
            <text:p>534151.20</text:p>
          </table:table-cell>
          <table:table-cell office:value-type="float" office:value="465.64" calcext:value-type="float">
            <text:p>465.64</text:p>
          </table:table-cell>
          <table:table-cell office:value-type="float" office:value="0.00859032729146981" calcext:value-type="float">
            <text:p>0.01</text:p>
          </table:table-cell>
          <table:table-cell office:value-type="float" office:value="38.1517910832403" calcext:value-type="float">
            <text:p>38.15</text:p>
          </table:table-cell>
          <table:table-cell office:value-type="float" office:value="573.591340578154" calcext:value-type="float">
            <text:p>573.59</text:p>
          </table:table-cell>
          <table:table-cell/>
          <table:table-cell office:value-type="string" calcext:value-type="string">
            <text:p>SMDquad2 (p=3,q=3,r=2)</text:p>
          </table:table-cell>
          <table:table-cell/>
          <table:table-cell office:value-type="string" calcext:value-type="string">
            <text:p>SMDquad2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57.6" calcext:value-type="float">
            <text:p>457.60</text:p>
          </table:table-cell>
          <table:table-cell office:value-type="float" office:value="1039.26" calcext:value-type="float">
            <text:p>1039.26</text:p>
          </table:table-cell>
          <table:table-cell office:value-type="float" office:value="100" calcext:value-type="float">
            <text:p>100.00</text:p>
          </table:table-cell>
          <table:table-cell office:value-type="float" office:value="451.52" calcext:value-type="float">
            <text:p>451.52</text:p>
          </table:table-cell>
          <table:table-cell office:value-type="float" office:value="4313430" calcext:value-type="float">
            <text:p>4313430.00</text:p>
          </table:table-cell>
        </table:table-row>
        <table:table-row table:style-name="ro1">
          <table:table-cell office:value-type="string" calcext:value-type="string">
            <text:p>SMDquad2[20]</text:p>
          </table:table-cell>
          <table:table-cell office:value-type="float" office:value="3725.28" calcext:value-type="float">
            <text:p>3725.28</text:p>
          </table:table-cell>
          <table:table-cell office:value-type="float" office:value="2809482" calcext:value-type="float">
            <text:p>2809482.00</text:p>
          </table:table-cell>
          <table:table-cell office:value-type="float" office:value="931.34" calcext:value-type="float">
            <text:p>931.34</text:p>
          </table:table-cell>
          <table:table-cell office:value-type="float" office:value="0.0150321042798548" calcext:value-type="float">
            <text:p>0.02</text:p>
          </table:table-cell>
          <table:table-cell office:value-type="float" office:value="100.402924818004" calcext:value-type="float">
            <text:p>100.40</text:p>
          </table:table-cell>
          <table:table-cell office:value-type="float" office:value="754.166666666667" calcext:value-type="float">
            <text:p>754.17</text:p>
          </table:table-cell>
          <table:table-cell/>
          <table:table-cell office:value-type="string" calcext:value-type="string">
            <text:p>SMDquad2 (p=6,q=6,r=4)</text:p>
          </table:table-cell>
          <table:table-cell/>
          <table:table-cell office:value-type="string" calcext:value-type="string">
            <text:p>SMDquad2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25" calcext:value-type="float">
            <text:p>925.00</text:p>
          </table:table-cell>
          <table:table-cell office:value-type="float" office:value="4324.2" calcext:value-type="float">
            <text:p>4324.20</text:p>
          </table:table-cell>
          <table:table-cell office:value-type="float" office:value="100" calcext:value-type="float">
            <text:p>100.00</text:p>
          </table:table-cell>
          <table:table-cell office:value-type="float" office:value="975.22" calcext:value-type="float">
            <text:p>975.22</text:p>
          </table:table-cell>
          <table:table-cell office:value-type="float" office:value="14076072" calcext:value-type="float">
            <text:p>14076072.00</text:p>
          </table:table-cell>
        </table:table-row>
        <table:table-row table:style-name="ro1">
          <table:table-cell office:value-type="string" calcext:value-type="string">
            <text:p>SMDquad2[30]</text:p>
          </table:table-cell>
          <table:table-cell office:value-type="float" office:value="8434.66" calcext:value-type="float">
            <text:p>8434.66</text:p>
          </table:table-cell>
          <table:table-cell office:value-type="float" office:value="6863165.4" calcext:value-type="float">
            <text:p>6863165.40</text:p>
          </table:table-cell>
          <table:table-cell office:value-type="float" office:value="1405.84" calcext:value-type="float">
            <text:p>1405.84</text:p>
          </table:table-cell>
          <table:table-cell office:value-type="float" office:value="0.00995845899960166" calcext:value-type="float">
            <text:p>0.01</text:p>
          </table:table-cell>
          <table:table-cell office:value-type="float" office:value="162.630199738235" calcext:value-type="float">
            <text:p>162.63</text:p>
          </table:table-cell>
          <table:table-cell office:value-type="float" office:value="813.686076261521" calcext:value-type="float">
            <text:p>813.69</text:p>
          </table:table-cell>
          <table:table-cell/>
          <table:table-cell office:value-type="string" calcext:value-type="string">
            <text:p>SMDquad2 (p=9,q=9,r=6)</text:p>
          </table:table-cell>
          <table:table-cell/>
          <table:table-cell office:value-type="string" calcext:value-type="string">
            <text:p>SMDquad2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13.5" calcext:value-type="float">
            <text:p>1413.50</text:p>
          </table:table-cell>
          <table:table-cell office:value-type="float" office:value="10138.66" calcext:value-type="float">
            <text:p>10138.66</text:p>
          </table:table-cell>
          <table:table-cell office:value-type="float" office:value="100" calcext:value-type="float">
            <text:p>100.00</text:p>
          </table:table-cell>
          <table:table-cell office:value-type="float" office:value="1348.1" calcext:value-type="float">
            <text:p>1348.10</text:p>
          </table:table-cell>
          <table:table-cell office:value-type="float" office:value="32126310" calcext:value-type="float">
            <text:p>32126310.00</text:p>
          </table:table-cell>
        </table:table-row>
        <table:table-row table:style-name="ro1">
          <table:table-cell office:value-type="string" calcext:value-type="string">
            <text:p>SMDquad3[10]</text:p>
          </table:table-cell>
          <table:table-cell office:value-type="float" office:value="946.94" calcext:value-type="float">
            <text:p>946.94</text:p>
          </table:table-cell>
          <table:table-cell office:value-type="float" office:value="631064.4" calcext:value-type="float">
            <text:p>631064.40</text:p>
          </table:table-cell>
          <table:table-cell office:value-type="float" office:value="473.52" calcext:value-type="float">
            <text:p>473.52</text:p>
          </table:table-cell>
          <table:table-cell office:value-type="float" office:value="0" calcext:value-type="float">
            <text:p>0.00</text:p>
          </table:table-cell>
          <table:table-cell office:value-type="float" office:value="44.423635749282" calcext:value-type="float">
            <text:p>44.42</text:p>
          </table:table-cell>
          <table:table-cell office:value-type="float" office:value="666.424905485036" calcext:value-type="float">
            <text:p>666.42</text:p>
          </table:table-cell>
          <table:table-cell/>
          <table:table-cell office:value-type="string" calcext:value-type="string">
            <text:p>SMDquad3 (p=3,q=3,r=2)</text:p>
          </table:table-cell>
          <table:table-cell/>
          <table:table-cell office:value-type="string" calcext:value-type="string">
            <text:p>SMDquad3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68.66" calcext:value-type="float">
            <text:p>468.66</text:p>
          </table:table-cell>
          <table:table-cell office:value-type="float" office:value="1085.4" calcext:value-type="float">
            <text:p>1085.40</text:p>
          </table:table-cell>
          <table:table-cell office:value-type="float" office:value="100" calcext:value-type="float">
            <text:p>100.00</text:p>
          </table:table-cell>
          <table:table-cell office:value-type="float" office:value="474.52" calcext:value-type="float">
            <text:p>474.52</text:p>
          </table:table-cell>
          <table:table-cell office:value-type="float" office:value="27306117" calcext:value-type="float">
            <text:p>27306117.00</text:p>
          </table:table-cell>
        </table:table-row>
        <table:table-row table:style-name="ro1">
          <table:table-cell office:value-type="string" calcext:value-type="string">
            <text:p>SMDquad3[20]</text:p>
          </table:table-cell>
          <table:table-cell office:value-type="float" office:value="3949.12" calcext:value-type="float">
            <text:p>3949.12</text:p>
          </table:table-cell>
          <table:table-cell office:value-type="float" office:value="3424122" calcext:value-type="float">
            <text:p>3424122.00</text:p>
          </table:table-cell>
          <table:table-cell office:value-type="float" office:value="987.48" calcext:value-type="float">
            <text:p>987.48</text:p>
          </table:table-cell>
          <table:table-cell office:value-type="float" office:value="0" calcext:value-type="float">
            <text:p>0.00</text:p>
          </table:table-cell>
          <table:table-cell office:value-type="float" office:value="115.584518167457" calcext:value-type="float">
            <text:p>115.58</text:p>
          </table:table-cell>
          <table:table-cell office:value-type="float" office:value="867.059496799287" calcext:value-type="float">
            <text:p>867.06</text:p>
          </table:table-cell>
          <table:table-cell/>
          <table:table-cell office:value-type="string" calcext:value-type="string">
            <text:p>SMDquad3 (p=6,q=6,r=4)</text:p>
          </table:table-cell>
          <table:table-cell/>
          <table:table-cell office:value-type="string" calcext:value-type="string">
            <text:p>SMDquad3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76.32" calcext:value-type="float">
            <text:p>976.32</text:p>
          </table:table-cell>
          <table:table-cell office:value-type="float" office:value="4898.64" calcext:value-type="float">
            <text:p>4898.64</text:p>
          </table:table-cell>
          <table:table-cell office:value-type="float" office:value="100" calcext:value-type="float">
            <text:p>100.00</text:p>
          </table:table-cell>
          <table:table-cell office:value-type="float" office:value="979.64" calcext:value-type="float">
            <text:p>979.64</text:p>
          </table:table-cell>
          <table:table-cell office:value-type="float" office:value="80302458.6" calcext:value-type="float">
            <text:p>80302458.60</text:p>
          </table:table-cell>
        </table:table-row>
        <table:table-row table:style-name="ro1">
          <table:table-cell office:value-type="string" calcext:value-type="string">
            <text:p>SMDquad3[30]</text:p>
          </table:table-cell>
          <table:table-cell office:value-type="float" office:value="8744.62" calcext:value-type="float">
            <text:p>8744.62</text:p>
          </table:table-cell>
          <table:table-cell office:value-type="float" office:value="7891345.8" calcext:value-type="float">
            <text:p>7891345.80</text:p>
          </table:table-cell>
          <table:table-cell office:value-type="float" office:value="1457.76" calcext:value-type="float">
            <text:p>1457.76</text:p>
          </table:table-cell>
          <table:table-cell office:value-type="float" office:value="0" calcext:value-type="float">
            <text:p>0.00</text:p>
          </table:table-cell>
          <table:table-cell office:value-type="float" office:value="180.444558775107" calcext:value-type="float">
            <text:p>180.44</text:p>
          </table:table-cell>
          <table:table-cell office:value-type="float" office:value="902.422952626872" calcext:value-type="float">
            <text:p>902.42</text:p>
          </table:table-cell>
          <table:table-cell/>
          <table:table-cell office:value-type="string" calcext:value-type="string">
            <text:p>SMDquad3 (p=9,q=9,r=6)</text:p>
          </table:table-cell>
          <table:table-cell/>
          <table:table-cell office:value-type="string" calcext:value-type="string">
            <text:p>SMDquad3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464.14" calcext:value-type="float">
            <text:p>1464.14</text:p>
          </table:table-cell>
          <table:table-cell office:value-type="float" office:value="11768.54" calcext:value-type="float">
            <text:p>11768.54</text:p>
          </table:table-cell>
          <table:table-cell office:value-type="float" office:value="100" calcext:value-type="float">
            <text:p>100.00</text:p>
          </table:table-cell>
          <table:table-cell office:value-type="float" office:value="1501.48" calcext:value-type="float">
            <text:p>1501.48</text:p>
          </table:table-cell>
          <table:table-cell office:value-type="float" office:value="149610004.2" calcext:value-type="float">
            <text:p>149610004.20</text:p>
          </table:table-cell>
        </table:table-row>
        <table:table-row table:style-name="ro1">
          <table:table-cell office:value-type="string" calcext:value-type="string">
            <text:p>SMDquad4[10]</text:p>
          </table:table-cell>
          <table:table-cell office:value-type="float" office:value="1061.88" calcext:value-type="float">
            <text:p>1061.88</text:p>
          </table:table-cell>
          <table:table-cell office:value-type="float" office:value="491149.2" calcext:value-type="float">
            <text:p>491149.20</text:p>
          </table:table-cell>
          <table:table-cell office:value-type="float" office:value="496.24" calcext:value-type="float">
            <text:p>496.24</text:p>
          </table:table-cell>
          <table:table-cell office:value-type="float" office:value="0" calcext:value-type="float">
            <text:p>0.00</text:p>
          </table:table-cell>
          <table:table-cell office:value-type="float" office:value="32.9913751410608" calcext:value-type="float">
            <text:p>32.99</text:p>
          </table:table-cell>
          <table:table-cell office:value-type="float" office:value="462.527969262063" calcext:value-type="float">
            <text:p>462.53</text:p>
          </table:table-cell>
          <table:table-cell/>
          <table:table-cell office:value-type="string" calcext:value-type="string">
            <text:p>SMDquad4 (p=3,q=3,r=2)</text:p>
          </table:table-cell>
          <table:table-cell/>
          <table:table-cell office:value-type="string" calcext:value-type="string">
            <text:p>SMDquad4[10]</text:p>
          </table:table-cell>
          <table:table-cell office:value-type="float" office:value="100" calcext:value-type="float">
            <text:p>100.00</text:p>
          </table:table-cell>
          <table:table-cell office:value-type="float" office:value="494.74" calcext:value-type="float">
            <text:p>494.74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100" calcext:value-type="float">
            <text:p>100.00</text:p>
          </table:table-cell>
          <table:table-cell office:value-type="float" office:value="492.64" calcext:value-type="float">
            <text:p>492.64</text:p>
          </table:table-cell>
          <table:table-cell office:value-type="float" office:value="2480647.2" calcext:value-type="float">
            <text:p>2480647.20</text:p>
          </table:table-cell>
        </table:table-row>
        <table:table-row table:style-name="ro1">
          <table:table-cell office:value-type="string" calcext:value-type="string">
            <text:p>SMDquad4[20]</text:p>
          </table:table-cell>
          <table:table-cell office:value-type="float" office:value="4349.9" calcext:value-type="float">
            <text:p>4349.90</text:p>
          </table:table-cell>
          <table:table-cell office:value-type="float" office:value="2752198.2" calcext:value-type="float">
            <text:p>2752198.20</text:p>
          </table:table-cell>
          <table:table-cell office:value-type="float" office:value="1020.88" calcext:value-type="float">
            <text:p>1020.88</text:p>
          </table:table-cell>
          <table:table-cell office:value-type="float" office:value="0.00195909411488128" calcext:value-type="float">
            <text:p>0.00</text:p>
          </table:table-cell>
          <table:table-cell office:value-type="float" office:value="89.8439777446909" calcext:value-type="float">
            <text:p>89.84</text:p>
          </table:table-cell>
          <table:table-cell office:value-type="float" office:value="632.703786293938" calcext:value-type="float">
            <text:p>632.70</text:p>
          </table:table-cell>
          <table:table-cell/>
          <table:table-cell office:value-type="string" calcext:value-type="string">
            <text:p>SMDquad4 (p=6,q=6,r=4)</text:p>
          </table:table-cell>
          <table:table-cell/>
          <table:table-cell office:value-type="string" calcext:value-type="string">
            <text:p>SMDquad4[20]</text:p>
          </table:table-cell>
          <table:table-cell office:value-type="float" office:value="100" calcext:value-type="float">
            <text:p>100.00</text:p>
          </table:table-cell>
          <table:table-cell office:value-type="float" office:value="986.42" calcext:value-type="float">
            <text:p>986.42</text:p>
          </table:table-cell>
          <table:table-cell office:value-type="float" office:value="5728.22" calcext:value-type="float">
            <text:p>5728.22</text:p>
          </table:table-cell>
          <table:table-cell office:value-type="float" office:value="100" calcext:value-type="float">
            <text:p>100.00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9893071.8" calcext:value-type="float">
            <text:p>9893071.80</text:p>
          </table:table-cell>
        </table:table-row>
        <table:table-row table:style-name="ro1">
          <table:table-cell office:value-type="string" calcext:value-type="string">
            <text:p>SMDquad4[30]</text:p>
          </table:table-cell>
          <table:table-cell office:value-type="float" office:value="9613.4" calcext:value-type="float">
            <text:p>9613.40</text:p>
          </table:table-cell>
          <table:table-cell office:value-type="float" office:value="6715757.4" calcext:value-type="float">
            <text:p>6715757.40</text:p>
          </table:table-cell>
          <table:table-cell office:value-type="float" office:value="1513.7" calcext:value-type="float">
            <text:p>1513.70</text:p>
          </table:table-cell>
          <table:table-cell office:value-type="float" office:value="0.00132126577261016" calcext:value-type="float">
            <text:p>0.00</text:p>
          </table:table-cell>
          <table:table-cell office:value-type="float" office:value="147.875113959173" calcext:value-type="float">
            <text:p>147.88</text:p>
          </table:table-cell>
          <table:table-cell office:value-type="float" office:value="698.58295712235" calcext:value-type="float">
            <text:p>698.58</text:p>
          </table:table-cell>
          <table:table-cell/>
          <table:table-cell office:value-type="string" calcext:value-type="string">
            <text:p>SMDquad4 (p=9,q=9,r=6)</text:p>
          </table:table-cell>
          <table:table-cell/>
          <table:table-cell office:value-type="string" calcext:value-type="string">
            <text:p>SMDquad4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507.78" calcext:value-type="float">
            <text:p>1507.78</text:p>
          </table:table-cell>
          <table:table-cell office:value-type="float" office:value="13785.14" calcext:value-type="float">
            <text:p>13785.14</text:p>
          </table:table-cell>
          <table:table-cell office:value-type="float" office:value="100" calcext:value-type="float">
            <text:p>100.00</text:p>
          </table:table-cell>
          <table:table-cell office:value-type="float" office:value="1508.82" calcext:value-type="float">
            <text:p>1508.82</text:p>
          </table:table-cell>
          <table:table-cell office:value-type="float" office:value="23378061.6" calcext:value-type="float">
            <text:p>23378061.60</text:p>
          </table:table-cell>
        </table:table-row>
        <table:table-row table:style-name="ro1">
          <table:table-cell office:value-type="string" calcext:value-type="string">
            <text:p>SMDquad5[10]</text:p>
          </table:table-cell>
          <table:table-cell office:value-type="float" office:value="2808.8" calcext:value-type="float">
            <text:p>2808.80</text:p>
          </table:table-cell>
          <table:table-cell office:value-type="float" office:value="797535.6" calcext:value-type="float">
            <text:p>797535.60</text:p>
          </table:table-cell>
          <table:table-cell office:value-type="float" office:value="561.78" calcext:value-type="float">
            <text:p>561.78</text:p>
          </table:table-cell>
          <table:table-cell office:value-type="float" office:value="0" calcext:value-type="float">
            <text:p>0.00</text:p>
          </table:table-cell>
          <table:table-cell office:value-type="float" office:value="47.3219409733348" calcext:value-type="float">
            <text:p>47.32</text:p>
          </table:table-cell>
          <table:table-cell office:value-type="float" office:value="283.941754485901" calcext:value-type="float">
            <text:p>283.94</text:p>
          </table:table-cell>
          <table:table-cell/>
          <table:table-cell office:value-type="string" calcext:value-type="string">
            <text:p>SMDquad5 (p=3,q=3,r=2)</text:p>
          </table:table-cell>
          <table:table-cell/>
          <table:table-cell office:value-type="string" calcext:value-type="string">
            <text:p>SMDquad5[10]</text:p>
          </table:table-cell>
          <table:table-cell office:value-type="float" office:value="100" calcext:value-type="float">
            <text:p>100.00</text:p>
          </table:table-cell>
          <table:table-cell office:value-type="float" office:value="550.5" calcext:value-type="float">
            <text:p>550.50</text:p>
          </table:table-cell>
          <table:table-cell office:value-type="float" office:value="3504.08" calcext:value-type="float">
            <text:p>3504.08</text:p>
          </table:table-cell>
          <table:table-cell office:value-type="float" office:value="100" calcext:value-type="float">
            <text:p>100.00</text:p>
          </table:table-cell>
          <table:table-cell office:value-type="float" office:value="538.94" calcext:value-type="float">
            <text:p>538.94</text:p>
          </table:table-cell>
          <table:table-cell office:value-type="float" office:value="44378205.6" calcext:value-type="float">
            <text:p>44378205.60</text:p>
          </table:table-cell>
        </table:table-row>
        <table:table-row table:style-name="ro1">
          <table:table-cell office:value-type="string" calcext:value-type="string">
            <text:p>SMDquad5[20]</text:p>
          </table:table-cell>
          <table:table-cell office:value-type="float" office:value="10926.66" calcext:value-type="float">
            <text:p>10926.66</text:p>
          </table:table-cell>
          <table:table-cell office:value-type="float" office:value="4083045.6" calcext:value-type="float">
            <text:p>4083045.60</text:p>
          </table:table-cell>
          <table:table-cell office:value-type="float" office:value="1092.72" calcext:value-type="float">
            <text:p>1092.72</text:p>
          </table:table-cell>
          <table:table-cell office:value-type="float" office:value="0" calcext:value-type="float">
            <text:p>0.00</text:p>
          </table:table-cell>
          <table:table-cell office:value-type="float" office:value="124.552968738561" calcext:value-type="float">
            <text:p>124.55</text:p>
          </table:table-cell>
          <table:table-cell office:value-type="float" office:value="373.677372591442" calcext:value-type="float">
            <text:p>373.68</text:p>
          </table:table-cell>
          <table:table-cell/>
          <table:table-cell office:value-type="string" calcext:value-type="string">
            <text:p>SMDquad5 (p=6,q=6,r=4)</text:p>
          </table:table-cell>
          <table:table-cell/>
          <table:table-cell office:value-type="string" calcext:value-type="string">
            <text:p>SMDquad5[20]</text:p>
          </table:table-cell>
          <table:table-cell office:value-type="float" office:value="100" calcext:value-type="float">
            <text:p>100.00</text:p>
          </table:table-cell>
          <table:table-cell office:value-type="float" office:value="1080.84" calcext:value-type="float">
            <text:p>1080.84</text:p>
          </table:table-cell>
          <table:table-cell office:value-type="float" office:value="15005.84" calcext:value-type="float">
            <text:p>15005.84</text:p>
          </table:table-cell>
          <table:table-cell office:value-type="float" office:value="100" calcext:value-type="float">
            <text:p>100.00</text:p>
          </table:table-cell>
          <table:table-cell office:value-type="float" office:value="1091.88" calcext:value-type="float">
            <text:p>1091.88</text:p>
          </table:table-cell>
          <table:table-cell office:value-type="float" office:value="122006846.4" calcext:value-type="float">
            <text:p>122006846.40</text:p>
          </table:table-cell>
        </table:table-row>
        <table:table-row table:style-name="ro1">
          <table:table-cell office:value-type="string" calcext:value-type="string">
            <text:p>SMDquad5[30]</text:p>
          </table:table-cell>
          <table:table-cell office:value-type="float" office:value="24035.84" calcext:value-type="float">
            <text:p>24035.84</text:p>
          </table:table-cell>
          <table:table-cell office:value-type="float" office:value="9523863.6" calcext:value-type="float">
            <text:p>9523863.60</text:p>
          </table:table-cell>
          <table:table-cell office:value-type="float" office:value="1602.48" calcext:value-type="float">
            <text:p>1602.48</text:p>
          </table:table-cell>
          <table:table-cell office:value-type="float" office:value="0" calcext:value-type="float">
            <text:p>0.00</text:p>
          </table:table-cell>
          <table:table-cell office:value-type="float" office:value="198.10675952274" calcext:value-type="float">
            <text:p>198.11</text:p>
          </table:table-cell>
          <table:table-cell office:value-type="float" office:value="396.235937666418" calcext:value-type="float">
            <text:p>396.24</text:p>
          </table:table-cell>
          <table:table-cell/>
          <table:table-cell office:value-type="string" calcext:value-type="string">
            <text:p>SMDquad5 (p=9,q=9,r=6)</text:p>
          </table:table-cell>
          <table:table-cell/>
          <table:table-cell office:value-type="string" calcext:value-type="string">
            <text:p>SMDquad5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638.28" calcext:value-type="float">
            <text:p>1638.28</text:p>
          </table:table-cell>
          <table:table-cell office:value-type="float" office:value="35775.84" calcext:value-type="float">
            <text:p>35775.84</text:p>
          </table:table-cell>
          <table:table-cell office:value-type="float" office:value="100" calcext:value-type="float">
            <text:p>100.00</text:p>
          </table:table-cell>
          <table:table-cell office:value-type="float" office:value="1581.88" calcext:value-type="float">
            <text:p>1581.88</text:p>
          </table:table-cell>
          <table:table-cell office:value-type="float" office:value="220133151" calcext:value-type="float">
            <text:p>220133151.00</text:p>
          </table:table-cell>
        </table:table-row>
        <table:table-row table:style-name="ro1">
          <table:table-cell office:value-type="string" calcext:value-type="string">
            <text:p>SMD6[10]</text:p>
          </table:table-cell>
          <table:table-cell office:value-type="float" office:value="1150.32" calcext:value-type="float">
            <text:p>1150.32</text:p>
          </table:table-cell>
          <table:table-cell office:value-type="float" office:value="464278.2" calcext:value-type="float">
            <text:p>464278.20</text:p>
          </table:table-cell>
          <table:table-cell office:value-type="float" office:value="575.16" calcext:value-type="float">
            <text:p>575.16</text:p>
          </table:table-cell>
          <table:table-cell office:value-type="float" office:value="0" calcext:value-type="float">
            <text:p>0.00</text:p>
          </table:table-cell>
          <table:table-cell office:value-type="float" office:value="26.9071910424925" calcext:value-type="float">
            <text:p>26.91</text:p>
          </table:table-cell>
          <table:table-cell office:value-type="float" office:value="403.607865637388" calcext:value-type="float">
            <text:p>403.61</text:p>
          </table:table-cell>
          <table:table-cell/>
          <table:table-cell office:value-type="string" calcext:value-type="string">
            <text:p>SMD6 (p=3,q=1,r=2,s=2)</text:p>
          </table:table-cell>
          <table:table-cell/>
          <table:table-cell office:value-type="string" calcext:value-type="string">
            <text:p>SMD6[10]</text:p>
          </table:table-cell>
          <table:table-cell office:value-type="float" office:value="100" calcext:value-type="float">
            <text:p>100.00</text:p>
          </table:table-cell>
          <table:table-cell office:value-type="float" office:value="553.76" calcext:value-type="float">
            <text:p>553.76</text:p>
          </table:table-cell>
          <table:table-cell office:value-type="float" office:value="1207.04" calcext:value-type="float">
            <text:p>1207.04</text:p>
          </table:table-cell>
          <table:table-cell office:value-type="float" office:value="0" calcext:value-type="float">
            <text:p>0.00</text:p>
          </table:table-cell>
          <table:table-cell office:value-type="float" office:value="8061.38" calcext:value-type="float">
            <text:p>8061.38</text:p>
          </table:table-cell>
          <table:table-cell office:value-type="float" office:value="2142541885.2" calcext:value-type="float">
            <text:p>2142541885.20</text:p>
          </table:table-cell>
        </table:table-row>
        <table:table-row table:style-name="ro1">
          <table:table-cell office:value-type="string" calcext:value-type="string">
            <text:p>SMD6[20]</text:p>
          </table:table-cell>
          <table:table-cell office:value-type="float" office:value="4391.5" calcext:value-type="float">
            <text:p>4391.50</text:p>
          </table:table-cell>
          <table:table-cell office:value-type="float" office:value="2843790" calcext:value-type="float">
            <text:p>2843790.00</text:p>
          </table:table-cell>
          <table:table-cell office:value-type="float" office:value="1097.9" calcext:value-type="float">
            <text:p>1097.90</text:p>
          </table:table-cell>
          <table:table-cell office:value-type="float" office:value="0" calcext:value-type="float">
            <text:p>0.00</text:p>
          </table:table-cell>
          <table:table-cell office:value-type="float" office:value="86.3402860005465" calcext:value-type="float">
            <text:p>86.34</text:p>
          </table:table-cell>
          <table:table-cell office:value-type="float" office:value="647.566890584083" calcext:value-type="float">
            <text:p>647.57</text:p>
          </table:table-cell>
          <table:table-cell/>
          <table:table-cell office:value-type="string" calcext:value-type="string">
            <text:p>SMD6 (p=6,q=2,r=4,s=4)</text:p>
          </table:table-cell>
          <table:table-cell/>
          <table:table-cell office:value-type="string" calcext:value-type="string">
            <text:p>SMD6[20]</text:p>
          </table:table-cell>
          <table:table-cell office:value-type="float" office:value="100" calcext:value-type="float">
            <text:p>100.00</text:p>
          </table:table-cell>
          <table:table-cell office:value-type="float" office:value="1082.92" calcext:value-type="float">
            <text:p>1082.92</text:p>
          </table:table-cell>
          <table:table-cell office:value-type="float" office:value="4805.24" calcext:value-type="float">
            <text:p>4805.24</text:p>
          </table:table-cell>
          <table:table-cell office:value-type="float" office:value="0" calcext:value-type="float">
            <text:p>0.00</text:p>
          </table:table-cell>
          <table:table-cell office:value-type="float" office:value="5962.06" calcext:value-type="float">
            <text:p>5962.06</text:p>
          </table:table-cell>
          <table:table-cell office:value-type="float" office:value="284434494" calcext:value-type="float">
            <text:p>284434494.00</text:p>
          </table:table-cell>
        </table:table-row>
        <table:table-row table:style-name="ro1">
          <table:table-cell office:value-type="string" calcext:value-type="string">
            <text:p>SMD6[30]</text:p>
          </table:table-cell>
          <table:table-cell office:value-type="float" office:value="9596.8" calcext:value-type="float">
            <text:p>9596.80</text:p>
          </table:table-cell>
          <table:table-cell office:value-type="float" office:value="8122530.6" calcext:value-type="float">
            <text:p>8122530.60</text:p>
          </table:table-cell>
          <table:table-cell office:value-type="float" office:value="1599.52" calcext:value-type="float">
            <text:p>1599.52</text:p>
          </table:table-cell>
          <table:table-cell office:value-type="float" office:value="0" calcext:value-type="float">
            <text:p>0.00</text:p>
          </table:table-cell>
          <table:table-cell office:value-type="float" office:value="169.270168550565" calcext:value-type="float">
            <text:p>169.27</text:p>
          </table:table-cell>
          <table:table-cell office:value-type="float" office:value="846.379063854618" calcext:value-type="float">
            <text:p>846.38</text:p>
          </table:table-cell>
          <table:table-cell/>
          <table:table-cell office:value-type="string" calcext:value-type="string">
            <text:p>SMD6 (p=9,q=3,r=6,s=6)</text:p>
          </table:table-cell>
          <table:table-cell/>
          <table:table-cell office:value-type="string" calcext:value-type="string">
            <text:p>SMD6[30]</text:p>
          </table:table-cell>
          <table:table-cell office:value-type="float" office:value="100" calcext:value-type="float">
            <text:p>100.00</text:p>
          </table:table-cell>
          <table:table-cell office:value-type="float" office:value="1564.38" calcext:value-type="float">
            <text:p>1564.38</text:p>
          </table:table-cell>
          <table:table-cell office:value-type="float" office:value="10673.1" calcext:value-type="float">
            <text:p>10673.10</text:p>
          </table:table-cell>
          <table:table-cell office:value-type="float" office:value="0" calcext:value-type="float">
            <text:p>0.00</text:p>
          </table:table-cell>
          <table:table-cell office:value-type="float" office:value="8654.14" calcext:value-type="float">
            <text:p>8654.14</text:p>
          </table:table-cell>
          <table:table-cell office:value-type="float" office:value="139361669.4" calcext:value-type="float">
            <text:p>139361669.40</text:p>
          </table:table-cell>
        </table:table-row>
        <table:table-row table:style-name="ro1">
          <table:table-cell office:value-type="string" calcext:value-type="string">
            <text:p>Cquad1[10]</text:p>
          </table:table-cell>
          <table:table-cell office:value-type="float" office:value="60065.56" calcext:value-type="float">
            <text:p>60065.56</text:p>
          </table:table-cell>
          <table:table-cell office:value-type="float" office:value="5455404.6" calcext:value-type="float">
            <text:p>5455404.60</text:p>
          </table:table-cell>
          <table:table-cell office:value-type="float" office:value="9435.9" calcext:value-type="float">
            <text:p>9435.90</text:p>
          </table:table-cell>
          <table:table-cell office:value-type="float" office:value="0" calcext:value-type="float">
            <text:p>0.00</text:p>
          </table:table-cell>
          <table:table-cell office:value-type="float" office:value="19.2718044913575" calcext:value-type="float">
            <text:p>19.27</text:p>
          </table:table-cell>
          <table:table-cell office:value-type="float" office:value="90.8241694575061" calcext:value-type="float">
            <text:p>90.82</text:p>
          </table:table-cell>
          <table:table-cell/>
          <table:table-cell office:value-type="string" calcext:value-type="string">
            <text:p>Cquad1 (r=5)</text:p>
          </table:table-cell>
          <table:table-cell/>
          <table:table-cell office:value-type="string" calcext:value-type="string">
            <text:p>Cquad1[10]</text:p>
          </table:table-cell>
          <table:table-cell office:value-type="float" office:value="8" calcext:value-type="float">
            <text:p>8.00</text:p>
          </table:table-cell>
          <table:table-cell office:value-type="float" office:value="3160.96" calcext:value-type="float">
            <text:p>3160.96</text:p>
          </table:table-cell>
          <table:table-cell office:value-type="float" office:value="81002.7" calcext:value-type="float">
            <text:p>81002.70</text:p>
          </table:table-cell>
          <table:table-cell office:value-type="float" office:value="4" calcext:value-type="float">
            <text:p>4.00</text:p>
          </table:table-cell>
          <table:table-cell office:value-type="float" office:value="5577.46" calcext:value-type="float">
            <text:p>5577.46</text:p>
          </table:table-cell>
          <table:table-cell office:value-type="float" office:value="23925246" calcext:value-type="float">
            <text:p>23925246.00</text:p>
          </table:table-cell>
        </table:table-row>
        <table:table-row table:style-name="ro1">
          <table:table-cell office:value-type="string" calcext:value-type="string">
            <text:p>Cquad1[20]</text:p>
          </table:table-cell>
          <table:table-cell office:value-type="float" office:value="93859.3" calcext:value-type="float">
            <text:p>93859.30</text:p>
          </table:table-cell>
          <table:table-cell office:value-type="float" office:value="19960973.4" calcext:value-type="float">
            <text:p>19960973.40</text:p>
          </table:table-cell>
          <table:table-cell office:value-type="float" office:value="10008.14" calcext:value-type="float">
            <text:p>10008.14</text:p>
          </table:table-cell>
          <table:table-cell office:value-type="float" office:value="0.000999186662057086" calcext:value-type="float">
            <text:p>0.00</text:p>
          </table:table-cell>
          <table:table-cell office:value-type="float" office:value="66.4724594180337" calcext:value-type="float">
            <text:p>66.47</text:p>
          </table:table-cell>
          <table:table-cell office:value-type="float" office:value="212.669105778543" calcext:value-type="float">
            <text:p>212.67</text:p>
          </table:table-cell>
          <table:table-cell/>
          <table:table-cell office:value-type="string" calcext:value-type="string">
            <text:p>Cquad1 (r=10)</text:p>
          </table:table-cell>
          <table:table-cell/>
          <table:table-cell office:value-type="string" calcext:value-type="string">
            <text:p>Cquad1[20]</text:p>
          </table:table-cell>
          <table:table-cell office:value-type="float" office:value="0" calcext:value-type="float">
            <text:p>0.00</text:p>
          </table:table-cell>
          <table:table-cell office:value-type="float" office:value="5474.88" calcext:value-type="float">
            <text:p>5474.88</text:p>
          </table:table-cell>
          <table:table-cell office:value-type="float" office:value="165553.82" calcext:value-type="float">
            <text:p>165553.82</text:p>
          </table:table-cell>
          <table:table-cell office:value-type="float" office:value="0" calcext:value-type="float">
            <text:p>0.00</text:p>
          </table:table-cell>
          <table:table-cell office:value-type="float" office:value="6485.76" calcext:value-type="float">
            <text:p>6485.76</text:p>
          </table:table-cell>
          <table:table-cell office:value-type="float" office:value="334311813.6" calcext:value-type="float">
            <text:p>334311813.60</text:p>
          </table:table-cell>
        </table:table-row>
        <table:table-row table:style-name="ro1">
          <table:table-cell office:value-type="string" calcext:value-type="string">
            <text:p>Cquad1[30]</text:p>
          </table:table-cell>
          <table:table-cell office:value-type="float" office:value="122243.14" calcext:value-type="float">
            <text:p>122243.14</text:p>
          </table:table-cell>
          <table:table-cell office:value-type="float" office:value="36552048.6" calcext:value-type="float">
            <text:p>36552048.60</text:p>
          </table:table-cell>
          <table:table-cell office:value-type="float" office:value="10008.88" calcext:value-type="float">
            <text:p>10008.88</text:p>
          </table:table-cell>
          <table:table-cell office:value-type="float" office:value="0.00119893534541327" calcext:value-type="float">
            <text:p>0.00</text:p>
          </table:table-cell>
          <table:table-cell office:value-type="float" office:value="121.720062584425" calcext:value-type="float">
            <text:p>121.72</text:p>
          </table:table-cell>
          <table:table-cell office:value-type="float" office:value="299.011041437581" calcext:value-type="float">
            <text:p>299.01</text:p>
          </table:table-cell>
          <table:table-cell/>
          <table:table-cell office:value-type="string" calcext:value-type="string">
            <text:p>Cquad1 (r=15)</text:p>
          </table:table-cell>
          <table:table-cell/>
          <table:table-cell office:value-type="string" calcext:value-type="string">
            <text:p>Cquad1[30]</text:p>
          </table:table-cell>
          <table:table-cell office:value-type="float" office:value="0" calcext:value-type="float">
            <text:p>0.00</text:p>
          </table:table-cell>
          <table:table-cell office:value-type="float" office:value="7896.48" calcext:value-type="float">
            <text:p>7896.48</text:p>
          </table:table-cell>
          <table:table-cell office:value-type="float" office:value="258957.12" calcext:value-type="float">
            <text:p>258957.12</text:p>
          </table:table-cell>
          <table:table-cell office:value-type="float" office:value="0" calcext:value-type="float">
            <text:p>0.00</text:p>
          </table:table-cell>
          <table:table-cell office:value-type="float" office:value="6022.94" calcext:value-type="float">
            <text:p>6022.94</text:p>
          </table:table-cell>
          <table:table-cell office:value-type="float" office:value="195764561.4" calcext:value-type="float">
            <text:p>195764561.40</text:p>
          </table:table-cell>
        </table:table-row>
        <table:table-row table:style-name="ro1">
          <table:table-cell office:value-type="string" calcext:value-type="string">
            <text:p>Cquad2[10]</text:p>
          </table:table-cell>
          <table:table-cell office:value-type="float" office:value="5324.88" calcext:value-type="float">
            <text:p>5324.88</text:p>
          </table:table-cell>
          <table:table-cell office:value-type="float" office:value="1134713.4" calcext:value-type="float">
            <text:p>1134713.40</text:p>
          </table:table-cell>
          <table:table-cell office:value-type="float" office:value="887.48" calcext:value-type="float">
            <text:p>887.48</text:p>
          </table:table-cell>
          <table:table-cell office:value-type="float" office:value="0" calcext:value-type="float">
            <text:p>0.00</text:p>
          </table:table-cell>
          <table:table-cell office:value-type="float" office:value="42.6193040969937" calcext:value-type="float">
            <text:p>42.62</text:p>
          </table:table-cell>
          <table:table-cell office:value-type="float" office:value="213.096520484969" calcext:value-type="float">
            <text:p>213.10</text:p>
          </table:table-cell>
          <table:table-cell/>
          <table:table-cell office:value-type="string" calcext:value-type="string">
            <text:p>Cquad2 (r=5)</text:p>
          </table:table-cell>
          <table:table-cell/>
          <table:table-cell office:value-type="string" calcext:value-type="string">
            <text:p>Cquad2[10]</text:p>
          </table:table-cell>
          <table:table-cell office:value-type="float" office:value="100" calcext:value-type="float">
            <text:p>100.00</text:p>
          </table:table-cell>
          <table:table-cell office:value-type="float" office:value="933.66" calcext:value-type="float">
            <text:p>933.66</text:p>
          </table:table-cell>
          <table:table-cell office:value-type="float" office:value="11820.2" calcext:value-type="float">
            <text:p>11820.20</text:p>
          </table:table-cell>
          <table:table-cell office:value-type="float" office:value="100" calcext:value-type="float">
            <text:p>100.00</text:p>
          </table:table-cell>
          <table:table-cell office:value-type="float" office:value="831.06" calcext:value-type="float">
            <text:p>831.06</text:p>
          </table:table-cell>
          <table:table-cell office:value-type="float" office:value="9558987" calcext:value-type="float">
            <text:p>9558987.00</text:p>
          </table:table-cell>
        </table:table-row>
        <table:table-row table:style-name="ro1">
          <table:table-cell office:value-type="string" calcext:value-type="string">
            <text:p>Cquad2[20]</text:p>
          </table:table-cell>
          <table:table-cell office:value-type="float" office:value="22176.44" calcext:value-type="float">
            <text:p>22176.44</text:p>
          </table:table-cell>
          <table:table-cell office:value-type="float" office:value="5987338.8" calcext:value-type="float">
            <text:p>5987338.80</text:p>
          </table:table-cell>
          <table:table-cell office:value-type="float" office:value="2016.04" calcext:value-type="float">
            <text:p>2016.04</text:p>
          </table:table-cell>
          <table:table-cell office:value-type="float" office:value="0.00099204380865459" calcext:value-type="float">
            <text:p>0.00</text:p>
          </table:table-cell>
          <table:table-cell office:value-type="float" office:value="98.9851094224321" calcext:value-type="float">
            <text:p>98.99</text:p>
          </table:table-cell>
          <table:table-cell office:value-type="float" office:value="269.986472129882" calcext:value-type="float">
            <text:p>269.99</text:p>
          </table:table-cell>
          <table:table-cell/>
          <table:table-cell office:value-type="string" calcext:value-type="string">
            <text:p>Cquad2 (r=10)</text:p>
          </table:table-cell>
          <table:table-cell/>
          <table:table-cell office:value-type="string" calcext:value-type="string">
            <text:p>Cquad2[20]</text:p>
          </table:table-cell>
          <table:table-cell office:value-type="float" office:value="100" calcext:value-type="float">
            <text:p>100.00</text:p>
          </table:table-cell>
          <table:table-cell office:value-type="float" office:value="2088.06" calcext:value-type="float">
            <text:p>2088.06</text:p>
          </table:table-cell>
          <table:table-cell office:value-type="float" office:value="53244.4" calcext:value-type="float">
            <text:p>53244.40</text:p>
          </table:table-cell>
          <table:table-cell office:value-type="float" office:value="100" calcext:value-type="float">
            <text:p>100.00</text:p>
          </table:table-cell>
          <table:table-cell office:value-type="float" office:value="1999.22" calcext:value-type="float">
            <text:p>1999.22</text:p>
          </table:table-cell>
          <table:table-cell office:value-type="float" office:value="80500148.4" calcext:value-type="float">
            <text:p>80500148.40</text:p>
          </table:table-cell>
        </table:table-row>
        <table:table-row table:style-name="ro1">
          <table:table-cell office:value-type="string" calcext:value-type="string">
            <text:p>Cquad2[30]</text:p>
          </table:table-cell>
          <table:table-cell office:value-type="float" office:value="43843.2" calcext:value-type="float">
            <text:p>43843.20</text:p>
          </table:table-cell>
          <table:table-cell office:value-type="float" office:value="12801157.8" calcext:value-type="float">
            <text:p>12801157.80</text:p>
          </table:table-cell>
          <table:table-cell office:value-type="float" office:value="2740.2" calcext:value-type="float">
            <text:p>2740.20</text:p>
          </table:table-cell>
          <table:table-cell office:value-type="float" office:value="0.00145974746368878" calcext:value-type="float">
            <text:p>0.00</text:p>
          </table:table-cell>
          <table:table-cell office:value-type="float" office:value="155.705868184804" calcext:value-type="float">
            <text:p>155.71</text:p>
          </table:table-cell>
          <table:table-cell office:value-type="float" office:value="291.975900481717" calcext:value-type="float">
            <text:p>291.98</text:p>
          </table:table-cell>
          <table:table-cell/>
          <table:table-cell office:value-type="string" calcext:value-type="string">
            <text:p>Cquad2 (r=15)</text:p>
          </table:table-cell>
          <table:table-cell/>
          <table:table-cell office:value-type="string" calcext:value-type="string">
            <text:p>Cquad2[30]</text:p>
          </table:table-cell>
          <table:table-cell office:value-type="float" office:value="100" calcext:value-type="float">
            <text:p>100.00</text:p>
          </table:table-cell>
          <table:table-cell office:value-type="float" office:value="2870.94" calcext:value-type="float">
            <text:p>2870.94</text:p>
          </table:table-cell>
          <table:table-cell office:value-type="float" office:value="111398.4" calcext:value-type="float">
            <text:p>111398.40</text:p>
          </table:table-cell>
          <table:table-cell office:value-type="float" office:value="100" calcext:value-type="float">
            <text:p>100.00</text:p>
          </table:table-cell>
          <table:table-cell office:value-type="float" office:value="2688.96" calcext:value-type="float">
            <text:p>2688.96</text:p>
          </table:table-cell>
          <table:table-cell office:value-type="float" office:value="289094148.6" calcext:value-type="float">
            <text:p>289094148.60</text:p>
          </table:table-cell>
        </table:table-row>
        <table:table-row table:style-name="ro1">
          <table:table-cell office:value-type="string" calcext:value-type="string">
            <text:p>Cquad3[10]</text:p>
          </table:table-cell>
          <table:table-cell office:value-type="float" office:value="48139.4" calcext:value-type="float">
            <text:p>48139.40</text:p>
          </table:table-cell>
          <table:table-cell office:value-type="float" office:value="11991589.2" calcext:value-type="float">
            <text:p>11991589.20</text:p>
          </table:table-cell>
          <table:table-cell office:value-type="float" office:value="4829.42" calcext:value-type="float">
            <text:p>4829.42</text:p>
          </table:table-cell>
          <table:table-cell office:value-type="float" office:value="0" calcext:value-type="float">
            <text:p>0.00</text:p>
          </table:table-cell>
          <table:table-cell office:value-type="float" office:value="82.7676284108651" calcext:value-type="float">
            <text:p>82.77</text:p>
          </table:table-cell>
          <table:table-cell office:value-type="float" office:value="249.101343182507" calcext:value-type="float">
            <text:p>249.10</text:p>
          </table:table-cell>
          <table:table-cell/>
          <table:table-cell office:value-type="string" calcext:value-type="string">
            <text:p>Cquad3 (r=5)</text:p>
          </table:table-cell>
          <table:table-cell/>
          <table:table-cell office:value-type="string" calcext:value-type="string">
            <text:p>Cquad3[10]</text:p>
          </table:table-cell>
          <table:table-cell office:value-type="float" office:value="50" calcext:value-type="float">
            <text:p>50.00</text:p>
          </table:table-cell>
          <table:table-cell office:value-type="float" office:value="2563.76" calcext:value-type="float">
            <text:p>2563.76</text:p>
          </table:table-cell>
          <table:table-cell office:value-type="float" office:value="80547.62" calcext:value-type="float">
            <text:p>80547.62</text:p>
          </table:table-cell>
          <table:table-cell office:value-type="float" office:value="70" calcext:value-type="float">
            <text:p>70.00</text:p>
          </table:table-cell>
          <table:table-cell office:value-type="float" office:value="2235.96" calcext:value-type="float">
            <text:p>2235.96</text:p>
          </table:table-cell>
          <table:table-cell office:value-type="float" office:value="34415517" calcext:value-type="float">
            <text:p>34415517.00</text:p>
          </table:table-cell>
        </table:table-row>
        <table:table-row table:style-name="ro1">
          <table:table-cell office:value-type="string" calcext:value-type="string">
            <text:p>Cquad3[20]</text:p>
          </table:table-cell>
          <table:table-cell office:value-type="float" office:value="154676.52" calcext:value-type="float">
            <text:p>154676.52</text:p>
          </table:table-cell>
          <table:table-cell office:value-type="float" office:value="54011539.2" calcext:value-type="float">
            <text:p>54011539.20</text:p>
          </table:table-cell>
          <table:table-cell office:value-type="float" office:value="7744.6" calcext:value-type="float">
            <text:p>7744.60</text:p>
          </table:table-cell>
          <table:table-cell office:value-type="float" office:value="0.000774733362601038" calcext:value-type="float">
            <text:p>0.00</text:p>
          </table:table-cell>
          <table:table-cell office:value-type="float" office:value="232.461919272784" calcext:value-type="float">
            <text:p>232.46</text:p>
          </table:table-cell>
          <table:table-cell office:value-type="float" office:value="349.190292101219" calcext:value-type="float">
            <text:p>349.19</text:p>
          </table:table-cell>
          <table:table-cell/>
          <table:table-cell office:value-type="string" calcext:value-type="string">
            <text:p>Cquad3 (r=10)</text:p>
          </table:table-cell>
          <table:table-cell/>
          <table:table-cell office:value-type="string" calcext:value-type="string">
            <text:p>Cquad3[20]</text:p>
          </table:table-cell>
          <table:table-cell office:value-type="float" office:value="22" calcext:value-type="float">
            <text:p>22.00</text:p>
          </table:table-cell>
          <table:table-cell office:value-type="float" office:value="6240.06" calcext:value-type="float">
            <text:p>6240.06</text:p>
          </table:table-cell>
          <table:table-cell office:value-type="float" office:value="339135.22" calcext:value-type="float">
            <text:p>339135.22</text:p>
          </table:table-cell>
          <table:table-cell office:value-type="float" office:value="12" calcext:value-type="float">
            <text:p>12.00</text:p>
          </table:table-cell>
          <table:table-cell office:value-type="float" office:value="6338.48979591837" calcext:value-type="float">
            <text:p>6338.49</text:p>
          </table:table-cell>
          <table:table-cell office:value-type="float" office:value="211597359.795918" calcext:value-type="float">
            <text:p>211597359.80</text:p>
          </table:table-cell>
        </table:table-row>
        <table:table-row table:style-name="ro1">
          <table:table-cell office:value-type="string" calcext:value-type="string">
            <text:p>Cquad3[30]</text:p>
          </table:table-cell>
          <table:table-cell office:value-type="float" office:value="284699.306122449" calcext:value-type="float">
            <text:p>284699.31</text:p>
          </table:table-cell>
          <table:table-cell office:value-type="float" office:value="111408710.204082" calcext:value-type="float">
            <text:p>111408710.20</text:p>
          </table:table-cell>
          <table:table-cell office:value-type="float" office:value="9497.9387755102" calcext:value-type="float">
            <text:p>9497.94</text:p>
          </table:table-cell>
          <table:table-cell office:value-type="float" office:value="0.00279330209132379" calcext:value-type="float">
            <text:p>0.00</text:p>
          </table:table-cell>
          <table:table-cell office:value-type="float" office:value="390.964628200748" calcext:value-type="float">
            <text:p>390.96</text:p>
          </table:table-cell>
          <table:table-cell office:value-type="float" office:value="391.320624280569" calcext:value-type="float">
            <text:p>391.32</text:p>
          </table:table-cell>
          <table:table-cell/>
          <table:table-cell office:value-type="string" calcext:value-type="string">
            <text:p>Cquad3 (r=15)</text:p>
          </table:table-cell>
          <table:table-cell/>
          <table:table-cell office:value-type="string" calcext:value-type="string">
            <text:p>Cquad3[30]</text:p>
          </table:table-cell>
          <table:table-cell office:value-type="float" office:value="8" calcext:value-type="float">
            <text:p>8.00</text:p>
          </table:table-cell>
          <table:table-cell office:value-type="float" office:value="9358.58" calcext:value-type="float">
            <text:p>9358.58</text:p>
          </table:table-cell>
          <table:table-cell office:value-type="float" office:value="749657.64" calcext:value-type="float">
            <text:p>749657.64</text:p>
          </table:table-cell>
          <table:table-cell office:value-type="float" office:value="6" calcext:value-type="float">
            <text:p>6.00</text:p>
          </table:table-cell>
          <table:table-cell office:value-type="float" office:value="7298.18" calcext:value-type="float">
            <text:p>7298.18</text:p>
          </table:table-cell>
          <table:table-cell office:value-type="float" office:value="433437115.8" calcext:value-type="float">
            <text:p>433437115.80</text:p>
          </table:table-cell>
        </table:table-row>
        <table:table-row table:style-name="ro1">
          <table:table-cell office:value-type="string" calcext:value-type="string">
            <text:p>Cquad4[10]</text:p>
          </table:table-cell>
          <table:table-cell office:value-type="float" office:value="35320.76" calcext:value-type="float">
            <text:p>35320.76</text:p>
          </table:table-cell>
          <table:table-cell office:value-type="float" office:value="21194124.6" calcext:value-type="float">
            <text:p>21194124.60</text:p>
          </table:table-cell>
          <table:table-cell office:value-type="float" office:value="2243.3" calcext:value-type="float">
            <text:p>2243.30</text:p>
          </table:table-cell>
          <table:table-cell office:value-type="float" office:value="1.72602861855302" calcext:value-type="float">
            <text:p>1.73</text:p>
          </table:table-cell>
          <table:table-cell office:value-type="float" office:value="297.647260731957" calcext:value-type="float">
            <text:p>297.65</text:p>
          </table:table-cell>
          <table:table-cell office:value-type="float" office:value="600.047241339088" calcext:value-type="float">
            <text:p>600.05</text:p>
          </table:table-cell>
          <table:table-cell/>
          <table:table-cell office:value-type="string" calcext:value-type="string">
            <text:p>Cquad4 (r=5)</text:p>
          </table:table-cell>
          <table:table-cell/>
          <table:table-cell office:value-type="string" calcext:value-type="string">
            <text:p>Cquad4[10]</text:p>
          </table:table-cell>
          <table:table-cell office:value-type="float" office:value="90" calcext:value-type="float">
            <text:p>90.00</text:p>
          </table:table-cell>
          <table:table-cell office:value-type="float" office:value="2182.78" calcext:value-type="float">
            <text:p>2182.78</text:p>
          </table:table-cell>
          <table:table-cell office:value-type="float" office:value="47456.44" calcext:value-type="float">
            <text:p>47456.44</text:p>
          </table:table-cell>
          <table:table-cell office:value-type="float" office:value="98" calcext:value-type="float">
            <text:p>98.00</text:p>
          </table:table-cell>
          <table:table-cell office:value-type="float" office:value="1808.84" calcext:value-type="float">
            <text:p>1808.84</text:p>
          </table:table-cell>
          <table:table-cell office:value-type="float" office:value="10828067.4" calcext:value-type="float">
            <text:p>10828067.40</text:p>
          </table:table-cell>
        </table:table-row>
        <table:table-row table:style-name="ro1">
          <table:table-cell office:value-type="string" calcext:value-type="string">
            <text:p>Cquad4[20]</text:p>
          </table:table-cell>
          <table:table-cell office:value-type="float" office:value="139063.96" calcext:value-type="float">
            <text:p>139063.96</text:p>
          </table:table-cell>
          <table:table-cell office:value-type="float" office:value="73726068.6" calcext:value-type="float">
            <text:p>73726068.60</text:p>
          </table:table-cell>
          <table:table-cell office:value-type="float" office:value="4473.18" calcext:value-type="float">
            <text:p>4473.18</text:p>
          </table:table-cell>
          <table:table-cell office:value-type="float" office:value="1.12984498723503" calcext:value-type="float">
            <text:p>1.13</text:p>
          </table:table-cell>
          <table:table-cell office:value-type="float" office:value="538.083663076379" calcext:value-type="float">
            <text:p>538.08</text:p>
          </table:table-cell>
          <table:table-cell office:value-type="float" office:value="530.159421607151" calcext:value-type="float">
            <text:p>530.16</text:p>
          </table:table-cell>
          <table:table-cell/>
          <table:table-cell office:value-type="string" calcext:value-type="string">
            <text:p>Cquad4 (r=10)</text:p>
          </table:table-cell>
          <table:table-cell/>
          <table:table-cell office:value-type="string" calcext:value-type="string">
            <text:p>Cquad4[20]</text:p>
          </table:table-cell>
          <table:table-cell office:value-type="float" office:value="80" calcext:value-type="float">
            <text:p>80.00</text:p>
          </table:table-cell>
          <table:table-cell office:value-type="float" office:value="4595.62" calcext:value-type="float">
            <text:p>4595.62</text:p>
          </table:table-cell>
          <table:table-cell office:value-type="float" office:value="183161.08" calcext:value-type="float">
            <text:p>183161.08</text:p>
          </table:table-cell>
          <table:table-cell office:value-type="float" office:value="90" calcext:value-type="float">
            <text:p>90.00</text:p>
          </table:table-cell>
          <table:table-cell office:value-type="float" office:value="3698.98" calcext:value-type="float">
            <text:p>3698.98</text:p>
          </table:table-cell>
          <table:table-cell office:value-type="float" office:value="71477889" calcext:value-type="float">
            <text:p>71477889.00</text:p>
          </table:table-cell>
        </table:table-row>
        <table:table-row table:style-name="ro1">
          <table:table-cell office:value-type="string" calcext:value-type="string">
            <text:p>Cquad4[30]</text:p>
          </table:table-cell>
          <table:table-cell office:value-type="float" office:value="271594.4" calcext:value-type="float">
            <text:p>271594.40</text:p>
          </table:table-cell>
          <table:table-cell office:value-type="float" office:value="144000738" calcext:value-type="float">
            <text:p>144000738.00</text:p>
          </table:table-cell>
          <table:table-cell office:value-type="float" office:value="5643.64" calcext:value-type="float">
            <text:p>5643.64</text:p>
          </table:table-cell>
          <table:table-cell office:value-type="float" office:value="0.997937501328929" calcext:value-type="float">
            <text:p>1.00</text:p>
          </table:table-cell>
          <table:table-cell office:value-type="float" office:value="840.529920405979" calcext:value-type="float">
            <text:p>840.53</text:p>
          </table:table-cell>
          <table:table-cell office:value-type="float" office:value="530.2051073218" calcext:value-type="float">
            <text:p>530.21</text:p>
          </table:table-cell>
          <table:table-cell/>
          <table:table-cell office:value-type="string" calcext:value-type="string">
            <text:p>Cquad4 (r=15)</text:p>
          </table:table-cell>
          <table:table-cell/>
          <table:table-cell office:value-type="string" calcext:value-type="string">
            <text:p>Cquad4[30]</text:p>
          </table:table-cell>
          <table:table-cell office:value-type="float" office:value="80" calcext:value-type="float">
            <text:p>80.00</text:p>
          </table:table-cell>
          <table:table-cell office:value-type="float" office:value="5591.6" calcext:value-type="float">
            <text:p>5591.60</text:p>
          </table:table-cell>
          <table:table-cell office:value-type="float" office:value="387365.88" calcext:value-type="float">
            <text:p>387365.88</text:p>
          </table:table-cell>
          <table:table-cell office:value-type="float" office:value="68" calcext:value-type="float">
            <text:p>68.00</text:p>
          </table:table-cell>
          <table:table-cell office:value-type="float" office:value="5781.16" calcext:value-type="float">
            <text:p>5781.16</text:p>
          </table:table-cell>
          <table:table-cell office:value-type="float" office:value="202490436.6" calcext:value-type="float">
            <text:p>202490436.60</text:p>
          </table:table-cell>
        </table:table-row>
      </table:table>
      <table:table table:name="OP Pivo" table:style-name="ta1">
        <table:table-column table:style-name="co3" table:number-columns-repeated="5" table:default-cell-style-name="Default"/>
        <table:table-column table:style-name="co20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table:style-name="ce8" office:value-type="string" calcext:value-type="string" table:number-columns-spanned="1" table:number-rows-spanned="2">
            <text:p>Prob.</text:p>
          </table:table-cell>
          <table:table-cell table:style-name="ce8" office:value-type="string" calcext:value-type="string" table:number-columns-spanned="2" table:number-rows-spanned="1">
            <text:p>Líder</text:p>
          </table:table-cell>
          <table:covered-table-cell/>
          <table:table-cell table:style-name="ce8" office:value-type="string" calcext:value-type="string" table:number-columns-spanned="2" table:number-rows-spanned="1">
            <text:p>Seguidor</text:p>
          </table:table-cell>
          <table:covered-table-cell/>
          <table:table-cell table:style-name="ce8" office:value-type="string" calcext:value-type="string" table:number-columns-spanned="1" table:number-rows-spanned="2">
            <text:p>Dimensão Matriz</text:p>
          </table:table-cell>
          <table:table-cell table:style-name="ce8" office:value-type="string" calcext:value-type="string" table:number-columns-spanned="4" table:number-rows-spanned="1">
            <text:p>Operações de Pivotamento</text:p>
          </table:table-cell>
          <table:covered-table-cell table:number-columns-repeated="3"/>
          <table:table-cell table:number-columns-repeated="2"/>
          <table:table-cell table:style-name="ce8" office:value-type="string" calcext:value-type="string" table:number-columns-spanned="1" table:number-rows-spanned="2">
            <text:p>Prob.</text:p>
          </table:table-cell>
          <table:table-cell table:style-name="ce8" office:value-type="string" calcext:value-type="string" table:number-columns-spanned="2" table:number-rows-spanned="1">
            <text:p>Líder</text:p>
          </table:table-cell>
          <table:covered-table-cell/>
          <table:table-cell table:style-name="ce8" office:value-type="string" calcext:value-type="string" table:number-columns-spanned="2" table:number-rows-spanned="1">
            <text:p>Seguidor</text:p>
          </table:table-cell>
          <table:covered-table-cell/>
          <table:table-cell table:style-name="ce8" office:value-type="string" calcext:value-type="string" table:number-columns-spanned="1" table:number-rows-spanned="2">
            <text:p>Dimensão Matriz</text:p>
          </table:table-cell>
          <table:table-cell table:style-name="ce8" office:value-type="string" calcext:value-type="string" table:number-columns-spanned="4" table:number-rows-spanned="1">
            <text:p>Operações de Pivotamento</text:p>
          </table:table-cell>
          <table:covered-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DIM</text:p>
          </table:table-cell>
          <table:table-cell table:style-name="ce8" office:value-type="string" calcext:value-type="string">
            <text:p>RESTR</text:p>
          </table:table-cell>
          <table:table-cell table:style-name="ce8" office:value-type="string" calcext:value-type="string">
            <text:p>DIM</text:p>
          </table:table-cell>
          <table:table-cell table:style-name="ce8" office:value-type="string" calcext:value-type="string">
            <text:p>RESTR</text:p>
          </table:table-cell>
          <table:covered-table-cell office:value-type="string" calcext:value-type="string">
            <text:p>Dimensão Matriz</text:p>
          </table:covered-table-cell>
          <table:table-cell office:value-type="string" calcext:value-type="string">
            <text:p>MAX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vio Padrão</text:p>
          </table:table-cell>
          <table:table-cell table:number-columns-repeated="2"/>
          <table:covered-table-cell/>
          <table:table-cell table:style-name="ce8" office:value-type="string" calcext:value-type="string">
            <text:p>DIM</text:p>
          </table:table-cell>
          <table:table-cell table:style-name="ce8" office:value-type="string" calcext:value-type="string">
            <text:p>RESTR</text:p>
          </table:table-cell>
          <table:table-cell table:style-name="ce8" office:value-type="string" calcext:value-type="string">
            <text:p>DIM</text:p>
          </table:table-cell>
          <table:table-cell table:style-name="ce8" office:value-type="string" calcext:value-type="string">
            <text:p>RESTR</text:p>
          </table:table-cell>
          <table:covered-table-cell office:value-type="string" calcext:value-type="string">
            <text:p>Dimensão Matriz</text:p>
          </table:covered-table-cell>
          <table:table-cell office:value-type="string" calcext:value-type="string">
            <text:p>MAX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(3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(4)</text:p>
          </table:table-cell>
          <table:table-cell office:value-type="string" calcext:value-type="string">
            <text:p>6x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00296497175141" calcext:value-type="float">
            <text:p>3.0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.083403815345467" calcext:value-type="float">
            <text:p>0.08</text:p>
          </table:table-cell>
          <table:table-cell table:number-columns-repeated="2"/>
          <table:table-cell office:value-type="string" calcext:value-type="string">
            <text:p>SMDquad1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9393214577957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0.202244477529791" calcext:value-type="float">
            <text:p>0.20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(7)</text:p>
          </table:table-cell>
          <table:table-cell office:value-type="string" calcext:value-type="string">
            <text:p>9x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.22246124725022" calcext:value-type="float">
            <text:p>4.22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.424495366913347" calcext:value-type="float">
            <text:p>0.42</text:p>
          </table:table-cell>
          <table:table-cell table:number-columns-repeated="2"/>
          <table:table-cell office:value-type="string" calcext:value-type="string">
            <text:p>SMDquad1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8" calcext:value-type="float">
            <text:p>8</text:p>
          </table:table-cell>
          <table:table-cell office:value-type="float" office:value="3.95266551566189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358571081387418" calcext:value-type="float">
            <text:p>0.36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(1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10)</text:p>
          </table:table-cell>
          <table:table-cell office:value-type="string" calcext:value-type="string">
            <text:p>14x3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.05027132240179" calcext:value-type="float">
            <text:p>3.05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0.484845576774431" calcext:value-type="float">
            <text:p>0.48</text:p>
          </table:table-cell>
          <table:table-cell table:number-columns-repeated="2"/>
          <table:table-cell office:value-type="string" calcext:value-type="string">
            <text:p>SMDquad1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77160051925243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0.930377428436043" calcext:value-type="float">
            <text:p>0.93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(5)</text:p>
          </table:table-cell>
          <table:table-cell office:value-type="string" calcext:value-type="string">
            <text:p>6x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.06793418311068" calcext:value-type="float">
            <text:p>2.07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.283287129713225" calcext:value-type="float">
            <text:p>0.28</text:p>
          </table:table-cell>
          <table:table-cell table:number-columns-repeated="2"/>
          <table:table-cell office:value-type="string" calcext:value-type="string">
            <text:p>SMDquad2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7389214635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183411707444585" calcext:value-type="float">
            <text:p>0.18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(1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6)</text:p>
          </table:table-cell>
          <table:table-cell office:value-type="string" calcext:value-type="string">
            <text:p>8x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.04368069472278" calcext:value-type="float">
            <text:p>3.04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0.308623952875927" calcext:value-type="float">
            <text:p>0.31</text:p>
          </table:table-cell>
          <table:table-cell table:number-columns-repeated="2"/>
          <table:table-cell office:value-type="string" calcext:value-type="string">
            <text:p>SMDquad2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7" calcext:value-type="float">
            <text:p>7</text:p>
          </table:table-cell>
          <table:table-cell office:value-type="float" office:value="3.85289569785167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office:value-type="float" office:value="0.441927837095443" calcext:value-type="float">
            <text:p>0.44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(7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.07385368839914" calcext:value-type="float">
            <text:p>4.07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0.28270273977928" calcext:value-type="float">
            <text:p>0.28</text:p>
          </table:table-cell>
          <table:table-cell table:number-columns-repeated="2"/>
          <table:table-cell office:value-type="string" calcext:value-type="string">
            <text:p>SMDquad2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7942169814267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0.603073503633368" calcext:value-type="float">
            <text:p>0.6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2)</text:p>
          </table:table-cell>
          <table:table-cell office:value-type="string" calcext:value-type="string">
            <text:p>3x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MDquad3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56536118120129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495865668320651" calcext:value-type="float">
            <text:p>0.5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(6)</text:p>
          </table:table-cell>
          <table:table-cell office:value-type="string" calcext:value-type="string">
            <text:p>7x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99945954907162" calcext:value-type="float">
            <text:p>2.0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.0877231826262918" calcext:value-type="float">
            <text:p>0.09</text:p>
          </table:table-cell>
          <table:table-cell table:number-columns-repeated="2"/>
          <table:table-cell office:value-type="string" calcext:value-type="string">
            <text:p>SMDquad3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6" calcext:value-type="float">
            <text:p>6</text:p>
          </table:table-cell>
          <table:table-cell office:value-type="float" office:value="3.38401117019696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0.762409159446009" calcext:value-type="float">
            <text:p>0.76</text:p>
          </table:table-cell>
        </table:table-row>
        <table:table-row table:style-name="ro1">
          <table:table-cell office:value-type="string" calcext:value-type="string">
            <text:p>Pr9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(2)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3(6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.11047136762513" calcext:value-type="float">
            <text:p>4.1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0.352732450900771" calcext:value-type="float">
            <text:p>0.35</text:p>
          </table:table-cell>
          <table:table-cell table:number-columns-repeated="2"/>
          <table:table-cell office:value-type="string" calcext:value-type="string">
            <text:p>SMDquad3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7" calcext:value-type="float">
            <text:p>7</text:p>
          </table:table-cell>
          <table:table-cell office:value-type="float" office:value="5.45814054707404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0.749663222198152" calcext:value-type="float">
            <text:p>0.75</text:p>
          </table:table-cell>
        </table:table-row>
        <table:table-row table:style-name="ro1">
          <table:table-cell office:value-type="string" calcext:value-type="string">
            <text:p>Pr1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(3)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3(6)</text:p>
          </table:table-cell>
          <table:table-cell office:value-type="string" calcext:value-type="string">
            <text:p>9x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.19016901408451" calcext:value-type="float">
            <text:p>4.19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0.405635745072062" calcext:value-type="float">
            <text:p>0.41</text:p>
          </table:table-cell>
          <table:table-cell table:number-columns-repeated="2"/>
          <table:table-cell office:value-type="string" calcext:value-type="string">
            <text:p>SMDquad4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2.00663744873945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.266211635408858" calcext:value-type="float">
            <text:p>0.27</text:p>
          </table:table-cell>
        </table:table-row>
        <table:table-row table:style-name="ro1">
          <table:table-cell office:value-type="string" calcext:value-type="string">
            <text:p>Pr1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6(1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(6)</text:p>
          </table:table-cell>
          <table:table-cell office:value-type="string" calcext:value-type="string">
            <text:p>8x1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32575126794151" calcext:value-type="float">
            <text:p>2.33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.32575126794151" calcext:value-type="float">
            <text:p>2.33</text:p>
          </table:table-cell>
          <table:table-cell table:number-columns-repeated="2"/>
          <table:table-cell office:value-type="string" calcext:value-type="string">
            <text:p>SMDquad4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8" calcext:value-type="float">
            <text:p>8</text:p>
          </table:table-cell>
          <table:table-cell office:value-type="float" office:value="3.9600876230110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598866780379962" calcext:value-type="float">
            <text:p>0.60</text:p>
          </table:table-cell>
        </table:table-row>
        <table:table-row table:style-name="ro1">
          <table:table-cell office:value-type="string" calcext:value-type="string">
            <text:p>Pr12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2(22)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7(19)</text:p>
          </table:table-cell>
          <table:table-cell office:value-type="string" calcext:value-type="string">
            <text:p>25x52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9.9303326952083" calcext:value-type="float">
            <text:p>19.93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float" office:value="2.26618066076606" calcext:value-type="float">
            <text:p>2.27</text:p>
          </table:table-cell>
          <table:table-cell table:number-columns-repeated="2"/>
          <table:table-cell office:value-type="string" calcext:value-type="string">
            <text:p>SMDquad4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2" calcext:value-type="float">
            <text:p>12</text:p>
          </table:table-cell>
          <table:table-cell office:value-type="float" office:value="6.00113573295206" calcext:value-type="float">
            <text:p>6.00</text:p>
          </table:table-cell>
          <table:table-cell office:value-type="float" office:value="1" calcext:value-type="float">
            <text:p>1</text:p>
          </table:table-cell>
          <table:table-cell office:value-type="float" office:value="0.854128343074435" calcext:value-type="float">
            <text:p>0.85</text:p>
          </table:table-cell>
        </table:table-row>
        <table:table-row table:style-name="ro1">
          <table:table-cell office:value-type="string" calcext:value-type="string">
            <text:p>Pr1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(9)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(12)</text:p>
          </table:table-cell>
          <table:table-cell office:value-type="string" calcext:value-type="string">
            <text:p>16x3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.68896047460701" calcext:value-type="float">
            <text:p>8.69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1.10409564688785" calcext:value-type="float">
            <text:p>1.10</text:p>
          </table:table-cell>
          <table:table-cell table:number-columns-repeated="2"/>
          <table:table-cell office:value-type="string" calcext:value-type="string">
            <text:p>SMDquad5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5" calcext:value-type="float">
            <text:p>5</text:p>
          </table:table-cell>
          <table:table-cell office:value-type="float" office:value="4.43143125587222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0.650231062346907" calcext:value-type="float">
            <text:p>0.65</text:p>
          </table:table-cell>
        </table:table-row>
        <table:table-row table:style-name="ro1">
          <table:table-cell office:value-type="string" calcext:value-type="string">
            <text:p>Pr1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(5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6)</text:p>
          </table:table-cell>
          <table:table-cell office:value-type="string" calcext:value-type="string">
            <text:p>10x2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.55647311693975" calcext:value-type="float">
            <text:p>3.56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0.702731245005864" calcext:value-type="float">
            <text:p>0.70</text:p>
          </table:table-cell>
          <table:table-cell table:number-columns-repeated="2"/>
          <table:table-cell office:value-type="string" calcext:value-type="string">
            <text:p>SMDquad5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10" calcext:value-type="float">
            <text:p>10</text:p>
          </table:table-cell>
          <table:table-cell office:value-type="float" office:value="9.39318619161467" calcext:value-type="float">
            <text:p>9.39</text:p>
          </table:table-cell>
          <table:table-cell office:value-type="float" office:value="6" calcext:value-type="float">
            <text:p>6</text:p>
          </table:table-cell>
          <table:table-cell office:value-type="float" office:value="0.770673002629112" calcext:value-type="float">
            <text:p>0.77</text:p>
          </table:table-cell>
        </table:table-row>
        <table:table-row table:style-name="ro1">
          <table:table-cell office:value-type="string" calcext:value-type="string">
            <text:p>Pr15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(6)</text:p>
          </table:table-cell>
          <table:table-cell office:value-type="string" calcext:value-type="string">
            <text:p>8x1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.20819121447028" calcext:value-type="float">
            <text:p>4.2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0.630115304974251" calcext:value-type="float">
            <text:p>0.63</text:p>
          </table:table-cell>
          <table:table-cell table:number-columns-repeated="2"/>
          <table:table-cell office:value-type="string" calcext:value-type="string">
            <text:p>SMDquad5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5" calcext:value-type="float">
            <text:p>15</text:p>
          </table:table-cell>
          <table:table-cell office:value-type="float" office:value="14.4706207230993" calcext:value-type="float">
            <text:p>14.47</text:p>
          </table:table-cell>
          <table:table-cell office:value-type="float" office:value="9" calcext:value-type="float">
            <text:p>9</text:p>
          </table:table-cell>
          <table:table-cell office:value-type="float" office:value="0.747853184562271" calcext:value-type="float">
            <text:p>0.75</text:p>
          </table:table-cell>
        </table:table-row>
        <table:table-row table:style-name="ro1">
          <table:table-cell office:value-type="string" calcext:value-type="string">
            <text:p>Pr1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4)</text:p>
          </table:table-cell>
          <table:table-cell office:value-type="string" calcext:value-type="string">
            <text:p>6x1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29385951729735" calcext:value-type="float">
            <text:p>1.29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.477666719595777" calcext:value-type="float">
            <text:p>0.48</text:p>
          </table:table-cell>
          <table:table-cell table:number-columns-repeated="2"/>
          <table:table-cell office:value-type="string" calcext:value-type="string">
            <text:p>SMD6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4" calcext:value-type="float">
            <text:p>4</text:p>
          </table:table-cell>
          <table:table-cell office:value-type="float" office:value="1.97022700688819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213918085915606" calcext:value-type="float">
            <text:p>0.21</text:p>
          </table:table-cell>
        </table:table-row>
        <table:table-row table:style-name="ro1">
          <table:table-cell office:value-type="string" calcext:value-type="string">
            <text:p>Pr1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5)</text:p>
          </table:table-cell>
          <table:table-cell office:value-type="string" calcext:value-type="string">
            <text:p>7x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98528535487288" calcext:value-type="float">
            <text:p>3.99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.124171097296562" calcext:value-type="float">
            <text:p>0.12</text:p>
          </table:table-cell>
          <table:table-cell table:number-columns-repeated="2"/>
          <table:table-cell office:value-type="string" calcext:value-type="string">
            <text:p>SMD6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7" calcext:value-type="float">
            <text:p>7</text:p>
          </table:table-cell>
          <table:table-cell office:value-type="float" office:value="3.89803715912496" calcext:value-type="float">
            <text:p>3.90</text:p>
          </table:table-cell>
          <table:table-cell office:value-type="float" office:value="1" calcext:value-type="float">
            <text:p>1</text:p>
          </table:table-cell>
          <table:table-cell office:value-type="float" office:value="0.408453996920021" calcext:value-type="float">
            <text:p>0.41</text:p>
          </table:table-cell>
        </table:table-row>
        <table:table-row table:style-name="ro1">
          <table:table-cell office:value-type="string" calcext:value-type="string">
            <text:p>Pr1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(0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(5)</text:p>
          </table:table-cell>
          <table:table-cell office:value-type="string" calcext:value-type="string">
            <text:p>7x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10696312350004" calcext:value-type="float">
            <text:p>3.11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.316736813307666" calcext:value-type="float">
            <text:p>0.32</text:p>
          </table:table-cell>
          <table:table-cell table:number-columns-repeated="2"/>
          <table:table-cell office:value-type="string" calcext:value-type="string">
            <text:p>SMD6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10" calcext:value-type="float">
            <text:p>10</text:p>
          </table:table-cell>
          <table:table-cell office:value-type="float" office:value="5.84908135876671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office:value-type="float" office:value="0.565924617570283" calcext:value-type="float">
            <text:p>0.5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1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(2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string" calcext:value-type="string">
            <text:p>20x42</text:p>
          </table:table-cell>
          <table:table-cell office:value-type="float" office:value="11" calcext:value-type="float">
            <text:p>11</text:p>
          </table:table-cell>
          <table:table-cell office:value-type="float" office:value="6.7926341842579" calcext:value-type="float">
            <text:p>6.79</text:p>
          </table:table-cell>
          <table:table-cell office:value-type="float" office:value="2" calcext:value-type="float">
            <text:p>2</text:p>
          </table:table-cell>
          <table:table-cell office:value-type="float" office:value="1.78070351852126" calcext:value-type="float">
            <text:p>1.7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1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(4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string" calcext:value-type="string">
            <text:p>40x82</text:p>
          </table:table-cell>
          <table:table-cell office:value-type="float" office:value="18" calcext:value-type="float">
            <text:p>18</text:p>
          </table:table-cell>
          <table:table-cell office:value-type="float" office:value="10.7816191543882" calcext:value-type="float">
            <text:p>10.78</text:p>
          </table:table-cell>
          <table:table-cell office:value-type="float" office:value="3" calcext:value-type="float">
            <text:p>3</text:p>
          </table:table-cell>
          <table:table-cell office:value-type="float" office:value="2.76781195130457" calcext:value-type="float">
            <text:p>2.7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1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(6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string" calcext:value-type="string">
            <text:p>60x122</text:p>
          </table:table-cell>
          <table:table-cell office:value-type="float" office:value="24" calcext:value-type="float">
            <text:p>24</text:p>
          </table:table-cell>
          <table:table-cell office:value-type="float" office:value="15.3217861994792" calcext:value-type="float">
            <text:p>15.32</text:p>
          </table:table-cell>
          <table:table-cell office:value-type="float" office:value="4" calcext:value-type="float">
            <text:p>4</text:p>
          </table:table-cell>
          <table:table-cell office:value-type="float" office:value="3.75479487031448" calcext:value-type="float">
            <text:p>3.7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2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(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(11)</text:p>
          </table:table-cell>
          <table:table-cell office:value-type="string" calcext:value-type="string">
            <text:p>16x34</text:p>
          </table:table-cell>
          <table:table-cell office:value-type="float" office:value="11" calcext:value-type="float">
            <text:p>11</text:p>
          </table:table-cell>
          <table:table-cell office:value-type="float" office:value="6.00001688789813" calcext:value-type="float">
            <text:p>6.00</text:p>
          </table:table-cell>
          <table:table-cell office:value-type="float" office:value="6" calcext:value-type="float">
            <text:p>6</text:p>
          </table:table-cell>
          <table:table-cell office:value-type="float" office:value="0.00918908853251987" calcext:value-type="float">
            <text:p>0.0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2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(2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(21)</text:p>
          </table:table-cell>
          <table:table-cell office:value-type="string" calcext:value-type="string">
            <text:p>31x64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2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(3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(31)</text:p>
          </table:table-cell>
          <table:table-cell office:value-type="string" calcext:value-type="string">
            <text:p>46x94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3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5)</text:p>
          </table:table-cell>
          <table:table-cell office:value-type="string" calcext:value-type="string">
            <text:p>20x42</text:p>
          </table:table-cell>
          <table:table-cell office:value-type="float" office:value="11" calcext:value-type="float">
            <text:p>11</text:p>
          </table:table-cell>
          <table:table-cell office:value-type="float" office:value="9.9984414532566" calcext:value-type="float">
            <text:p>10.00</text:p>
          </table:table-cell>
          <table:table-cell office:value-type="float" office:value="4" calcext:value-type="float">
            <text:p>4</text:p>
          </table:table-cell>
          <table:table-cell office:value-type="float" office:value="0.11585614485479" calcext:value-type="float">
            <text:p>0.1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3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(3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(30)</text:p>
          </table:table-cell>
          <table:table-cell office:value-type="string" calcext:value-type="string">
            <text:p>40x82</text:p>
          </table:table-cell>
          <table:table-cell office:value-type="float" office:value="21" calcext:value-type="float">
            <text:p>21</text:p>
          </table:table-cell>
          <table:table-cell office:value-type="float" office:value="19.9881643712144" calcext:value-type="float">
            <text:p>19.99</text:p>
          </table:table-cell>
          <table:table-cell office:value-type="float" office:value="9" calcext:value-type="float">
            <text:p>9</text:p>
          </table:table-cell>
          <table:table-cell office:value-type="float" office:value="0.214643279884899" calcext:value-type="float">
            <text:p>0.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3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(4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(45)</text:p>
          </table:table-cell>
          <table:table-cell office:value-type="string" calcext:value-type="string">
            <text:p>60x122</text:p>
          </table:table-cell>
          <table:table-cell office:value-type="float" office:value="31" calcext:value-type="float">
            <text:p>31</text:p>
          </table:table-cell>
          <table:table-cell office:value-type="float" office:value="29.9758451666311" calcext:value-type="float">
            <text:p>29.98</text:p>
          </table:table-cell>
          <table:table-cell office:value-type="float" office:value="9" calcext:value-type="float">
            <text:p>9</text:p>
          </table:table-cell>
          <table:table-cell office:value-type="float" office:value="0.309124607882116" calcext:value-type="float">
            <text:p>0.3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4[1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(20)</text:p>
          </table:table-cell>
          <table:table-cell office:value-type="string" calcext:value-type="string">
            <text:p>30x62</text:p>
          </table:table-cell>
          <table:table-cell office:value-type="float" office:value="20" calcext:value-type="float">
            <text:p>20</text:p>
          </table:table-cell>
          <table:table-cell office:value-type="float" office:value="13.3778533357839" calcext:value-type="float">
            <text:p>13.38</text:p>
          </table:table-cell>
          <table:table-cell office:value-type="float" office:value="10" calcext:value-type="float">
            <text:p>10</text:p>
          </table:table-cell>
          <table:table-cell office:value-type="float" office:value="3.5678315126392" calcext:value-type="float">
            <text:p>3.5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4[2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(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(40)</text:p>
          </table:table-cell>
          <table:table-cell office:value-type="string" calcext:value-type="string">
            <text:p>60x122</text:p>
          </table:table-cell>
          <table:table-cell office:value-type="float" office:value="40" calcext:value-type="float">
            <text:p>40</text:p>
          </table:table-cell>
          <table:table-cell office:value-type="float" office:value="31.4343574496201" calcext:value-type="float">
            <text:p>31.43</text:p>
          </table:table-cell>
          <table:table-cell office:value-type="float" office:value="20" calcext:value-type="float">
            <text:p>20</text:p>
          </table:table-cell>
          <table:table-cell office:value-type="float" office:value="5.38776573551392" calcext:value-type="float">
            <text:p>5.3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quad4[3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(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(60)</text:p>
          </table:table-cell>
          <table:table-cell office:value-type="string" calcext:value-type="string">
            <text:p>90x182</text:p>
          </table:table-cell>
          <table:table-cell office:value-type="float" office:value="60" calcext:value-type="float">
            <text:p>60</text:p>
          </table:table-cell>
          <table:table-cell office:value-type="float" office:value="50.4275918445855" calcext:value-type="float">
            <text:p>50.43</text:p>
          </table:table-cell>
          <table:table-cell office:value-type="float" office:value="30" calcext:value-type="float">
            <text:p>30</text:p>
          </table:table-cell>
          <table:table-cell office:value-type="float" office:value="4.24011622817948" calcext:value-type="float">
            <text:p>4.24</text:p>
          </table:table-cell>
        </table:table-row>
        <table:table-row table:style-name="ro1" table:number-rows-repeated="104854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2" loext:min-decimal-places="12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09:25:59.17252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0:32:58.195177469</meta:creation-date>
    <dc:date>2017-01-02T18:44:05.185903291</dc:date>
    <meta:editing-duration>P1DT16H1M53S</meta:editing-duration>
    <meta:editing-cycles>59</meta:editing-cycles>
    <meta:generator>LibreOffice/5.0.6.3$Linux_X86_64 LibreOffice_project/00m0$Build-3</meta:generator>
    <meta:document-statistic meta:table-count="4" meta:cell-count="2521" meta:object-count="0"/>
  </office:meta>
</office:document-meta>
</file>